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7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382in" fo:border="0.05pt solid #000000">
        <style:background-image/>
      </style:table-cell-properties>
    </style:style>
    <style:style style:name="Table7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10" style:family="table-row">
      <style:table-row-properties fo:background-color="transparent" fo:keep-together="auto">
        <style:background-image/>
      </style:table-row-properties>
    </style:style>
    <style:style style:name="Table7.A10" style:family="table-cell">
      <style:table-cell-properties style:vertical-align=""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7.B10" style:family="table-cell">
      <style:table-cell-properties style:vertical-align="" fo:background-color="#eeeeee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7.434in" fo:margin-left="0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1.4868in"/>
    </style:style>
    <style:style style:name="Table5.B" style:family="table-column">
      <style:table-column-properties style:column-width="2.8681in"/>
    </style:style>
    <style:style style:name="Table5.C" style:family="table-column">
      <style:table-column-properties style:column-width="3.0792in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5.B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7" style:family="table-cell">
      <style:table-cell-properties fo:padding="0.0382in" fo:border-left="0.05pt solid #000000" fo:border-right="none" fo:border-top="none" fo:border-bottom="0.05pt solid #000000"/>
    </style:style>
    <style:style style:name="Table5.B17" style:family="table-cell">
      <style:table-cell-properties fo:padding="0.0382in" fo:border-left="0.05pt solid #000000" fo:border-right="none" fo:border-top="none" fo:border-bottom="0.05pt solid #000000"/>
    </style:style>
    <style:style style:name="Table5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8" style:family="table-cell">
      <style:table-cell-properties fo:padding="0.0382in" fo:border-left="0.05pt solid #000000" fo:border-right="none" fo:border-top="none" fo:border-bottom="0.05pt solid #000000"/>
    </style:style>
    <style:style style:name="Table5.B18" style:family="table-cell">
      <style:table-cell-properties fo:padding="0.0382in" fo:border-left="0.05pt solid #000000" fo:border-right="none" fo:border-top="none" fo:border-bottom="0.05pt solid #000000"/>
    </style:style>
    <style:style style:name="Table5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9" style:family="table-cell">
      <style:table-cell-properties fo:padding="0.0382in" fo:border-left="0.05pt solid #000000" fo:border-right="none" fo:border-top="none" fo:border-bottom="0.05pt solid #000000"/>
    </style:style>
    <style:style style:name="Table5.B19" style:family="table-cell">
      <style:table-cell-properties fo:padding="0.0382in" fo:border-left="0.05pt solid #000000" fo:border-right="none" fo:border-top="none" fo:border-bottom="0.05pt solid #000000"/>
    </style:style>
    <style:style style:name="Table5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20" style:family="table-cell">
      <style:table-cell-properties fo:padding="0.0382in" fo:border-left="0.05pt solid #000000" fo:border-right="none" fo:border-top="none" fo:border-bottom="0.05pt solid #000000"/>
    </style:style>
    <style:style style:name="Table5.B20" style:family="table-cell">
      <style:table-cell-properties fo:padding="0.0382in" fo:border-left="0.05pt solid #000000" fo:border-right="none" fo:border-top="none" fo:border-bottom="0.05pt solid #000000"/>
    </style:style>
    <style:style style:name="Table5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21" style:family="table-cell">
      <style:table-cell-properties fo:padding="0.0382in" fo:border-left="0.05pt solid #000000" fo:border-right="none" fo:border-top="none" fo:border-bottom="0.05pt solid #000000"/>
    </style:style>
    <style:style style:name="Table5.B21" style:family="table-cell">
      <style:table-cell-properties fo:padding="0.0382in" fo:border-left="0.05pt solid #000000" fo:border-right="none" fo:border-top="none" fo:border-bottom="0.05pt solid #000000"/>
    </style:style>
    <style:style style:name="Table5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22" style:family="table-cell">
      <style:table-cell-properties fo:padding="0.0382in" fo:border-left="0.05pt solid #000000" fo:border-right="none" fo:border-top="none" fo:border-bottom="0.05pt solid #000000"/>
    </style:style>
    <style:style style:name="Table5.B22" style:family="table-cell">
      <style:table-cell-properties fo:padding="0.0382in" fo:border-left="0.05pt solid #000000" fo:border-right="none" fo:border-top="none" fo:border-bottom="0.05pt solid #000000"/>
    </style:style>
    <style:style style:name="Table5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3771in" fo:margin-left="0.007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1.3167in"/>
    </style:style>
    <style:style style:name="Table10.B" style:family="table-column">
      <style:table-column-properties style:column-width="3.4847in"/>
    </style:style>
    <style:style style:name="Table10.C" style:family="table-column">
      <style:table-column-properties style:column-width="2.5757in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10.B1" style:family="table-cell">
      <style:table-cell-properties style:vertical-align=""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10.B6" style:family="table-cell">
      <style:table-cell-properties fo:padding="0.0382in" fo:border-left="0.05pt solid #000000" fo:border-right="none" fo:border-top="none" fo:border-bottom="0.05pt solid #000000"/>
    </style:style>
    <style:style style:name="Table10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7" style:family="table-cell">
      <style:table-cell-properties fo:padding="0.0382in" fo:border-left="0.05pt solid #000000" fo:border-right="none" fo:border-top="none" fo:border-bottom="0.05pt solid #000000"/>
    </style:style>
    <style:style style:name="Table10.B7" style:family="table-cell">
      <style:table-cell-properties fo:padding="0.0382in" fo:border-left="0.05pt solid #000000" fo:border-right="none" fo:border-top="none" fo:border-bottom="0.05pt solid #000000"/>
    </style:style>
    <style:style style:name="Table10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Table10.B8" style:family="table-cell">
      <style:table-cell-properties fo:padding="0.0382in" fo:border-left="0.05pt solid #000000" fo:border-right="none" fo:border-top="none" fo:border-bottom="0.05pt solid #000000"/>
    </style:style>
    <style:style style:name="Table10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9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10" style:family="table-cell">
      <style:table-cell-properties fo:padding="0.0382in" fo:border-left="0.05pt solid #000000" fo:border-right="none" fo:border-top="none" fo:border-bottom="0.05pt solid #000000"/>
    </style:style>
    <style:style style:name="Table10.B10" style:family="table-cell">
      <style:table-cell-properties fo:padding="0.0382in" fo:border-left="0.05pt solid #000000" fo:border-right="none" fo:border-top="none" fo:border-bottom="0.05pt solid #000000"/>
    </style:style>
    <style:style style:name="Table10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1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12" style:family="table-cell">
      <style:table-cell-properties fo:padding="0.0382in" fo:border-left="0.05pt solid #000000" fo:border-right="none" fo:border-top="none" fo:border-bottom="0.05pt solid #000000"/>
    </style:style>
    <style:style style:name="Table10.B12" style:family="table-cell">
      <style:table-cell-properties fo:padding="0.0382in" fo:border-left="0.05pt solid #000000" fo:border-right="none" fo:border-top="none" fo:border-bottom="0.05pt solid #000000"/>
    </style:style>
    <style:style style:name="Table10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3" style:family="table-cell">
      <style:table-cell-properties fo:padding="0.0382in" fo:border-left="0.05pt solid #000000" fo:border-right="none" fo:border-top="none" fo:border-bottom="0.05pt solid #000000"/>
    </style:style>
    <style:style style:name="Table10.B13" style:family="table-cell">
      <style:table-cell-properties fo:padding="0.0382in" fo:border-left="0.05pt solid #000000" fo:border-right="none" fo:border-top="none" fo:border-bottom="0.05pt solid #000000"/>
    </style:style>
    <style:style style:name="Table10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4" style:family="table-cell">
      <style:table-cell-properties fo:padding="0.0382in" fo:border-left="0.05pt solid #000000" fo:border-right="none" fo:border-top="none" fo:border-bottom="0.05pt solid #000000"/>
    </style:style>
    <style:style style:name="Table10.B14" style:family="table-cell">
      <style:table-cell-properties fo:padding="0.0382in" fo:border-left="0.05pt solid #000000" fo:border-right="none" fo:border-top="none" fo:border-bottom="0.05pt solid #000000"/>
    </style:style>
    <style:style style:name="Table10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5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16" style:family="table-cell">
      <style:table-cell-properties fo:padding="0.0382in" fo:border-left="0.05pt solid #000000" fo:border-right="none" fo:border-top="none" fo:border-bottom="0.05pt solid #000000"/>
    </style:style>
    <style:style style:name="Table10.B16" style:family="table-cell">
      <style:table-cell-properties fo:padding="0.0382in" fo:border-left="0.05pt solid #000000" fo:border-right="none" fo:border-top="none" fo:border-bottom="0.05pt solid #000000"/>
    </style:style>
    <style:style style:name="Table10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7" style:family="table-cell">
      <style:table-cell-properties fo:padding="0.0382in" fo:border-left="0.05pt solid #000000" fo:border-right="none" fo:border-top="none" fo:border-bottom="0.05pt solid #000000"/>
    </style:style>
    <style:style style:name="Table10.B17" style:family="table-cell">
      <style:table-cell-properties fo:padding="0.0382in" fo:border-left="0.05pt solid #000000" fo:border-right="none" fo:border-top="none" fo:border-bottom="0.05pt solid #000000"/>
    </style:style>
    <style:style style:name="Table10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8" style:family="table-cell">
      <style:table-cell-properties fo:padding="0.0382in" fo:border-left="0.05pt solid #000000" fo:border-right="none" fo:border-top="none" fo:border-bottom="0.05pt solid #000000"/>
    </style:style>
    <style:style style:name="Table10.B18" style:family="table-cell">
      <style:table-cell-properties fo:padding="0.0382in" fo:border-left="0.05pt solid #000000" fo:border-right="none" fo:border-top="none" fo:border-bottom="0.05pt solid #000000"/>
    </style:style>
    <style:style style:name="Table10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9" style:family="table-cell">
      <style:table-cell-properties fo:padding="0.0382in" fo:border-left="0.05pt solid #000000" fo:border-right="none" fo:border-top="none" fo:border-bottom="0.05pt solid #000000"/>
    </style:style>
    <style:style style:name="Table10.B19" style:family="table-cell">
      <style:table-cell-properties fo:padding="0.0382in" fo:border-left="0.05pt solid #000000" fo:border-right="none" fo:border-top="none" fo:border-bottom="0.05pt solid #000000"/>
    </style:style>
    <style:style style:name="Table10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2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21" style:family="table-cell">
      <style:table-cell-properties fo:padding="0.0382in" fo:border-left="0.05pt solid #000000" fo:border-right="none" fo:border-top="none" fo:border-bottom="0.05pt solid #000000"/>
    </style:style>
    <style:style style:name="Table10.B21" style:family="table-cell">
      <style:table-cell-properties fo:padding="0.0382in" fo:border-left="0.05pt solid #000000" fo:border-right="none" fo:border-top="none" fo:border-bottom="0.05pt solid #000000"/>
    </style:style>
    <style:style style:name="Table10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22" style:family="table-cell">
      <style:table-cell-properties fo:padding="0.0382in" fo:border-left="0.05pt solid #000000" fo:border-right="none" fo:border-top="none" fo:border-bottom="0.05pt solid #000000"/>
    </style:style>
    <style:style style:name="Table10.B22" style:family="table-cell">
      <style:table-cell-properties fo:padding="0.0382in" fo:border-left="0.05pt solid #000000" fo:border-right="none" fo:border-top="none" fo:border-bottom="0.05pt solid #000000"/>
    </style:style>
    <style:style style:name="Table10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2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24" style:family="table-cell">
      <style:table-cell-properties fo:padding="0.0382in" fo:border-left="0.05pt solid #000000" fo:border-right="none" fo:border-top="none" fo:border-bottom="0.05pt solid #000000"/>
    </style:style>
    <style:style style:name="Table10.B24" style:family="table-cell">
      <style:table-cell-properties fo:padding="0.0382in" fo:border-left="0.05pt solid #000000" fo:border-right="none" fo:border-top="none" fo:border-bottom="0.05pt solid #000000"/>
    </style:style>
    <style:style style:name="Table10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25" style:family="table-cell">
      <style:table-cell-properties fo:padding="0.0382in" fo:border-left="0.05pt solid #000000" fo:border-right="none" fo:border-top="none" fo:border-bottom="0.05pt solid #000000"/>
    </style:style>
    <style:style style:name="Table10.B25" style:family="table-cell">
      <style:table-cell-properties fo:padding="0.0382in" fo:border-left="0.05pt solid #000000" fo:border-right="none" fo:border-top="none" fo:border-bottom="0.05pt solid #000000"/>
    </style:style>
    <style:style style:name="Table10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26" style:family="table-cell">
      <style:table-cell-properties fo:padding="0.0382in" fo:border-left="0.05pt solid #000000" fo:border-right="none" fo:border-top="none" fo:border-bottom="0.05pt solid #000000"/>
    </style:style>
    <style:style style:name="Table10.B26" style:family="table-cell">
      <style:table-cell-properties fo:padding="0.0382in" fo:border-left="0.05pt solid #000000" fo:border-right="none" fo:border-top="none" fo:border-bottom="0.05pt solid #000000"/>
    </style:style>
    <style:style style:name="Table10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27" style:family="table-cell">
      <style:table-cell-properties fo:padding="0.0382in" fo:border-left="0.05pt solid #000000" fo:border-right="none" fo:border-top="none" fo:border-bottom="0.05pt solid #000000"/>
    </style:style>
    <style:style style:name="Table10.B27" style:family="table-cell">
      <style:table-cell-properties fo:padding="0.0382in" fo:border-left="0.05pt solid #000000" fo:border-right="none" fo:border-top="none" fo:border-bottom="0.05pt solid #000000"/>
    </style:style>
    <style:style style:name="Table10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2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29" style:family="table-cell">
      <style:table-cell-properties fo:padding="0.0382in" fo:border-left="0.05pt solid #000000" fo:border-right="none" fo:border-top="none" fo:border-bottom="0.05pt solid #000000"/>
    </style:style>
    <style:style style:name="Table10.B29" style:family="table-cell">
      <style:table-cell-properties fo:padding="0.0382in" fo:border-left="0.05pt solid #000000" fo:border-right="none" fo:border-top="none" fo:border-bottom="0.05pt solid #000000"/>
    </style:style>
    <style:style style:name="Table10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0" style:family="table-cell">
      <style:table-cell-properties fo:padding="0.0382in" fo:border-left="0.05pt solid #000000" fo:border-right="none" fo:border-top="none" fo:border-bottom="0.05pt solid #000000"/>
    </style:style>
    <style:style style:name="Table10.B30" style:family="table-cell">
      <style:table-cell-properties fo:padding="0.0382in" fo:border-left="0.05pt solid #000000" fo:border-right="none" fo:border-top="none" fo:border-bottom="0.05pt solid #000000"/>
    </style:style>
    <style:style style:name="Table10.C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1" style:family="table-cell">
      <style:table-cell-properties fo:padding="0.0382in" fo:border-left="0.05pt solid #000000" fo:border-right="none" fo:border-top="none" fo:border-bottom="0.05pt solid #000000"/>
    </style:style>
    <style:style style:name="Table10.B31" style:family="table-cell">
      <style:table-cell-properties fo:padding="0.0382in" fo:border-left="0.05pt solid #000000" fo:border-right="none" fo:border-top="none" fo:border-bottom="0.05pt solid #000000"/>
    </style:style>
    <style:style style:name="Table10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2" style:family="table-cell">
      <style:table-cell-properties fo:padding="0.0382in" fo:border-left="0.05pt solid #000000" fo:border-right="none" fo:border-top="none" fo:border-bottom="0.05pt solid #000000"/>
    </style:style>
    <style:style style:name="Table10.B32" style:family="table-cell">
      <style:table-cell-properties fo:padding="0.0382in" fo:border-left="0.05pt solid #000000" fo:border-right="none" fo:border-top="none" fo:border-bottom="0.05pt solid #000000"/>
    </style:style>
    <style:style style:name="Table10.C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3771in" fo:margin-left="0.007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2347in"/>
    </style:style>
    <style:style style:name="Table2.B" style:family="table-column">
      <style:table-column-properties style:column-width="5.1424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-left="0.05pt solid #000000" fo:border-right="none" fo:border-top="none" fo:border-bottom="0.05pt solid #000000"/>
    </style:style>
    <style:style style:name="Table2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-left="0.05pt solid #000000" fo:border-right="none" fo:border-top="none" fo:border-bottom="0.05pt solid #000000"/>
    </style:style>
    <style:style style:name="Table2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-left="0.05pt solid #000000" fo:border-right="none" fo:border-top="none" fo:border-bottom="0.05pt solid #000000"/>
    </style:style>
    <style:style style:name="Table2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-left="0.05pt solid #000000" fo:border-right="none" fo:border-top="none" fo:border-bottom="0.05pt solid #000000"/>
    </style:style>
    <style:style style:name="Table2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3" style:family="table-cell">
      <style:table-cell-properties fo:padding="0.0382in" fo:border-left="0.05pt solid #000000" fo:border-right="none" fo:border-top="none" fo:border-bottom="0.05pt solid #000000"/>
    </style:style>
    <style:style style:name="Table2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4" style:family="table-cell">
      <style:table-cell-properties fo:padding="0.0382in" fo:border-left="0.05pt solid #000000" fo:border-right="none" fo:border-top="none" fo:border-bottom="0.05pt solid #000000"/>
    </style:style>
    <style:style style:name="Table2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5" style:family="table-cell">
      <style:table-cell-properties fo:padding="0.0382in" fo:border-left="0.05pt solid #000000" fo:border-right="none" fo:border-top="none" fo:border-bottom="0.05pt solid #000000"/>
    </style:style>
    <style:style style:name="Table2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6" style:family="table-cell">
      <style:table-cell-properties fo:padding="0.0382in" fo:border-left="0.05pt solid #000000" fo:border-right="none" fo:border-top="none" fo:border-bottom="0.05pt solid #000000"/>
    </style:style>
    <style:style style:name="Table2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7" style:family="table-cell">
      <style:table-cell-properties fo:padding="0.0382in" fo:border-left="0.05pt solid #000000" fo:border-right="none" fo:border-top="none" fo:border-bottom="0.05pt solid #000000"/>
    </style:style>
    <style:style style:name="Table2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8" style:family="table-cell">
      <style:table-cell-properties fo:padding="0.0382in" fo:border-left="0.05pt solid #000000" fo:border-right="none" fo:border-top="none" fo:border-bottom="0.05pt solid #000000"/>
    </style:style>
    <style:style style:name="Table2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9" style:family="table-cell">
      <style:table-cell-properties fo:padding="0.0382in" fo:border-left="0.05pt solid #000000" fo:border-right="none" fo:border-top="none" fo:border-bottom="0.05pt solid #000000"/>
    </style:style>
    <style:style style:name="Table2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299in" fo:margin-left="0.491in" table:align="left"/>
    </style:style>
    <style:style style:name="Table4.A" style:family="table-column">
      <style:table-column-properties style:column-width="1.8181in"/>
    </style:style>
    <style:style style:name="Table4.B" style:family="table-column">
      <style:table-column-properties style:column-width="2.3104in"/>
    </style:style>
    <style:style style:name="Table4.C" style:family="table-column">
      <style:table-column-properties style:column-width="2.3014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7.3861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2.2444in"/>
    </style:style>
    <style:style style:name="Table11.B" style:family="table-column">
      <style:table-column-properties style:column-width="5.1417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dddddd" fo:padding="0.0382in" fo:border="0.05pt solid #000000" style:writing-mode="page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6" style:family="table-cell">
      <style:table-cell-properties fo:padding="0.0382in" fo:border-left="0.05pt solid #000000" fo:border-right="none" fo:border-top="none" fo:border-bottom="0.05pt solid #000000"/>
    </style:style>
    <style:style style:name="Table1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382in" fo:border-left="0.05pt solid #000000" fo:border-right="none" fo:border-top="none" fo:border-bottom="0.05pt solid #000000"/>
    </style:style>
    <style:style style:name="Table1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382in" fo:border-left="0.05pt solid #000000" fo:border-right="none" fo:border-top="none" fo:border-bottom="0.05pt solid #000000"/>
    </style:style>
    <style:style style:name="Table1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9" style:family="table-cell">
      <style:table-cell-properties fo:padding="0.0382in" fo:border-left="0.05pt solid #000000" fo:border-right="none" fo:border-top="none" fo:border-bottom="0.05pt solid #000000"/>
    </style:style>
    <style:style style:name="Table1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0" style:family="table-cell">
      <style:table-cell-properties fo:padding="0.0382in" fo:border-left="0.05pt solid #000000" fo:border-right="none" fo:border-top="none" fo:border-bottom="0.05pt solid #000000"/>
    </style:style>
    <style:style style:name="Table1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1" style:family="table-cell">
      <style:table-cell-properties fo:padding="0.0382in" fo:border-left="0.05pt solid #000000" fo:border-right="none" fo:border-top="none" fo:border-bottom="0.05pt solid #000000"/>
    </style:style>
    <style:style style:name="Table1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2" style:family="table-cell">
      <style:table-cell-properties fo:padding="0.0382in" fo:border-left="0.05pt solid #000000" fo:border-right="none" fo:border-top="none" fo:border-bottom="0.05pt solid #000000"/>
    </style:style>
    <style:style style:name="Table1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3" style:family="table-cell">
      <style:table-cell-properties fo:padding="0.0382in" fo:border-left="0.05pt solid #000000" fo:border-right="none" fo:border-top="none" fo:border-bottom="0.05pt solid #000000"/>
    </style:style>
    <style:style style:name="Table1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4" style:family="table-cell">
      <style:table-cell-properties fo:padding="0.0382in" fo:border-left="0.05pt solid #000000" fo:border-right="none" fo:border-top="none" fo:border-bottom="0.05pt solid #000000"/>
    </style:style>
    <style:style style:name="Table1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5" style:family="table-cell">
      <style:table-cell-properties fo:padding="0.0382in" fo:border-left="0.05pt solid #000000" fo:border-right="none" fo:border-top="none" fo:border-bottom="0.05pt solid #000000"/>
    </style:style>
    <style:style style:name="Table1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6" style:family="table-cell">
      <style:table-cell-properties fo:padding="0.0382in" fo:border-left="0.05pt solid #000000" fo:border-right="none" fo:border-top="none" fo:border-bottom="0.05pt solid #000000"/>
    </style:style>
    <style:style style:name="Table1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7" style:family="table-cell">
      <style:table-cell-properties fo:padding="0.0382in" fo:border-left="0.05pt solid #000000" fo:border-right="none" fo:border-top="none" fo:border-bottom="0.05pt solid #000000"/>
    </style:style>
    <style:style style:name="Table1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8" style:family="table-cell">
      <style:table-cell-properties fo:padding="0.0382in" fo:border-left="0.05pt solid #000000" fo:border-right="none" fo:border-top="none" fo:border-bottom="0.05pt solid #000000"/>
    </style:style>
    <style:style style:name="Table1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9" style:family="table-cell">
      <style:table-cell-properties fo:padding="0.0382in" fo:border-left="0.05pt solid #000000" fo:border-right="none" fo:border-top="none" fo:border-bottom="0.05pt solid #000000"/>
    </style:style>
    <style:style style:name="Table1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20" style:family="table-cell">
      <style:table-cell-properties fo:padding="0.0382in" fo:border-left="0.05pt solid #000000" fo:border-right="none" fo:border-top="none" fo:border-bottom="0.05pt solid #000000"/>
    </style:style>
    <style:style style:name="Table1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21" style:family="table-cell">
      <style:table-cell-properties fo:padding="0.0382in" fo:border-left="0.05pt solid #000000" fo:border-right="none" fo:border-top="none" fo:border-bottom="0.05pt solid #000000"/>
    </style:style>
    <style:style style:name="Table1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22" style:family="table-cell">
      <style:table-cell-properties fo:padding="0.0382in" fo:border-left="0.05pt solid #000000" fo:border-right="none" fo:border-top="none" fo:border-bottom="0.05pt solid #000000"/>
    </style:style>
    <style:style style:name="Table1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23" style:family="table-cell">
      <style:table-cell-properties fo:padding="0.0382in" fo:border-left="0.05pt solid #000000" fo:border-right="none" fo:border-top="none" fo:border-bottom="0.05pt solid #000000"/>
    </style:style>
    <style:style style:name="Table1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24" style:family="table-cell">
      <style:table-cell-properties fo:padding="0.0382in" fo:border-left="0.05pt solid #000000" fo:border-right="none" fo:border-top="none" fo:border-bottom="0.05pt solid #000000"/>
    </style:style>
    <style:style style:name="Table1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25" style:family="table-cell">
      <style:table-cell-properties fo:padding="0.0382in" fo:border-left="0.05pt solid #000000" fo:border-right="none" fo:border-top="none" fo:border-bottom="0.05pt solid #000000"/>
    </style:style>
    <style:style style:name="Table1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26" style:family="table-cell">
      <style:table-cell-properties fo:padding="0.0382in" fo:border-left="0.05pt solid #000000" fo:border-right="none" fo:border-top="none" fo:border-bottom="0.05pt solid #000000"/>
    </style:style>
    <style:style style:name="Table1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27" style:family="table-cell">
      <style:table-cell-properties fo:padding="0.0382in" fo:border-left="0.05pt solid #000000" fo:border-right="none" fo:border-top="none" fo:border-bottom="0.05pt solid #000000"/>
    </style:style>
    <style:style style:name="Table1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28" style:family="table-cell">
      <style:table-cell-properties fo:padding="0.0382in" fo:border-left="0.05pt solid #000000" fo:border-right="none" fo:border-top="none" fo:border-bottom="0.05pt solid #000000"/>
    </style:style>
    <style:style style:name="Table1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29" style:family="table-cell">
      <style:table-cell-properties fo:padding="0.0382in" fo:border-left="0.05pt solid #000000" fo:border-right="none" fo:border-top="none" fo:border-bottom="0.05pt solid #000000"/>
    </style:style>
    <style:style style:name="Table1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0" style:family="table-cell">
      <style:table-cell-properties fo:padding="0.0382in" fo:border-left="0.05pt solid #000000" fo:border-right="none" fo:border-top="none" fo:border-bottom="0.05pt solid #000000"/>
    </style:style>
    <style:style style:name="Table1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1" style:family="table-cell">
      <style:table-cell-properties fo:padding="0.0382in" fo:border-left="0.05pt solid #000000" fo:border-right="none" fo:border-top="none" fo:border-bottom="0.05pt solid #000000"/>
    </style:style>
    <style:style style:name="Table11.B3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bf372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e2e21" officeooo:paragraph-rsid="0016db7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967ae" officeooo:paragraph-rsid="0013d520" style:font-size-asian="10pt" style:font-weight-asian="normal" style:font-name-complex="Verdana" style:font-size-complex="10pt" style:font-weight-complex="normal"/>
    </style:style>
    <style:style style:name="P5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1c26f3" officeooo:paragraph-rsid="0013d520" style:font-size-asian="10pt" style:font-weight-asian="normal" style:font-name-complex="Verdana" style:font-size-complex="10pt" style:font-weight-complex="normal"/>
    </style:style>
    <style:style style:name="P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98a68" officeooo:paragraph-rsid="0013d520" style:font-size-asian="10pt" style:font-weight-asian="normal" style:font-name-complex="Verdana" style:font-size-complex="10pt" style:font-weight-complex="normal"/>
    </style:style>
    <style:style style:name="P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c18d86" officeooo:paragraph-rsid="0013d520" style:font-size-asian="10pt" style:font-weight-asian="normal" style:font-name-complex="Verdana" style:font-size-complex="10pt" style:font-weight-complex="normal"/>
    </style:style>
    <style:style style:name="P8" style:family="paragraph" style:parent-style-name="Standard">
      <style:paragraph-properties style:line-height-at-least="0.1465in" fo:text-align="center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bold" officeooo:rsid="00c4c765" officeooo:paragraph-rsid="0013d520" style:font-size-asian="10pt" style:font-weight-asian="bold" style:font-name-complex="Verdana" style:font-size-complex="10pt" style:font-weight-complex="bold"/>
    </style:style>
    <style:style style:name="P9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8d92f" officeooo:paragraph-rsid="0013d520" style:font-size-asian="10pt" style:font-weight-asian="normal" style:font-name-complex="Verdana" style:font-size-complex="10pt" style:font-weight-complex="normal"/>
    </style:style>
    <style:style style:name="P10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13d520" style:font-size-asian="10pt" style:font-weight-asian="normal" style:font-name-complex="Verdana" style:font-size-complex="10pt" style:font-weight-complex="normal"/>
    </style:style>
    <style:style style:name="P11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967ae" officeooo:paragraph-rsid="00159d54" style:font-size-asian="10pt" style:font-weight-asian="normal" style:font-name-complex="Verdana" style:font-size-complex="10pt" style:font-weight-complex="normal"/>
    </style:style>
    <style:style style:name="P12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3d520" style:font-size-asian="10pt" style:font-weight-asian="normal" style:font-name-complex="Verdana" style:font-size-complex="10pt" style:font-weight-complex="normal"/>
    </style:style>
    <style:style style:name="P13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4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e2e21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5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e2e21" officeooo:paragraph-rsid="0016db7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ba021d" officeooo:paragraph-rsid="0013d520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e0cc49" officeooo:paragraph-rsid="0013d520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18" style:family="paragraph" style:parent-style-name="Standard">
      <style:paragraph-properties style:line-height-at-least="0.1465in" fo:text-align="start" style:justify-single-word="false"/>
      <style:text-properties officeooo:paragraph-rsid="0013d520"/>
    </style:style>
    <style:style style:name="P19" style:family="paragraph" style:parent-style-name="Standard">
      <style:paragraph-properties style:line-height-at-least="0.1465in"/>
      <style:text-properties style:font-name="Verdana" fo:font-size="10pt" fo:font-weight="normal" officeooo:rsid="00e211dd" officeooo:paragraph-rsid="0013d520" style:font-size-asian="10pt" style:font-weight-asian="normal" style:font-name-complex="Verdana" style:font-size-complex="10pt" style:font-weight-complex="normal"/>
    </style:style>
    <style:style style:name="P20" style:family="paragraph" style:parent-style-name="Standard">
      <style:text-properties fo:font-size="10pt" officeooo:paragraph-rsid="0013d520" style:font-size-asian="10pt" style:font-size-complex="10pt"/>
    </style:style>
    <style:style style:name="P21" style:family="paragraph" style:parent-style-name="Standard">
      <style:paragraph-properties style:line-height-at-least="0.1465in" fo:text-align="start" style:justify-single-word="false"/>
      <style:text-properties fo:font-size="10pt" officeooo:paragraph-rsid="00159d54" style:font-size-asian="10pt" style:font-size-complex="10pt"/>
    </style:style>
    <style:style style:name="P22" style:family="paragraph" style:parent-style-name="Standard">
      <style:paragraph-properties fo:margin-left="0.4925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officeooo:paragraph-rsid="0013d520"/>
    </style:style>
    <style:style style:name="P24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0pt" fo:letter-spacing="normal" fo:font-style="normal" fo:font-weight="normal" officeooo:rsid="00b967ae" officeooo:paragraph-rsid="00159d54" style:font-size-asian="10pt" style:font-weight-asian="normal" style:font-name-complex="Verdana" style:font-size-complex="10pt" style:font-weight-complex="normal"/>
    </style:style>
    <style:style style:name="P25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Verdana" fo:font-size="20pt" fo:letter-spacing="normal" fo:font-style="normal" fo:font-weight="bold" officeooo:rsid="004010b8" officeooo:paragraph-rsid="0013d520" style:font-size-asian="20pt" style:font-weight-asian="bold" style:font-name-complex="Verdana" style:font-size-complex="20pt" style:font-weight-complex="bold"/>
    </style:style>
    <style:style style:name="P2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2pt" fo:letter-spacing="normal" fo:font-style="normal" style:text-underline-style="none" fo:font-weight="normal" officeooo:rsid="001c26f3" officeooo:paragraph-rsid="001f9325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1d6a7d" officeooo:paragraph-rsid="0020fb16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0pt" fo:letter-spacing="normal" fo:font-style="normal" style:text-underline-style="none" fo:font-weight="normal" officeooo:rsid="0099d894" officeooo:paragraph-rsid="001f932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0pt" fo:letter-spacing="normal" fo:font-style="normal" style:text-underline-style="none" fo:font-weight="normal" officeooo:rsid="0099d894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0pt" fo:letter-spacing="normal" fo:font-style="normal" style:text-underline-style="none" fo:font-weight="normal" officeooo:rsid="009cf4e6" officeooo:paragraph-rsid="001d32d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0pt" fo:letter-spacing="normal" fo:font-style="normal" style:text-underline-style="none" fo:font-weight="normal" officeooo:rsid="009cf4e6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15be" officeooo:paragraph-rsid="001ca99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4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1f932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5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1d32d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1d32d4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cf4e6" officeooo:paragraph-rsid="001f932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5b3ec" officeooo:paragraph-rsid="001f932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43cde" officeooo:paragraph-rsid="00243cde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3d520" style:font-size-asian="10pt" style:font-weight-asian="normal" style:font-name-complex="Verdana" style:font-size-complex="10pt" style:font-weight-complex="normal"/>
    </style:style>
    <style:style style:name="P42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15be" officeooo:paragraph-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61be" officeooo:paragraph-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b7269" officeooo:paragraph-rsid="001b7269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45" style:family="paragraph" style:parent-style-name="Text_20_body">
      <style:text-properties officeooo:paragraph-rsid="0013d520"/>
    </style:style>
    <style:style style:name="P46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0% 100%" style:font-name="Times New Roman" fo:font-size="14pt" fo:letter-spacing="normal" fo:font-style="normal" style:text-underline-style="none" fo:font-weight="normal" officeooo:rsid="00b12e77" officeooo:paragraph-rsid="0013d520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P47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0% 100%" style:font-name="Times New Roman" fo:font-size="14pt" fo:letter-spacing="normal" fo:font-style="normal" fo:font-weight="normal" officeooo:rsid="00b12e77" officeooo:paragraph-rsid="0013d520" style:font-size-asian="14pt" style:font-weight-asian="normal" style:font-name-complex="Verdana" style:font-size-complex="14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3d520" style:font-size-asian="10pt" style:font-weight-asian="normal" style:font-name-complex="Verdana" style:font-size-complex="10pt" style:font-weight-complex="normal"/>
    </style:style>
    <style:style style:name="P49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bf54e" officeooo:paragraph-rsid="0016db75" style:font-size-asian="10pt" style:font-weight-asian="normal" style:font-name-complex="Verdana" style:font-size-complex="10pt" style:font-weight-complex="normal"/>
    </style:style>
    <style:style style:name="P50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f15be" officeooo:paragraph-rsid="0016db75" style:font-size-asian="10pt" style:font-weight-asian="normal" style:font-name-complex="Verdana" style:font-size-complex="10pt" style:font-weight-complex="normal"/>
    </style:style>
    <style:style style:name="P51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15be" officeooo:paragraph-rsid="001ca99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2" style:family="paragraph" style:parent-style-name="Text_20_body"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7dc076" officeooo:paragraph-rsid="0013d520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53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1f9325" style:font-size-asian="10pt" style:font-style-asian="italic" style:font-weight-asian="bold" style:font-name-complex="Verdana" style:font-size-complex="10pt" style:font-style-complex="italic" style:font-weight-complex="bold"/>
    </style:style>
    <style:style style:name="P54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17b5f" officeooo:paragraph-rsid="0024282d" style:font-size-asian="10pt" style:font-style-asian="italic" style:font-weight-asian="bold" style:font-name-complex="Verdana" style:font-size-complex="10pt" style:font-style-complex="italic" style:font-weight-complex="bold"/>
    </style:style>
    <style:style style:name="P55" style:family="paragraph" style:parent-style-name="Text_20_body">
      <style:text-properties fo:font-variant="normal" fo:text-transform="none" fo:color="#000000" style:text-position="0% 100%" fo:letter-spacing="normal" fo:font-style="normal" style:text-underline-style="none" fo:font-weight="normal" officeooo:rsid="00d75e9f" officeooo:paragraph-rsid="0013d520" style:font-weight-asian="normal" style:font-weight-complex="normal"/>
    </style:style>
    <style:style style:name="P56" style:family="paragraph" style:parent-style-name="Text_20_body">
      <style:text-properties fo:font-variant="normal" fo:text-transform="none" fo:color="#000000" style:text-position="0% 100%" style:font-name="Verdana" fo:font-size="10pt" fo:letter-spacing="normal" fo:font-style="italic" style:text-underline-style="none" fo:font-weight="normal" officeooo:rsid="00e0cc49" officeooo:paragraph-rsid="0016db75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57" style:family="paragraph" style:parent-style-name="Text_20_body">
      <style:text-properties fo:font-variant="normal" fo:text-transform="none" fo:color="#000000" style:text-position="super 58%" style:font-name="Verdana" fo:font-size="10pt" fo:letter-spacing="normal" fo:font-style="normal" fo:font-weight="normal" officeooo:rsid="0016db75" officeooo:paragraph-rsid="0016db75" style:font-size-asian="10pt" style:font-weight-asian="normal" style:font-name-complex="Verdana" style:font-size-complex="10pt" style:font-weight-complex="normal"/>
    </style:style>
    <style:style style:name="P58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Verdana" fo:font-size="20pt" fo:letter-spacing="normal" fo:font-style="normal" fo:font-weight="bold" officeooo:rsid="004010b8" officeooo:paragraph-rsid="0013d520" style:font-size-asian="20pt" style:font-weight-asian="bold" style:font-name-complex="Verdana" style:font-size-complex="20pt" style:font-weight-complex="bold"/>
    </style:style>
    <style:style style:name="P59" style:family="paragraph" style:parent-style-name="Text_20_body">
      <style:text-properties style:font-name="Times New Roman" fo:font-size="12pt" style:text-underline-style="none" officeooo:rsid="00c5cca5" officeooo:paragraph-rsid="0013d520" style:font-size-asian="12pt" style:font-size-complex="12pt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officeooo:rsid="00af15be" officeooo:paragraph-rsid="001ca995" style:font-size-asian="12pt" style:font-name-complex="Verdana" style:font-size-complex="12pt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0pt" officeooo:rsid="007e3029" officeooo:paragraph-rsid="0013d520" style:font-size-asian="10pt" style:font-name-complex="Verdana" style:font-size-complex="10pt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0pt" officeooo:rsid="007dc076" officeooo:paragraph-rsid="0016db75" style:font-size-asian="10pt" style:font-name-complex="Verdana" style:font-size-complex="10pt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0pt" officeooo:rsid="007dc076" officeooo:paragraph-rsid="001b7269" style:font-size-asian="10pt" style:font-name-complex="Verdana" style:font-size-complex="10pt"/>
    </style:style>
    <style:style style:name="P64" style:family="paragraph" style:parent-style-name="Text_20_body">
      <style:text-properties style:font-name="Times New Roman" fo:font-size="10pt" officeooo:rsid="007dc076" officeooo:paragraph-rsid="0016db75" style:font-size-asian="10pt" style:font-size-complex="10pt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0pt" style:text-underline-style="none" fo:font-weight="normal" officeooo:rsid="007e3029" officeooo:paragraph-rsid="0013d520" style:font-size-asian="10pt" style:font-weight-asian="normal" style:font-name-complex="Verdana" style:font-size-complex="10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0pt" style:text-underline-style="none" fo:font-weight="normal" officeooo:rsid="001ce639" officeooo:paragraph-rsid="001ce639" style:font-size-asian="10pt" style:font-weight-asian="normal" style:font-name-complex="Verdana" style:font-size-complex="10pt" style:font-weight-complex="normal"/>
    </style:style>
    <style:style style:name="P67" style:family="paragraph" style:parent-style-name="Text_20_body">
      <style:text-properties style:text-position="0% 100%" officeooo:paragraph-rsid="0013d520"/>
    </style:style>
    <style:style style:name="P68" style:family="paragraph" style:parent-style-name="Text_20_body">
      <style:text-properties fo:font-size="10pt" fo:font-weight="normal" officeooo:paragraph-rsid="0013d520" style:font-size-asian="10pt" style:font-weight-asian="normal" style:font-size-complex="10pt" style:font-weight-complex="normal"/>
    </style:style>
    <style:style style:name="P69" style:family="paragraph" style:parent-style-name="Text_20_body">
      <style:text-properties fo:font-size="10pt" fo:font-weight="normal" officeooo:rsid="0026045b" officeooo:paragraph-rsid="0026045b" style:font-size-asian="10pt" style:font-weight-asian="normal" style:font-size-complex="10pt" style:font-weight-complex="normal"/>
    </style:style>
    <style:style style:name="P70" style:family="paragraph" style:parent-style-name="Text_20_body">
      <style:text-properties fo:font-size="10pt" style:font-size-asian="10pt" style:font-size-complex="10pt"/>
    </style:style>
    <style:style style:name="P71" style:family="paragraph" style:parent-style-name="Text_20_body">
      <style:text-properties fo:font-size="10pt" officeooo:rsid="007e3029" officeooo:paragraph-rsid="0013d520" style:font-size-asian="10pt" style:font-size-complex="10pt"/>
    </style:style>
    <style:style style:name="P72" style:family="paragraph" style:parent-style-name="Text_20_body">
      <style:text-properties fo:font-size="10pt" officeooo:rsid="001d6a7d" officeooo:paragraph-rsid="001d6a7d" style:font-size-asian="10pt" style:font-size-complex="10pt"/>
    </style:style>
    <style:style style:name="P73" style:family="paragraph" style:parent-style-name="Text_20_body">
      <style:text-properties fo:font-size="10pt" officeooo:rsid="001d6a7d" officeooo:paragraph-rsid="0020fb16" style:font-size-asian="10pt" style:font-size-complex="10pt"/>
    </style:style>
    <style:style style:name="P74" style:family="paragraph" style:parent-style-name="Text_20_body">
      <style:text-properties fo:font-size="10pt" officeooo:paragraph-rsid="001ca995" style:font-size-asian="10pt" style:font-size-complex="10pt"/>
    </style:style>
    <style:style style:name="P75" style:family="paragraph" style:parent-style-name="Text_20_body">
      <style:text-properties fo:font-size="10pt" style:text-underline-style="solid" style:text-underline-width="auto" style:text-underline-color="font-color" fo:font-weight="bold" officeooo:rsid="00159d54" officeooo:paragraph-rsid="00159d54" style:font-size-asian="10pt" style:font-weight-asian="bold" style:font-size-complex="10pt" style:font-weight-complex="bold"/>
    </style:style>
    <style:style style:name="P76" style:family="paragraph" style:parent-style-name="Text_20_body">
      <style:text-properties officeooo:paragraph-rsid="001ca995"/>
    </style:style>
    <style:style style:name="P77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ca433c" officeooo:paragraph-rsid="0013d520" style:font-size-asian="10pt" style:font-weight-asian="bold" style:font-name-complex="Verdana" style:font-size-complex="10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1519de" officeooo:paragraph-rsid="0013d520" style:font-size-asian="10pt" style:font-weight-asian="normal" style:font-name-complex="Verdana" style:font-size-complex="10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b8d92f" officeooo:paragraph-rsid="00159d54" style:font-size-asian="10pt" style:font-weight-asian="normal" style:font-name-complex="Verdana" style:font-size-complex="10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4pt" officeooo:rsid="00adb8ab" officeooo:paragraph-rsid="0013d520" style:font-size-asian="14pt" style:font-name-complex="Verdana" style:font-size-complex="14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4pt" officeooo:rsid="011fecd8" officeooo:paragraph-rsid="0013d520" style:font-size-asian="14pt" style:font-name-complex="Verdana" style:font-size-complex="14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2pt" officeooo:rsid="001ca995" officeooo:paragraph-rsid="001ca995" style:font-size-asian="12pt" style:font-name-complex="Verdana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0pt" officeooo:rsid="00af15be" officeooo:paragraph-rsid="0013d520" style:font-size-asian="10pt" style:font-name-complex="Verdana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0pt" officeooo:rsid="00af15be" officeooo:paragraph-rsid="001b7269" style:font-size-asian="10pt" style:font-name-complex="Verdana" style:font-size-complex="10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0pt" officeooo:rsid="00af61be" officeooo:paragraph-rsid="001b7269" style:font-size-asian="10pt" style:font-name-complex="Verdana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0pt" officeooo:rsid="001ca995" officeooo:paragraph-rsid="001d32d4" style:font-size-asian="10pt" style:font-name-complex="Verdana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0pt" officeooo:rsid="001ca995" officeooo:paragraph-rsid="001ce639" style:font-size-asian="10pt" style:font-name-complex="Verdana" style:font-size-complex="10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0pt" officeooo:rsid="00b3664c" officeooo:paragraph-rsid="0013d520" style:font-size-asian="10pt" style:font-name-complex="Verdana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0pt" officeooo:rsid="00b7afda" officeooo:paragraph-rsid="0013d520" style:font-size-asian="10pt" style:font-name-complex="Verdana" style:font-size-complex="10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0pt" officeooo:rsid="00159d54" officeooo:paragraph-rsid="00159d54" style:font-size-asian="10pt" style:font-name-complex="Verdana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ca995" officeooo:paragraph-rsid="001ce639" style:font-size-asian="10pt" style:font-weight-asian="normal" style:font-name-complex="Verdana" style:font-size-complex="10pt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af15be" officeooo:paragraph-rsid="001b7269" style:font-size-asian="10pt" style:font-weight-asian="normal" style:font-name-complex="Verdana" style:font-size-complex="10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ca995" officeooo:paragraph-rsid="001ce639" style:font-size-asian="10pt" style:font-weight-asian="bold" style:font-name-complex="Verdana" style:font-size-complex="10pt" style:font-weight-complex="bold"/>
    </style:style>
    <style:style style:name="P94" style:family="paragraph" style:parent-style-name="Normal_20__28_Web_29_">
      <style:paragraph-properties style:line-height-at-least="0.1465in" fo:text-align="start" style:justify-single-word="false"/>
      <style:text-properties fo:font-variant="normal" fo:text-transform="none" fo:color="#000000" style:font-name="Verdana" fo:font-size="20pt" fo:letter-spacing="normal" fo:font-style="normal" fo:font-weight="bold" officeooo:rsid="004010b8" officeooo:paragraph-rsid="0013d520" style:font-size-asian="20pt" style:font-weight-asian="bold" style:font-name-complex="Verdana" style:font-size-complex="20pt" style:font-weight-complex="bold"/>
    </style:style>
    <style:style style:name="P95" style:family="paragraph" style:parent-style-name="Text_20_body">
      <style:paragraph-properties fo:line-height="100%" fo:text-align="start" style:justify-single-word="false" fo:break-before="page"/>
      <style:text-properties fo:font-variant="normal" fo:text-transform="none" fo:color="#000000" style:font-name="Verdana" fo:font-size="20pt" fo:letter-spacing="normal" fo:font-style="normal" style:text-underline-style="solid" style:text-underline-width="auto" style:text-underline-color="font-color" fo:font-weight="bold" officeooo:rsid="001b7269" officeooo:paragraph-rsid="001b7269" style:font-size-asian="20pt" style:font-weight-asian="bold" style:font-name-complex="Verdana" style:font-size-complex="20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adb8ab" officeooo:paragraph-rsid="0028460e" style:font-size-asian="12pt" style:font-weight-asian="normal" style:font-name-complex="Verdana" style:font-size-complex="12pt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af15be" officeooo:paragraph-rsid="0028460e" style:font-size-asian="12pt" style:font-weight-asian="normal" style:font-name-complex="Verdana" style:font-size-complex="12pt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114b06d" officeooo:paragraph-rsid="0028460e" style:font-size-asian="12pt" style:font-weight-asian="normal" style:font-name-complex="Verdana" style:font-size-complex="12pt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101" style:family="paragraph" style:parent-style-name="Table_20_Contents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0ffe" style:font-size-asian="10pt" style:font-style-asian="italic" style:font-weight-asian="bold" style:font-name-complex="Verdana" style:font-size-complex="10pt" style:font-style-complex="italic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124d" style:font-size-asian="10pt" style:font-style-asian="italic" style:font-weight-asian="bold" style:font-name-complex="Verdana" style:font-size-complex="10pt" style:font-style-complex="italic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ca995" officeooo:paragraph-rsid="001ce639" style:font-size-asian="10pt" style:font-weight-asian="bold" style:font-name-complex="Verdana" style:font-size-complex="10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4pt" officeooo:rsid="00adb8ab" officeooo:paragraph-rsid="0028460e" style:font-size-asian="14pt" style:font-name-complex="Verdana" style:font-size-complex="14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4pt" officeooo:rsid="011fecd8" officeooo:paragraph-rsid="0028460e" style:font-size-asian="14pt" style:font-name-complex="Verdana" style:font-size-complex="14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2pt" officeooo:rsid="00af61be" officeooo:paragraph-rsid="0028460e" style:font-size-asian="12pt" style:font-name-complex="Verdana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2pt" officeooo:rsid="00af15be" officeooo:paragraph-rsid="0028460e" style:font-size-asian="12pt" style:font-name-complex="Verdana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2pt" officeooo:rsid="00b7afda" officeooo:paragraph-rsid="0028460e" style:font-size-asian="12pt" style:font-name-complex="Verdana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2pt" officeooo:rsid="001ca995" officeooo:paragraph-rsid="0028460e" style:font-size-asian="12pt" style:font-name-complex="Verdana" style:font-size-complex="12pt"/>
    </style:style>
    <style:style style:name="P111" style:family="paragraph" style:parent-style-name="Table_20_Contents" style:list-style-name="L3">
      <style:paragraph-properties fo:margin-left="0in" fo:margin-right="0in" fo:text-align="start" style:justify-single-word="false" fo:text-indent="-0.25in" style:auto-text-indent="false"/>
      <style:text-properties style:font-name="Times New Roman" fo:font-size="10pt" fo:font-weight="bold" officeooo:rsid="001ca995" officeooo:paragraph-rsid="001ce639" style:font-size-asian="10pt" style:font-weight-asian="bold" style:font-name-complex="Verdana" style:font-size-complex="10pt" style:font-weight-complex="bold"/>
    </style:style>
    <style:style style:name="P112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1ca995" officeooo:paragraph-rsid="0028460e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13" style:family="paragraph" style:parent-style-name="Table_20_Contents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14" style:family="paragraph" style:parent-style-name="Normal_20__28_Web_29_" style:list-style-name="L3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c18d86" officeooo:paragraph-rsid="0013d520" style:font-size-asian="10pt" style:font-weight-asian="normal" style:font-name-complex="Verdana" style:font-size-complex="10pt" style:font-weight-complex="normal"/>
    </style:style>
    <style:style style:name="P115" style:family="paragraph" style:parent-style-name="Normal_20__28_Web_29_">
      <style:paragraph-properties style:line-height-at-least="0.1465in" fo:text-align="start" style:justify-single-word="false"/>
      <style:text-properties fo:font-variant="normal" fo:text-transform="none" fo:color="#000000" style:font-name="Verdana" fo:font-size="20pt" fo:letter-spacing="normal" fo:font-style="normal" fo:font-weight="bold" officeooo:rsid="004010b8" officeooo:paragraph-rsid="0028460e" style:font-size-asian="20pt" style:font-weight-asian="bold" style:font-name-complex="Verdana" style:font-size-complex="20pt" style:font-weight-complex="bold"/>
    </style:style>
    <style:style style:name="P116" style:family="paragraph" style:parent-style-name="Normal_20__28_Web_29_">
      <style:paragraph-properties style:line-height-at-least="0.1465in" fo:text-align="start" style:justify-single-word="false"/>
      <style:text-properties fo:font-variant="normal" fo:text-transform="none" fo:color="#000000" style:font-name="Verdana" fo:font-size="20pt" fo:letter-spacing="normal" fo:font-style="normal" fo:font-weight="bold" officeooo:rsid="004010b8" officeooo:paragraph-rsid="002a0ffe" style:font-size-asian="20pt" style:font-weight-asian="bold" style:font-name-complex="Verdana" style:font-size-complex="20pt" style:font-weight-complex="bold"/>
    </style:style>
    <style:style style:name="P117" style:family="paragraph" style:parent-style-name="Normal_20__28_Web_29_">
      <style:paragraph-properties style:line-height-at-least="0.1465in" fo:text-align="start" style:justify-single-word="false"/>
      <style:text-properties fo:font-variant="normal" fo:text-transform="none" fo:color="#000000" style:font-name="Verdana" fo:font-size="20pt" fo:letter-spacing="normal" fo:font-style="normal" fo:font-weight="bold" officeooo:rsid="004010b8" officeooo:paragraph-rsid="002a124d" style:font-size-asian="20pt" style:font-weight-asian="bold" style:font-name-complex="Verdana" style:font-size-complex="20pt" style:font-weight-complex="bold"/>
    </style:style>
    <style:style style:name="P118" style:family="paragraph" style:parent-style-name="Normal_20__28_Web_29_" style:list-style-name="L3">
      <style:paragraph-properties style:line-height-at-least="0.1465in"/>
      <style:text-properties style:font-name="Verdana" fo:font-size="10pt" fo:font-weight="normal" officeooo:rsid="001519de" officeooo:paragraph-rsid="0013d520" style:font-size-asian="10pt" style:font-weight-asian="normal" style:font-name-complex="Verdana" style:font-size-complex="10pt" style:font-weight-complex="normal"/>
    </style:style>
    <style:style style:name="P119" style:family="paragraph" style:parent-style-name="Standard" style:list-style-name="L3">
      <style:paragraph-properties style:line-height-at-least="0.1465in"/>
      <style:text-properties style:font-name="Verdana" fo:font-size="10pt" fo:font-weight="normal" officeooo:rsid="00cd2bc3" officeooo:paragraph-rsid="0013d520" style:font-size-asian="10pt" style:font-weight-asian="normal" style:font-name-complex="Verdana" style:font-size-complex="10pt" style:font-weight-complex="normal"/>
    </style:style>
    <style:style style:name="P120" style:family="paragraph" style:parent-style-name="Standard" style:list-style-name="L6">
      <style:text-properties fo:font-size="10pt" officeooo:paragraph-rsid="001d32d4" style:font-size-asian="10pt" style:font-size-complex="10pt"/>
    </style:style>
    <style:style style:name="P121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d32d4" style:font-size-asian="10pt" style:font-weight-asian="normal" style:font-name-complex="Verdana" style:font-size-complex="10pt" style:font-weight-complex="normal"/>
    </style:style>
    <style:style style:name="P122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d32d4" style:font-size-asian="10pt" style:font-weight-asian="normal" style:font-name-complex="Verdana" style:font-size-complex="10pt" style:font-weight-complex="normal"/>
    </style:style>
    <style:style style:name="P123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7cb70" style:font-size-asian="10pt" style:font-weight-asian="normal" style:font-name-complex="Verdana" style:font-size-complex="10pt" style:font-weight-complex="normal"/>
    </style:style>
    <style:style style:name="P124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7cb70" style:font-size-asian="10pt" style:font-weight-asian="normal" style:font-name-complex="Verdana" style:font-size-complex="10pt" style:font-weight-complex="normal"/>
    </style:style>
    <style:style style:name="P125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position="0% 100%" style:font-name="Times New Roman" fo:font-size="14pt" fo:letter-spacing="normal" fo:font-style="normal" style:text-underline-style="none" fo:font-weight="normal" officeooo:rsid="000e3e40" officeooo:paragraph-rsid="0028460e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P126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27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128" style:family="paragraph" style:parent-style-name="Standard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style:text-underline-style="solid" style:text-underline-width="auto" style:text-underline-color="font-color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29" style:family="paragraph" style:parent-style-name="Standard" style:list-style-name="L10">
      <style:text-properties officeooo:paragraph-rsid="001d32d4"/>
    </style:style>
    <style:style style:name="P130" style:family="paragraph" style:parent-style-name="Standard" style:list-style-name="L13">
      <style:text-properties officeooo:paragraph-rsid="0027cb70"/>
    </style:style>
    <style:style style:name="P131" style:family="paragraph" style:parent-style-name="Standard" style:list-style-name="L14">
      <style:text-properties officeooo:paragraph-rsid="0027cb70"/>
    </style:style>
    <style:style style:name="P132" style:family="paragraph" style:parent-style-name="Standard">
      <style:text-properties officeooo:rsid="010648de" officeooo:paragraph-rsid="0028460e"/>
    </style:style>
    <style:style style:name="P133" style:family="paragraph" style:parent-style-name="Standard">
      <style:text-properties officeooo:rsid="000e3e40" officeooo:paragraph-rsid="0028460e"/>
    </style:style>
    <style:style style:name="P134" style:family="paragraph" style:parent-style-name="Standard" style:list-style-name="L7">
      <style:paragraph-properties fo:margin-left="0.9846in" fo:margin-right="0in" fo:text-indent="-0.25in" style:auto-text-indent="false"/>
      <style:text-properties officeooo:paragraph-rsid="001d32d4"/>
    </style:style>
    <style:style style:name="P135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fo:font-weight="normal" officeooo:rsid="00ba021d" officeooo:paragraph-rsid="0016db7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36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37" style:family="paragraph" style:parent-style-name="Standard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2pt" fo:letter-spacing="normal" fo:font-style="normal" style:text-underline-style="none" fo:font-weight="normal" officeooo:rsid="001c26f3" officeooo:paragraph-rsid="0028460e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138" style:family="paragraph" style:parent-style-name="Text_20_body" style:list-style-name="L1">
      <style:text-properties officeooo:paragraph-rsid="0013d520"/>
    </style:style>
    <style:style style:name="P139" style:family="paragraph" style:parent-style-name="Text_20_body" style:list-style-name="L1">
      <style:text-properties officeooo:rsid="00d82ecf" officeooo:paragraph-rsid="0013d520"/>
    </style:style>
    <style:style style:name="P140" style:family="paragraph" style:parent-style-name="Text_20_body" style:list-style-name="L2">
      <style:text-properties officeooo:paragraph-rsid="0013d520"/>
    </style:style>
    <style:style style:name="P141" style:family="paragraph" style:parent-style-name="Text_20_body" style:list-style-name="L3">
      <style:text-properties officeooo:paragraph-rsid="0013d520"/>
    </style:style>
    <style:style style:name="P142" style:family="paragraph" style:parent-style-name="Text_20_body" style:list-style-name="L3">
      <style:text-properties officeooo:rsid="00d75e9f" officeooo:paragraph-rsid="0013d520"/>
    </style:style>
    <style:style style:name="P143" style:family="paragraph" style:parent-style-name="Text_20_body" style:list-style-name="L4">
      <style:text-properties officeooo:rsid="00dc956b" officeooo:paragraph-rsid="0013d520"/>
    </style:style>
    <style:style style:name="P144" style:family="paragraph" style:parent-style-name="Text_20_body" style:list-style-name="L5">
      <style:paragraph-properties style:line-height-at-least="0.2709in" fo:text-align="start" style:justify-single-word="false"/>
      <style:text-properties style:font-name="Times New Roman" fo:font-size="12pt" officeooo:paragraph-rsid="0013d520" style:font-size-asian="12pt" style:font-size-complex="12pt"/>
    </style:style>
    <style:style style:name="P145" style:family="paragraph" style:parent-style-name="Text_20_body">
      <style:text-properties style:font-name="Times New Roman" fo:font-size="12pt" officeooo:rsid="0112ce01" officeooo:paragraph-rsid="0028460e" style:font-size-asian="12pt" style:font-size-complex="12pt"/>
    </style:style>
    <style:style style:name="P146" style:family="paragraph" style:parent-style-name="Text_20_body">
      <style:text-properties style:font-name="Times New Roman" fo:font-size="12pt" officeooo:rsid="010d8f07" officeooo:paragraph-rsid="0028460e" style:font-size-asian="12pt" style:font-size-complex="12pt"/>
    </style:style>
    <style:style style:name="P147" style:family="paragraph" style:parent-style-name="Text_20_body">
      <style:text-properties style:font-name="Times New Roman" fo:font-size="12pt" officeooo:rsid="011576ca" officeooo:paragraph-rsid="0028460e" style:font-size-asian="12pt" style:font-size-complex="12pt"/>
    </style:style>
    <style:style style:name="P148" style:family="paragraph" style:parent-style-name="Text_20_body">
      <style:text-properties style:font-name="Times New Roman" fo:font-size="12pt" officeooo:rsid="01038d06" officeooo:paragraph-rsid="0028460e" style:font-size-asian="12pt" style:font-size-complex="12pt"/>
    </style:style>
    <style:style style:name="P149" style:family="paragraph" style:parent-style-name="Text_20_body">
      <style:text-properties style:font-name="Times New Roman" fo:font-size="12pt" officeooo:rsid="0114b06d" officeooo:paragraph-rsid="0028460e" style:font-size-asian="12pt" style:font-size-complex="12pt"/>
    </style:style>
    <style:style style:name="P150" style:family="paragraph" style:parent-style-name="Text_20_body">
      <style:text-properties style:font-name="Times New Roman" fo:font-size="12pt" officeooo:rsid="01071291" officeooo:paragraph-rsid="0028460e" style:font-size-asian="12pt" style:font-size-complex="12pt"/>
    </style:style>
    <style:style style:name="P151" style:family="paragraph" style:parent-style-name="Text_20_body">
      <style:text-properties style:font-name="Times New Roman" fo:font-size="12pt" officeooo:rsid="010798fc" officeooo:paragraph-rsid="0028460e" style:font-size-asian="12pt" style:font-size-complex="12pt"/>
    </style:style>
    <style:style style:name="P152" style:family="paragraph" style:parent-style-name="Text_20_body">
      <style:text-properties style:font-name="Times New Roman" fo:font-size="12pt" officeooo:rsid="011736cd" officeooo:paragraph-rsid="0028460e" style:font-size-asian="12pt" style:font-size-complex="12pt"/>
    </style:style>
    <style:style style:name="P153" style:family="paragraph" style:parent-style-name="Text_20_body">
      <style:text-properties style:font-name="Times New Roman" fo:font-size="12pt" officeooo:paragraph-rsid="0028460e" style:font-size-asian="12pt" style:font-size-complex="12pt"/>
    </style:style>
    <style:style style:name="P154" style:family="paragraph" style:parent-style-name="Text_20_body">
      <style:text-properties style:font-name="Times New Roman" fo:font-size="12pt" fo:font-weight="normal" officeooo:rsid="0112ce01" officeooo:paragraph-rsid="0028460e" style:font-size-asian="12pt" style:font-weight-asian="normal" style:font-size-complex="12pt" style:font-weight-complex="normal"/>
    </style:style>
    <style:style style:name="P155" style:family="paragraph" style:parent-style-name="Text_20_body">
      <style:text-properties style:font-name="Times New Roman" fo:font-size="12pt" fo:font-weight="normal" officeooo:rsid="010d332d" officeooo:paragraph-rsid="0028460e" style:font-size-asian="12pt" style:font-weight-asian="normal" style:font-size-complex="12pt" style:font-weight-complex="normal"/>
    </style:style>
    <style:style style:name="P156" style:family="paragraph" style:parent-style-name="Text_20_body">
      <style:text-properties style:font-name="Times New Roman" fo:font-size="12pt" fo:font-weight="normal" officeooo:rsid="01038d06" officeooo:paragraph-rsid="0028460e" style:font-size-asian="12pt" style:font-weight-asian="normal" style:font-size-complex="12pt" style:font-weight-complex="normal"/>
    </style:style>
    <style:style style:name="P157" style:family="paragraph" style:parent-style-name="Text_20_body">
      <style:text-properties style:font-name="Times New Roman" fo:font-size="12pt" fo:font-weight="normal" officeooo:paragraph-rsid="0028460e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text-align="start" style:justify-single-word="false"/>
      <style:text-properties style:font-name="Times New Roman" fo:font-size="10pt" style:text-underline-style="none" fo:font-weight="normal" officeooo:rsid="007e3029" officeooo:paragraph-rsid="0013d520" style:font-size-asian="10pt" style:font-weight-asian="normal" style:font-name-complex="Verdana" style:font-size-complex="10pt" style:font-weight-complex="normal"/>
    </style:style>
    <style:style style:name="P159" style:family="paragraph" style:parent-style-name="Text_20_body">
      <style:paragraph-properties fo:text-align="start" style:justify-single-word="false"/>
      <style:text-properties style:font-name="Times New Roman" fo:font-size="10pt" officeooo:rsid="00af15be" officeooo:paragraph-rsid="001ca995" style:font-size-asian="10pt" style:font-name-complex="Verdana" style:font-size-complex="10pt"/>
    </style:style>
    <style:style style:name="P160" style:family="paragraph" style:parent-style-name="Text_20_body" style:list-style-name="L3">
      <style:text-properties fo:font-size="10pt" fo:font-weight="normal" officeooo:rsid="001519de" officeooo:paragraph-rsid="0013d520" style:font-size-asian="10pt" style:font-weight-asian="normal" style:font-name-complex="Verdana" style:font-size-complex="10pt" style:font-weight-complex="normal"/>
    </style:style>
    <style:style style:name="P161" style:family="paragraph" style:parent-style-name="Text_20_body">
      <style:text-properties fo:font-size="10pt" fo:font-weight="normal" officeooo:rsid="0026045b" officeooo:paragraph-rsid="0026045b" style:font-size-asian="10pt" style:font-weight-asian="normal" style:font-size-complex="10pt" style:font-weight-complex="normal"/>
    </style:style>
    <style:style style:name="P162" style:family="paragraph" style:parent-style-name="Text_20_body">
      <style:text-properties fo:font-size="10pt" fo:font-weight="normal" officeooo:rsid="0027cb70" officeooo:paragraph-rsid="0027cb70" style:font-size-asian="10pt" style:font-weight-asian="normal" style:font-size-complex="10pt" style:font-weight-complex="normal"/>
    </style:style>
    <style:style style:name="P163" style:family="paragraph" style:parent-style-name="Text_20_body">
      <style:text-properties fo:font-size="10pt" style:font-size-asian="10pt" style:font-name-complex="Verdana" style:font-size-complex="10pt"/>
    </style:style>
    <style:style style:name="P164" style:family="paragraph" style:parent-style-name="Text_20_body">
      <style:text-properties fo:font-size="10pt" officeooo:rsid="00adb8ab" style:font-size-asian="10pt" style:font-name-complex="Verdana" style:font-size-complex="10pt"/>
    </style:style>
    <style:style style:name="P165" style:family="paragraph" style:parent-style-name="Text_20_body" style:list-style-name="L9">
      <style:text-properties fo:font-size="10pt" officeooo:paragraph-rsid="00243cde" style:font-size-asian="10pt" style:font-size-complex="10pt"/>
    </style:style>
    <style:style style:name="P166" style:family="paragraph" style:parent-style-name="Text_20_body" style:list-style-name="L10">
      <style:text-properties fo:font-size="10pt" officeooo:paragraph-rsid="00243cde" style:font-size-asian="10pt" style:font-size-complex="10pt"/>
    </style:style>
    <style:style style:name="P167" style:family="paragraph" style:parent-style-name="Text_20_body" style:list-style-name="L13">
      <style:text-properties fo:font-size="10pt" officeooo:paragraph-rsid="0027cb70" style:font-size-asian="10pt" style:font-size-complex="10pt"/>
    </style:style>
    <style:style style:name="P168" style:family="paragraph" style:parent-style-name="Text_20_body" style:list-style-name="L14">
      <style:text-properties fo:font-size="10pt" officeooo:paragraph-rsid="0027cb70" style:font-size-asian="10pt" style:font-size-complex="10pt"/>
    </style:style>
    <style:style style:name="P169" style:family="paragraph" style:parent-style-name="Text_20_body">
      <style:text-properties fo:font-size="10pt" fo:font-style="normal" officeooo:rsid="00bbf372" officeooo:paragraph-rsid="001d6a7d" style:font-size-asian="10pt" style:font-style-asian="normal" style:font-size-complex="10pt" style:font-style-complex="normal"/>
    </style:style>
    <style:style style:name="P170" style:family="paragraph" style:parent-style-name="Text_20_body" style:list-style-name="L3">
      <style:text-properties fo:color="#000000" fo:font-size="12pt" officeooo:paragraph-rsid="0013d520" style:font-size-asian="12pt" style:font-size-complex="12pt"/>
    </style:style>
    <style:style style:name="P171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0% 100%" style:font-name="Times New Roman" fo:font-size="14pt" fo:letter-spacing="normal" fo:font-style="normal" style:text-underline-style="solid" style:text-underline-width="auto" style:text-underline-color="font-color" fo:font-weight="bold" officeooo:rsid="00b12e77" officeooo:paragraph-rsid="0013d520" style:font-size-asian="14pt" style:font-weight-asian="bold" style:font-name-complex="Verdana" style:font-size-complex="14pt" style:font-weight-complex="bold"/>
    </style:style>
    <style:style style:name="P172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text-position="0% 100%" style:font-name="Times New Roman" fo:font-size="14pt" fo:letter-spacing="normal" fo:font-style="normal" style:text-underline-style="none" fo:font-weight="normal" officeooo:rsid="00b12e77" officeooo:paragraph-rsid="0013d520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P173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a885d" style:font-size-asian="10pt" style:font-weight-asian="normal" style:font-name-complex="Verdana" style:font-size-complex="10pt" style:font-weight-complex="normal"/>
    </style:style>
    <style:style style:name="P174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b7269" style:font-size-asian="10pt" style:font-weight-asian="normal" style:font-name-complex="Verdana" style:font-size-complex="10pt" style:font-weight-complex="normal"/>
    </style:style>
    <style:style style:name="P175" style:family="paragraph" style:parent-style-name="Text_20_body" style:list-style-name="L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ce639" style:font-size-asian="10pt" style:font-weight-asian="normal" style:font-name-complex="Verdana" style:font-size-complex="10pt" style:font-weight-complex="normal"/>
    </style:style>
    <style:style style:name="P176" style:family="paragraph" style:parent-style-name="Text_20_body" style:list-style-name="L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4282d" style:font-size-asian="10pt" style:font-weight-asian="normal" style:font-name-complex="Verdana" style:font-size-complex="10pt" style:font-weight-complex="normal"/>
    </style:style>
    <style:style style:name="P177" style:family="paragraph" style:parent-style-name="Text_20_body" style:list-style-name="L1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1d32d4" style:font-size-asian="10pt" style:font-weight-asian="normal" style:font-name-complex="Verdana" style:font-size-complex="10pt" style:font-weight-complex="normal"/>
    </style:style>
    <style:style style:name="P178" style:family="paragraph" style:parent-style-name="Text_20_body" style:list-style-name="L12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4282d" style:font-size-asian="10pt" style:font-weight-asian="normal" style:font-name-complex="Verdana" style:font-size-complex="10pt" style:font-weight-complex="normal"/>
    </style:style>
    <style:style style:name="P179" style:family="paragraph" style:parent-style-name="Text_20_body" style:list-style-name="L13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7cb70" style:font-size-asian="10pt" style:font-weight-asian="normal" style:font-name-complex="Verdana" style:font-size-complex="10pt" style:font-weight-complex="normal"/>
    </style:style>
    <style:style style:name="P180" style:family="paragraph" style:parent-style-name="Text_20_body" style:list-style-name="L14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officeooo:paragraph-rsid="0027cb70" style:font-size-asian="10pt" style:font-weight-asian="normal" style:font-name-complex="Verdana" style:font-size-complex="10pt" style:font-weight-complex="normal"/>
    </style:style>
    <style:style style:name="P181" style:family="paragraph" style:parent-style-name="Text_20_body" style:list-style-name="L6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1b7269" style:font-size-asian="10pt" style:font-weight-asian="normal" style:font-name-complex="Verdana" style:font-size-complex="10pt" style:font-weight-complex="normal"/>
    </style:style>
    <style:style style:name="P182" style:family="paragraph" style:parent-style-name="Text_20_body" style:list-style-name="L8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1d32d4" style:font-size-asian="10pt" style:font-weight-asian="normal" style:font-name-complex="Verdana" style:font-size-complex="10pt" style:font-weight-complex="normal"/>
    </style:style>
    <style:style style:name="P183" style:family="paragraph" style:parent-style-name="Text_20_body" style:list-style-name="L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1d32d4" style:font-size-asian="10pt" style:font-weight-asian="normal" style:font-name-complex="Verdana" style:font-size-complex="10pt" style:font-weight-complex="normal"/>
    </style:style>
    <style:style style:name="P184" style:family="paragraph" style:parent-style-name="Text_20_body" style:list-style-name="L9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243cde" style:font-size-asian="10pt" style:font-weight-asian="normal" style:font-name-complex="Verdana" style:font-size-complex="10pt" style:font-weight-complex="normal"/>
    </style:style>
    <style:style style:name="P185" style:family="paragraph" style:parent-style-name="Text_20_body" style:list-style-name="L1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1d32d4" style:font-size-asian="10pt" style:font-weight-asian="normal" style:font-name-complex="Verdana" style:font-size-complex="10pt" style:font-weight-complex="normal"/>
    </style:style>
    <style:style style:name="P186" style:family="paragraph" style:parent-style-name="Text_20_body" style:list-style-name="L10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243cde" style:font-size-asian="10pt" style:font-weight-asian="normal" style:font-name-complex="Verdana" style:font-size-complex="10pt" style:font-weight-complex="normal"/>
    </style:style>
    <style:style style:name="P187" style:family="paragraph" style:parent-style-name="Text_20_body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27cb70" style:font-size-asian="10pt" style:font-weight-asian="normal" style:font-name-complex="Verdana" style:font-size-complex="10pt" style:font-weight-complex="normal"/>
    </style:style>
    <style:style style:name="P188" style:family="paragraph" style:parent-style-name="Text_20_body" style:list-style-name="L13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27cb70" style:font-size-asian="10pt" style:font-weight-asian="normal" style:font-name-complex="Verdana" style:font-size-complex="10pt" style:font-weight-complex="normal"/>
    </style:style>
    <style:style style:name="P189" style:family="paragraph" style:parent-style-name="Text_20_body" style:list-style-name="L14">
      <style:paragraph-properties fo:text-align="start" style:justify-single-word="false"/>
      <style:text-properties fo:font-variant="normal" fo:text-transform="none" fo:color="#000000" style:text-position="0% 100%" style:font-name="Times New Roman" fo:font-size="10pt" fo:letter-spacing="normal" fo:font-style="normal" fo:font-weight="normal" officeooo:rsid="001b7269" officeooo:paragraph-rsid="0027cb70" style:font-size-asian="10pt" style:font-weight-asian="normal" style:font-name-complex="Verdana" style:font-size-complex="10pt" style:font-weight-complex="normal"/>
    </style:style>
    <style:style style:name="P190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54ec58" officeooo:paragraph-rsid="0028460e" style:font-size-asian="12pt" style:font-weight-asian="normal" style:font-name-complex="Verdana" style:font-size-complex="12pt" style:font-weight-complex="normal"/>
    </style:style>
    <style:style style:name="P191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476d09" officeooo:paragraph-rsid="0028460e" style:font-size-asian="12pt" style:font-weight-asian="normal" style:font-name-complex="Verdana" style:font-size-complex="12pt" style:font-weight-complex="normal"/>
    </style:style>
    <style:style style:name="P192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93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194" style:family="paragraph" style:parent-style-name="Text_20_body">
      <style:paragraph-properties style:line-height-at-least="0.1465in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195" style:family="paragraph" style:parent-style-name="Text_20_body"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96" style:family="paragraph" style:parent-style-name="Text_20_body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197" style:family="paragraph" style:parent-style-name="Text_20_body">
      <style:text-properties fo:font-variant="normal" fo:text-transform="none" fo:color="#000000" style:text-position="0% 100%" fo:font-size="10pt" fo:letter-spacing="normal" fo:font-style="normal" style:text-underline-style="none" officeooo:rsid="001c26f3" style:font-size-asian="10pt" style:font-style-asian="normal" style:font-size-complex="10pt" style:font-style-complex="normal"/>
    </style:style>
    <style:style style:name="P198" style:family="paragraph" style:parent-style-name="Text_20_body">
      <style:text-properties fo:font-variant="normal" fo:text-transform="none" fo:color="#000000" style:text-position="0% 100%" fo:font-size="10pt" fo:letter-spacing="normal" fo:font-style="normal" style:text-underline-style="none" officeooo:rsid="001c26f3" officeooo:paragraph-rsid="001d6a7d" style:font-size-asian="10pt" style:font-style-asian="normal" style:font-size-complex="10pt" style:font-style-complex="normal"/>
    </style:style>
    <style:style style:name="P199" style:family="paragraph" style:parent-style-name="Text_20_body">
      <style:text-properties fo:font-variant="normal" fo:text-transform="none" fo:color="#000000" style:text-position="0% 100%" fo:font-size="10pt" fo:letter-spacing="normal" fo:font-style="normal" style:text-underline-style="none" officeooo:rsid="00d82ecf" style:font-size-asian="10pt" style:font-style-asian="normal" style:font-size-complex="10pt" style:font-style-complex="normal"/>
    </style:style>
    <style:style style:name="P200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0ffe" style:font-size-asian="10pt" style:font-style-asian="italic" style:font-weight-asian="bold" style:font-name-complex="Verdana" style:font-size-complex="10pt" style:font-style-complex="italic" style:font-weight-complex="bold"/>
    </style:style>
    <style:style style:name="P201" style:family="paragraph" style:parent-style-name="Text_20_body"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0ffe" style:font-size-asian="10pt" style:font-style-asian="italic" style:font-weight-asian="bold" style:font-name-complex="Verdana" style:font-size-complex="10pt" style:font-style-complex="italic" style:font-weight-complex="bold"/>
    </style:style>
    <style:style style:name="P202" style:family="paragraph" style:parent-style-name="Text_20_body"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124d" style:font-size-asian="10pt" style:font-style-asian="italic" style:font-weight-asian="bold" style:font-name-complex="Verdana" style:font-size-complex="10pt" style:font-style-complex="italic" style:font-weight-complex="bold"/>
    </style:style>
    <style:style style:name="P203" style:family="paragraph" style:parent-style-name="Text_20_body"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217b5f" officeooo:paragraph-rsid="002a0ffe" style:font-size-asian="10pt" style:font-style-asian="italic" style:font-weight-asian="bold" style:font-name-complex="Verdana" style:font-size-complex="10pt" style:font-style-complex="italic" style:font-weight-complex="bold"/>
    </style:style>
    <style:style style:name="P204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0% 100%" style:font-name="Verdana" fo:font-size="10pt" fo:letter-spacing="normal" fo:font-style="normal" style:text-underline-style="solid" style:text-underline-width="auto" style:text-underline-color="font-color" fo:font-weight="normal" officeooo:rsid="00217b5f" officeooo:paragraph-rsid="002a0ffe" style:font-size-asian="10pt" style:font-style-asian="italic" style:font-weight-asian="bold" style:font-name-complex="Verdana" style:font-size-complex="10pt" style:font-style-complex="italic" style:font-weight-complex="bold"/>
    </style:style>
    <style:style style:name="P205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f11f0f" officeooo:paragraph-rsid="002a124d" style:font-size-asian="20pt" style:font-weight-asian="bold" style:font-name-complex="Verdana" style:font-size-complex="20pt" style:font-weight-complex="bold"/>
    </style:style>
    <style:style style:name="P206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55e205" officeooo:paragraph-rsid="002a124d" style:font-size-asian="20pt" style:font-weight-asian="bold" style:font-name-complex="Verdana" style:font-size-complex="20pt" style:font-weight-complex="bold"/>
    </style:style>
    <style:style style:name="P207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47906f" officeooo:paragraph-rsid="002a124d" style:font-size-asian="20pt" style:font-weight-asian="bold" style:font-name-complex="Verdana" style:font-size-complex="20pt" style:font-weight-complex="bold"/>
    </style:style>
    <style:style style:name="P208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bold" officeooo:rsid="00476d09" officeooo:paragraph-rsid="002a124d" style:font-size-asian="20pt" style:font-weight-asian="bold" style:font-name-complex="Verdana" style:font-size-complex="20pt" style:font-weight-complex="bold"/>
    </style:style>
    <style:style style:name="P209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normal" officeooo:rsid="00a5b3ec" officeooo:paragraph-rsid="0028460e" style:font-size-asian="20pt" style:font-weight-asian="normal" style:font-name-complex="Verdana" style:font-size-complex="20pt" style:font-weight-complex="normal"/>
    </style:style>
    <style:style style:name="P210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normal" officeooo:rsid="00ada998" officeooo:paragraph-rsid="0028460e" style:font-size-asian="20pt" style:font-weight-asian="normal" style:font-name-complex="Verdana" style:font-size-complex="20pt" style:font-weight-complex="normal"/>
    </style:style>
    <style:style style:name="P211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fo:font-weight="normal" officeooo:rsid="00a5b3ec" officeooo:paragraph-rsid="002a0ffe" style:font-size-asian="20pt" style:font-style-asian="italic" style:font-weight-asian="normal" style:font-name-complex="Verdana" style:font-size-complex="20pt" style:font-style-complex="italic" style:font-weight-complex="normal"/>
    </style:style>
    <style:style style:name="P212" style:family="paragraph" style:parent-style-name="Text_20_body">
      <style:paragraph-properties style:line-height-at-least="0.1465in" fo:text-align="start" style:justify-single-word="false"/>
      <style:text-properties fo:font-variant="normal" fo:text-transform="none" fo:color="#000000" style:text-position="super 58%" style:font-name="Verdana" fo:font-size="20pt" fo:letter-spacing="normal" fo:font-style="normal" style:text-underline-style="none" fo:font-weight="bold" officeooo:rsid="00416bb9" officeooo:paragraph-rsid="002a124d" style:font-size-asian="20pt" style:font-style-asian="normal" style:font-weight-asian="bold" style:font-name-complex="Verdana" style:font-size-complex="20pt" style:font-style-complex="normal" style:font-weight-complex="bold"/>
    </style:style>
    <style:style style:name="P213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112ce01" officeooo:paragraph-rsid="0028460e" style:font-size-asian="12pt" style:font-name-complex="Verdana" style:font-size-complex="12pt"/>
    </style:style>
    <style:style style:name="P214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1c26f3" officeooo:paragraph-rsid="0028460e" style:font-size-asian="12pt" style:font-name-complex="Verdana" style:font-size-complex="12pt"/>
    </style:style>
    <style:style style:name="P215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10798fc" officeooo:paragraph-rsid="0028460e" style:font-size-asian="12pt" style:font-name-complex="Verdana" style:font-size-complex="12pt"/>
    </style:style>
    <style:style style:name="P216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101f244" officeooo:paragraph-rsid="0028460e" style:font-size-asian="12pt" style:font-weight-asian="normal" style:font-name-complex="Verdana" style:font-size-complex="12pt" style:font-weight-complex="normal"/>
    </style:style>
    <style:style style:name="P217" style:family="paragraph" style:parent-style-name="Text_20_body">
      <style:paragraph-properties fo:text-align="start" style:justify-single-word="false"/>
      <style:text-properties style:text-position="0% 100%" style:font-name="Times New Roman" fo:font-size="10pt" style:text-underline-style="none" officeooo:rsid="00131ee1" officeooo:paragraph-rsid="001b7269" style:font-size-asian="10pt" style:font-name-complex="Verdana" style:font-size-complex="10pt"/>
    </style:style>
    <style:style style:name="P218" style:family="paragraph" style:parent-style-name="Text_20_body">
      <style:text-properties style:text-position="0% 100%" style:font-name="Times New Roman" fo:font-size="12pt" officeooo:paragraph-rsid="0028460e" style:font-size-asian="12pt" style:font-size-complex="12pt"/>
    </style:style>
    <style:style style:name="P219" style:family="paragraph" style:parent-style-name="Text_20_body">
      <style:text-properties style:text-position="0% 100%" officeooo:paragraph-rsid="0028460e"/>
    </style:style>
    <style:style style:name="P220" style:family="paragraph" style:parent-style-name="Text_20_body">
      <style:text-properties style:text-position="0% 100%" officeooo:paragraph-rsid="002a124d"/>
    </style:style>
    <style:style style:name="P221" style:family="paragraph" style:parent-style-name="Text_20_body" style:list-style-name="L9">
      <style:paragraph-properties fo:text-align="start" style:justify-single-word="false"/>
      <style:text-properties officeooo:paragraph-rsid="0024282d"/>
    </style:style>
    <style:style style:name="P222" style:family="paragraph" style:parent-style-name="Text_20_body">
      <style:text-properties fo:font-size="12pt" fo:font-weight="bold" officeooo:paragraph-rsid="0028460e" style:font-size-asian="12pt" style:font-weight-asian="bold" style:font-size-complex="12pt" style:font-weight-complex="bold"/>
    </style:style>
    <style:style style:name="P223" style:family="paragraph" style:parent-style-name="Text_20_body">
      <style:text-properties officeooo:rsid="0112ce01" officeooo:paragraph-rsid="0028460e"/>
    </style:style>
    <style:style style:name="P224" style:family="paragraph" style:parent-style-name="Text_20_body">
      <style:text-properties officeooo:paragraph-rsid="0028460e"/>
    </style:style>
    <style:style style:name="P225" style:family="paragraph" style:parent-style-name="Text_20_body" style:list-style-name="L3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af61be" officeooo:paragraph-rsid="002320e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26" style:family="paragraph" style:parent-style-name="Text_20_body" style:list-style-name="L3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2320e2" officeooo:paragraph-rsid="002320e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2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e211dd" officeooo:paragraph-rsid="002320e2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2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99d894" officeooo:paragraph-rsid="001f932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2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d82ecf" officeooo:paragraph-rsid="001ca99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3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0pt" fo:letter-spacing="normal" fo:font-style="normal" style:text-underline-style="none" fo:font-weight="normal" officeooo:rsid="001c26f3" officeooo:paragraph-rsid="001f9325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3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1c26f3" officeooo:paragraph-rsid="0028460e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32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233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124d" style:font-size-asian="12pt" style:font-style-asian="italic" style:font-weight-asian="bold" style:font-name-complex="Verdana" style:font-size-complex="12pt" style:font-style-complex="italic" style:font-weight-complex="bold"/>
    </style:style>
    <style:style style:name="P234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54ec58" officeooo:paragraph-rsid="0028460e" style:font-size-asian="12pt" style:font-weight-asian="normal" style:font-name-complex="Verdana" style:font-size-complex="12pt" style:font-weight-complex="normal"/>
    </style:style>
    <style:style style:name="P235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236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217b5f" officeooo:paragraph-rsid="002a0ffe" style:font-size-asian="10pt" style:font-style-asian="italic" style:font-weight-asian="bold" style:font-name-complex="Verdana" style:font-size-complex="10pt" style:font-style-complex="italic" style:font-weight-complex="bold"/>
    </style:style>
    <style:style style:name="P237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Times New Roman" fo:font-size="12pt" fo:letter-spacing="normal" fo:font-style="normal" style:text-underline-style="none" fo:font-weight="normal" officeooo:rsid="001c26f3" officeooo:paragraph-rsid="0028460e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238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bold" officeooo:rsid="007dc076" officeooo:paragraph-rsid="0028460e" style:font-size-asian="16pt" style:font-style-asian="normal" style:font-weight-asian="bold" style:font-name-complex="Verdana" style:font-size-complex="16pt" style:font-style-complex="normal" style:font-weight-complex="bold"/>
    </style:style>
    <style:style style:name="P239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bold" officeooo:rsid="009e3ee7" officeooo:paragraph-rsid="0028460e" style:font-size-asian="16pt" style:font-style-asian="normal" style:font-weight-asian="bold" style:font-name-complex="Verdana" style:font-size-complex="16pt" style:font-style-complex="normal" style:font-weight-complex="bold"/>
    </style:style>
    <style:style style:name="P240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99d894" officeooo:paragraph-rsid="0028460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241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a5b3ec" officeooo:paragraph-rsid="0028460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242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a5b3ec" officeooo:paragraph-rsid="002a0ff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243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9cf4e6" officeooo:paragraph-rsid="0028460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244" style:family="paragraph" style:parent-style-name="Text_20_body">
      <style:paragraph-properties fo:margin-left="0in" fo:margin-right="0in" style:line-height-at-least="0.1465in" fo:text-align="start" style:justify-single-word="false" fo:text-indent="0in" style:auto-text-indent="false"/>
      <style:text-properties fo:font-variant="normal" fo:text-transform="none" fo:color="#000000" style:text-position="super 58%" style:font-name="Verdana" fo:font-size="16pt" fo:letter-spacing="normal" fo:font-style="normal" style:text-underline-style="none" fo:font-weight="normal" officeooo:rsid="009cf4e6" officeooo:paragraph-rsid="002a0ffe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P24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c26f3" officeooo:paragraph-rsid="0028460e" style:font-size-asian="12pt" style:font-name-complex="Verdana" style:font-size-complex="12pt"/>
    </style:style>
    <style:style style:name="P246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text-position="super 58%" style:font-name="Verdana" fo:font-size="20pt" fo:letter-spacing="normal" fo:font-style="normal" fo:font-weight="bold" officeooo:rsid="004010b8" officeooo:paragraph-rsid="0028460e" style:font-size-asian="20pt" style:font-weight-asian="bold" style:font-name-complex="Verdana" style:font-size-complex="20pt" style:font-weight-complex="bold"/>
    </style:style>
    <style:style style:name="P247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text-position="super 58%" style:font-name="Verdana" fo:font-size="20pt" fo:letter-spacing="normal" fo:font-style="normal" fo:font-weight="bold" officeooo:rsid="004010b8" officeooo:paragraph-rsid="002a0ffe" style:font-size-asian="20pt" style:font-weight-asian="bold" style:font-name-complex="Verdana" style:font-size-complex="20pt" style:font-weight-complex="bold"/>
    </style:style>
    <style:style style:name="P248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text-position="super 58%" style:font-name="Verdana" fo:font-size="20pt" fo:letter-spacing="normal" fo:font-style="normal" fo:font-weight="bold" officeooo:rsid="004010b8" officeooo:paragraph-rsid="002a124d" style:font-size-asian="20pt" style:font-weight-asian="bold" style:font-name-complex="Verdana" style:font-size-complex="20pt" style:font-weight-complex="bold"/>
    </style:style>
    <style:style style:name="P249" style:family="paragraph" style:parent-style-name="Text_20_body">
      <style:paragraph-properties fo:margin-left="0in" fo:margin-right="0in" fo:margin-top="0in" fo:margin-bottom="0in" style:contextual-spacing="false" style:line-height-at-least="0.1465in" fo:text-align="start" style:justify-single-word="false" fo:text-indent="0in" style:auto-text-indent="false"/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250" style:family="paragraph" style:parent-style-name="Text_20_body">
      <style:paragraph-properties style:line-height-at-least="0.1465in" fo:text-align="start" style:justify-single-word="false" fo:break-before="page"/>
      <style:text-properties fo:font-variant="normal" fo:text-transform="none" fo:color="#000000" style:text-position="0% 100%" style:font-name="Verdana" fo:font-size="10pt" fo:letter-spacing="normal" fo:font-style="normal" fo:font-weight="normal" officeooo:rsid="00217b5f" officeooo:paragraph-rsid="002a124d" style:font-size-asian="10pt" style:font-style-asian="italic" style:font-weight-asian="bold" style:font-name-complex="Verdana" style:font-size-complex="10pt" style:font-style-complex="italic" style:font-weight-complex="bold"/>
    </style:style>
    <style:style style:name="P251" style:family="paragraph" style:parent-style-name="Text_20_body">
      <style:paragraph-properties fo:line-height="100%" fo:text-align="start" style:justify-single-word="false" fo:break-before="page"/>
      <style:text-properties fo:font-variant="normal" fo:text-transform="none" fo:color="#000000" style:text-position="super 58%" style:font-name="Verdana" fo:font-size="20pt" fo:letter-spacing="normal" fo:font-style="normal" fo:font-weight="bold" officeooo:rsid="00416bb9" officeooo:paragraph-rsid="0028460e" style:font-size-asian="20pt" style:font-weight-asian="bold" style:font-name-complex="Verdana" style:font-size-complex="20pt" style:font-weight-complex="bold"/>
    </style:style>
    <style:style style:name="P252" style:family="paragraph" style:parent-style-name="Text_20_body">
      <style:paragraph-properties fo:line-height="100%" fo:text-align="start" style:justify-single-word="false" fo:break-before="page"/>
      <style:text-properties fo:font-variant="normal" fo:text-transform="none" fo:color="#000000" style:text-position="super 58%" style:font-name="Verdana" fo:font-size="20pt" fo:letter-spacing="normal" fo:font-style="normal" fo:font-weight="bold" officeooo:rsid="00416bb9" officeooo:paragraph-rsid="002a0ffe" style:font-size-asian="20pt" style:font-weight-asian="bold" style:font-name-complex="Verdana" style:font-size-complex="20pt" style:font-weight-complex="bold"/>
    </style:style>
    <style:style style:name="P253" style:family="paragraph" style:parent-style-name="Text_20_body">
      <style:paragraph-properties fo:margin-top="0in" fo:margin-bottom="0in" style:contextual-spacing="false" style:line-height-at-least="0.1465in"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P254" style:family="paragraph" style:parent-style-name="Text_20_body">
      <style:paragraph-properties fo:margin-top="0in" fo:margin-bottom="0in" style:contextual-spacing="false"/>
      <style:text-properties fo:font-variant="normal" fo:text-transform="none" fo:color="#000000" style:text-position="0% 100%" style:font-name="Times New Roman" fo:font-size="12pt" fo:letter-spacing="normal" fo:font-style="normal" fo:font-weight="normal" officeooo:rsid="00217b5f" officeooo:paragraph-rsid="002a0ffe" style:font-size-asian="12pt" style:font-style-asian="italic" style:font-weight-asian="bold" style:font-name-complex="Verdana" style:font-size-complex="12pt" style:font-style-complex="italic" style:font-weight-complex="bol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officeooo:rsid="001c26f3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bbf372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1ce639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normal" officeooo:rsid="001c26f3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c26f3" style:font-style-asian="italic" style:font-style-complex="italic"/>
    </style:style>
    <style:style style:name="T8" style:family="text">
      <style:text-properties fo:font-style="italic" officeooo:rsid="00b8d92f" style:font-style-asian="italic" style:font-style-complex="italic"/>
    </style:style>
    <style:style style:name="T9" style:family="text">
      <style:text-properties fo:font-style="italic" officeooo:rsid="00bbf372" style:font-style-asian="italic" style:font-style-complex="italic"/>
    </style:style>
    <style:style style:name="T10" style:family="text">
      <style:text-properties fo:font-style="italic" officeooo:rsid="00e72bbc" style:font-style-asian="italic" style:font-style-complex="italic"/>
    </style:style>
    <style:style style:name="T11" style:family="text">
      <style:text-properties fo:font-style="italic" officeooo:rsid="001b5019" style:font-style-asian="italic" style:font-style-complex="italic"/>
    </style:style>
    <style:style style:name="T12" style:family="text">
      <style:text-properties fo:font-style="italic" officeooo:rsid="0028460e" style:font-style-asian="italic" style:font-style-complex="italic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b967ae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1c26f3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e0cc49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e211dd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e16a08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tyle="italic" style:text-underline-style="none" officeooo:rsid="00b967ae" style:font-style-asian="italic" style:font-style-complex="italic"/>
    </style:style>
    <style:style style:name="T21" style:family="text">
      <style:text-properties fo:font-style="italic" style:text-underline-style="none" officeooo:rsid="00e0cc49" style:font-style-asian="italic" style:font-style-complex="italic"/>
    </style:style>
    <style:style style:name="T22" style:family="text">
      <style:text-properties fo:font-style="italic" style:text-underline-style="none" officeooo:rsid="00b98a68" style:font-style-asian="italic" style:font-style-complex="italic"/>
    </style:style>
    <style:style style:name="T23" style:family="text">
      <style:text-properties fo:font-style="italic" style:text-underline-style="none" officeooo:rsid="00ba021d" style:font-style-asian="italic" style:font-style-complex="italic"/>
    </style:style>
    <style:style style:name="T24" style:family="text">
      <style:text-properties fo:font-style="italic" style:text-underline-style="none" officeooo:rsid="00bbf372" style:font-style-asian="italic" style:font-style-complex="italic"/>
    </style:style>
    <style:style style:name="T25" style:family="text">
      <style:text-properties fo:font-style="italic" style:text-underline-style="none" officeooo:rsid="00be2e21" style:font-style-asian="italic" style:font-style-complex="italic"/>
    </style:style>
    <style:style style:name="T26" style:family="text">
      <style:text-properties fo:font-style="italic" style:text-underline-style="none" officeooo:rsid="001c26f3" style:font-style-asian="italic" style:font-style-complex="italic"/>
    </style:style>
    <style:style style:name="T27" style:family="text">
      <style:text-properties fo:font-style="italic" style:text-underline-style="none" officeooo:rsid="00e211dd" style:font-style-asian="italic" style:font-style-complex="italic"/>
    </style:style>
    <style:style style:name="T28" style:family="text">
      <style:text-properties fo:font-style="italic" style:text-underline-style="none" officeooo:rsid="00e16a08" style:font-style-asian="italic" style:font-style-complex="italic"/>
    </style:style>
    <style:style style:name="T29" style:family="text">
      <style:text-properties fo:font-style="italic" style:text-underline-style="none" officeooo:rsid="0020fb16" style:font-style-asian="italic" style:font-style-complex="italic"/>
    </style:style>
    <style:style style:name="T30" style:family="text">
      <style:text-properties fo:font-style="italic" style:text-underline-style="none" officeooo:rsid="0027cb70" style:font-style-asian="italic" style:font-style-complex="italic"/>
    </style:style>
    <style:style style:name="T31" style:family="text">
      <style:text-properties fo:font-variant="normal" fo:text-transform="none" fo:color="#000000" style:text-position="0% 100%" style:font-name="Verdana" fo:font-size="10pt" fo:letter-spacing="normal" fo:font-style="normal" style:text-underline-style="none" fo:font-weight="normal" officeooo:rsid="00b967ae" style:font-size-asian="10pt" style:font-weight-asian="normal" style:font-name-complex="Verdana" style:font-size-complex="10pt" style:font-weight-complex="normal"/>
    </style:style>
    <style:style style:name="T32" style:family="text">
      <style:text-properties fo:font-variant="normal" fo:text-transform="none" fo:color="#000000" style:text-position="0% 100%" style:font-name="Verdana" fo:font-size="10pt" fo:letter-spacing="normal" fo:font-style="italic" style:text-underline-style="solid" style:text-underline-width="auto" style:text-underline-color="font-color" fo:font-weight="normal" officeooo:rsid="00b967ae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33" style:family="text">
      <style:text-properties fo:font-variant="normal" fo:text-transform="none" fo:color="#000000" style:text-position="0% 100%" style:font-name="Verdana" fo:letter-spacing="normal" fo:font-style="normal" style:text-underline-style="none" fo:font-weight="normal" officeooo:rsid="00ba021d" style:font-style-asian="normal" style:font-weight-asian="normal" style:font-name-complex="Verdana" style:font-style-complex="normal" style:font-weight-complex="normal"/>
    </style:style>
    <style:style style:name="T34" style:family="text">
      <style:text-properties fo:font-variant="normal" fo:text-transform="none" fo:color="#000000" style:text-position="0% 100%" style:font-name="Verdana" fo:letter-spacing="normal" fo:font-style="normal" style:text-underline-style="none" fo:font-weight="normal" officeooo:rsid="00b98a68" style:font-style-asian="normal" style:font-weight-asian="normal" style:font-name-complex="Verdana" style:font-style-complex="normal" style:font-weight-complex="normal"/>
    </style:style>
    <style:style style:name="T35" style:family="text">
      <style:text-properties fo:font-variant="normal" fo:text-transform="none" fo:color="#000000" style:text-position="0% 100%" style:font-name="Verdana" fo:letter-spacing="normal" fo:font-style="normal" style:text-underline-style="none" fo:font-weight="normal" officeooo:rsid="00b967ae" style:font-weight-asian="normal" style:font-weight-complex="normal"/>
    </style:style>
    <style:style style:name="T36" style:family="text">
      <style:text-properties fo:font-variant="normal" fo:text-transform="none" fo:color="#000000" style:text-position="0% 100%" style:font-name="Verdana" fo:letter-spacing="normal" fo:font-style="normal" style:text-underline-style="none" fo:font-weight="normal" officeooo:rsid="00b98a68" style:font-weight-asian="normal" style:font-name-complex="Verdana" style:font-weight-complex="normal"/>
    </style:style>
    <style:style style:name="T37" style:family="text">
      <style:text-properties fo:font-variant="normal" fo:text-transform="none" fo:color="#000000" style:text-position="0% 100%" style:font-name="Verdana" fo:letter-spacing="normal" fo:font-style="normal" officeooo:rsid="00ba021d" style:font-style-asian="normal" style:font-name-complex="Verdana" style:font-style-complex="normal"/>
    </style:style>
    <style:style style:name="T38" style:family="text">
      <style:text-properties fo:font-variant="normal" fo:text-transform="none" fo:color="#000000" style:text-position="0% 100%" style:font-name="Verdana" fo:letter-spacing="normal" fo:font-style="italic" style:text-underline-style="solid" style:text-underline-width="auto" style:text-underline-color="font-color" fo:font-weight="normal" officeooo:rsid="00b967ae" style:font-style-asian="italic" style:font-weight-asian="normal" style:font-style-complex="italic" style:font-weight-complex="normal"/>
    </style:style>
    <style:style style:name="T39" style:family="text">
      <style:text-properties fo:font-variant="normal" fo:text-transform="none" fo:color="#000000" style:text-position="0% 100%" style:font-name="Verdana" fo:letter-spacing="normal" fo:font-style="italic" style:text-underline-style="none" fo:font-weight="normal" officeooo:rsid="00bbf372" style:font-style-asian="italic" style:font-weight-asian="normal" style:font-name-complex="Verdana" style:font-style-complex="italic" style:font-weight-complex="normal"/>
    </style:style>
    <style:style style:name="T40" style:family="text">
      <style:text-properties fo:font-variant="normal" fo:text-transform="none" fo:color="#000000" style:text-position="0% 100%" style:font-name="Verdana" fo:letter-spacing="normal" fo:font-style="italic" style:text-underline-style="none" fo:font-weight="normal" officeooo:rsid="00ba021d" style:font-style-asian="italic" style:font-weight-asian="normal" style:font-name-complex="Verdana" style:font-style-complex="italic" style:font-weight-complex="normal"/>
    </style:style>
    <style:style style:name="T41" style:family="text">
      <style:text-properties fo:font-variant="normal" fo:text-transform="none" fo:color="#000000" style:text-position="0% 100%" style:font-name="Verdana" fo:letter-spacing="normal" fo:font-style="italic" style:text-underline-style="none" fo:font-weight="normal" officeooo:rsid="0026045b" style:font-style-asian="italic" style:font-weight-asian="normal" style:font-name-complex="Verdana" style:font-style-complex="italic" style:font-weight-complex="normal"/>
    </style:style>
    <style:style style:name="T42" style:family="text">
      <style:text-properties fo:font-variant="normal" fo:text-transform="none" fo:color="#000000" style:text-position="0% 100%" fo:letter-spacing="normal" fo:font-style="normal" style:text-underline-style="none" officeooo:rsid="00d82ecf" style:font-style-asian="normal" style:font-style-complex="normal"/>
    </style:style>
    <style:style style:name="T43" style:family="text">
      <style:text-properties fo:font-variant="normal" fo:text-transform="none" fo:color="#000000" style:text-position="0% 100%" fo:letter-spacing="normal" fo:font-style="normal" style:text-underline-style="none" officeooo:rsid="001c26f3" style:font-style-asian="normal" style:font-style-complex="normal"/>
    </style:style>
    <style:style style:name="T44" style:family="text">
      <style:text-properties fo:font-variant="normal" fo:text-transform="none" fo:color="#000000" style:text-position="0% 100%" fo:letter-spacing="normal" fo:font-style="normal" style:text-underline-style="none" officeooo:rsid="00b631d4" style:font-style-asian="normal" style:font-style-complex="normal"/>
    </style:style>
    <style:style style:name="T45" style:family="text">
      <style:text-properties fo:font-variant="normal" fo:text-transform="none" fo:color="#000000" style:text-position="0% 100%" fo:letter-spacing="normal" fo:font-style="normal" style:text-underline-style="none" fo:font-weight="normal" officeooo:rsid="00da9e87" style:font-weight-asian="normal" style:font-weight-complex="normal"/>
    </style:style>
    <style:style style:name="T46" style:family="text">
      <style:text-properties fo:font-variant="normal" fo:text-transform="none" fo:color="#000000" style:text-position="0% 100%" fo:letter-spacing="normal" fo:font-style="normal" style:text-underline-style="none" fo:font-weight="normal" officeooo:rsid="00c18d86" style:font-weight-asian="normal" style:font-weight-complex="normal"/>
    </style:style>
    <style:style style:name="T47" style:family="text">
      <style:text-properties fo:font-variant="normal" fo:text-transform="none" fo:color="#000000" style:text-position="0% 100%" fo:letter-spacing="normal" fo:font-style="normal" style:text-underline-style="none" fo:font-weight="normal" officeooo:rsid="00c4c765" style:font-weight-asian="normal" style:font-weight-complex="normal"/>
    </style:style>
    <style:style style:name="T48" style:family="text">
      <style:text-properties fo:font-variant="normal" fo:text-transform="none" fo:color="#000000" style:text-position="0% 100%" fo:letter-spacing="normal" fo:font-style="normal" style:text-underline-style="none" fo:font-weight="normal" officeooo:rsid="0014cc74" style:font-weight-asian="normal" style:font-weight-complex="normal"/>
    </style:style>
    <style:style style:name="T49" style:family="text">
      <style:text-properties fo:font-variant="normal" fo:text-transform="none" fo:color="#000000" style:text-position="0% 100%" fo:letter-spacing="normal" fo:font-style="normal" style:text-underline-style="solid" style:text-underline-width="auto" style:text-underline-color="font-color" officeooo:rsid="001c26f3" style:font-style-asian="normal" style:font-style-complex="normal"/>
    </style:style>
    <style:style style:name="T50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1038d06" style:font-style-asian="normal" style:font-weight-asian="normal" style:font-name-complex="Verdana" style:font-style-complex="normal" style:font-weight-complex="normal"/>
    </style:style>
    <style:style style:name="T51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112ce01" style:font-style-asian="normal" style:font-weight-asian="normal" style:font-name-complex="Verdana" style:font-style-complex="normal" style:font-weight-complex="normal"/>
    </style:style>
    <style:style style:name="T52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be2e21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color="#000000" style:text-position="0% 100%" style:font-name="Times New Roman" fo:letter-spacing="normal" fo:font-style="normal" style:text-underline-style="none" fo:font-weight="normal" officeooo:rsid="001ce639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color="#000000" style:text-position="0% 100%" style:font-name="Times New Roman" fo:letter-spacing="normal" fo:font-style="italic" style:text-underline-style="none" fo:font-weight="normal" officeooo:rsid="00adb8ab" style:font-style-asian="italic" style:font-weight-asian="normal" style:font-name-complex="Verdana" style:font-style-complex="italic" style:font-weight-complex="normal"/>
    </style:style>
    <style:style style:name="T55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d82ecf" style:font-size-asian="10pt" style:font-weight-asian="normal" style:font-name-complex="Verdana" style:font-size-complex="10pt" style:font-weight-complex="normal"/>
    </style:style>
    <style:style style:name="T56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adb8ab" style:font-size-asian="10pt" style:font-weight-asian="normal" style:font-name-complex="Verdana" style:font-size-complex="10pt" style:font-weight-complex="normal"/>
    </style:style>
    <style:style style:name="T57" style:family="text">
      <style:text-properties fo:font-variant="normal" fo:text-transform="none" fo:color="#000000" style:text-position="0% 100%" style:font-name="Times New Roman" fo:font-size="10pt" fo:letter-spacing="normal" fo:font-style="normal" fo:font-weight="normal" officeooo:rsid="00d8e61c" style:font-size-asian="10pt" style:font-weight-asian="normal" style:font-name-complex="Verdana" style:font-size-complex="10pt" style:font-weight-complex="normal"/>
    </style:style>
    <style:style style:name="T58" style:family="text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1038d06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59" style:family="text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112ce01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60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61" style:family="text">
      <style:text-properties fo:font-variant="normal" fo:text-transform="none" fo:color="#000000" fo:letter-spacing="normal" fo:font-style="normal" fo:font-weight="normal" style:font-name-complex="Verdana"/>
    </style:style>
    <style:style style:name="T62" style:family="text">
      <style:text-properties fo:font-variant="normal" fo:text-transform="none" fo:color="#000000" fo:letter-spacing="normal" fo:font-style="normal" fo:font-weight="normal" officeooo:rsid="010d332d" style:font-name-complex="Verdana"/>
    </style:style>
    <style:style style:name="T63" style:family="text">
      <style:text-properties fo:font-variant="normal" fo:text-transform="none" fo:color="#000000" fo:letter-spacing="normal" fo:font-style="normal" officeooo:rsid="011736cd" style:font-name-complex="Verdana"/>
    </style:style>
    <style:style style:name="T64" style:family="text">
      <style:text-properties fo:font-variant="normal" fo:text-transform="none" fo:color="#000000" fo:letter-spacing="normal" fo:font-style="normal" officeooo:rsid="0104c2a6" style:font-name-complex="Verdana"/>
    </style:style>
    <style:style style:name="T65" style:family="text">
      <style:text-properties fo:font-variant="normal" fo:text-transform="none" fo:color="#000000" fo:letter-spacing="normal" fo:font-style="normal" officeooo:rsid="01071291" style:font-name-complex="Verdana"/>
    </style:style>
    <style:style style:name="T66" style:family="text">
      <style:text-properties fo:font-variant="normal" fo:text-transform="none" fo:color="#000000" fo:letter-spacing="normal" fo:font-style="normal" officeooo:rsid="010f63b4" style:font-name-complex="Verdana"/>
    </style:style>
    <style:style style:name="T67" style:family="text">
      <style:text-properties fo:font-variant="normal" fo:text-transform="none" fo:color="#000000" style:text-position="super 58%" fo:letter-spacing="normal" fo:font-style="normal" officeooo:rsid="01071291" style:font-name-complex="Verdana"/>
    </style:style>
    <style:style style:name="T68" style:family="text">
      <style:text-properties fo:font-variant="normal" fo:text-transform="none" fo:color="#3b3835" fo:letter-spacing="normal" fo:font-style="normal" fo:font-weight="normal"/>
    </style:style>
    <style:style style:name="T69" style:family="text">
      <style:text-properties fo:font-variant="normal" fo:text-transform="none" fo:color="#3b3835" fo:letter-spacing="normal" fo:font-style="normal" fo:font-weight="normal" officeooo:rsid="00dc956b"/>
    </style:style>
    <style:style style:name="T70" style:family="text">
      <style:text-properties fo:font-variant="normal" fo:text-transform="none" fo:color="#000080" fo:font-size="14pt" fo:letter-spacing="normal" fo:font-style="normal" fo:font-weight="normal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1c26f3"/>
    </style:style>
    <style:style style:name="T73" style:family="text">
      <style:text-properties style:text-underline-style="none" officeooo:rsid="00e0cc49"/>
    </style:style>
    <style:style style:name="T74" style:family="text">
      <style:text-properties style:text-underline-style="none" officeooo:rsid="00b98a68"/>
    </style:style>
    <style:style style:name="T75" style:family="text">
      <style:text-properties style:text-underline-style="none" style:font-style-asian="normal" style:font-style-complex="normal"/>
    </style:style>
    <style:style style:name="T76" style:family="text">
      <style:text-properties style:text-underline-style="none" officeooo:rsid="00b98a68" style:font-style-asian="normal" style:font-style-complex="normal"/>
    </style:style>
    <style:style style:name="T77" style:family="text">
      <style:text-properties style:text-underline-style="none" officeooo:rsid="00bbf372"/>
    </style:style>
    <style:style style:name="T78" style:family="text">
      <style:text-properties style:text-underline-style="none" officeooo:rsid="00da9e87"/>
    </style:style>
    <style:style style:name="T79" style:family="text">
      <style:text-properties style:text-underline-style="none" officeooo:rsid="00c5cca5"/>
    </style:style>
    <style:style style:name="T80" style:family="text">
      <style:text-properties style:text-underline-style="none" officeooo:rsid="00159d54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3" style:family="text">
      <style:text-properties style:text-underline-style="solid" style:text-underline-width="auto" style:text-underline-color="font-color" officeooo:rsid="00462da3"/>
    </style:style>
    <style:style style:name="T84" style:family="text">
      <style:text-properties officeooo:rsid="00c7bd06"/>
    </style:style>
    <style:style style:name="T85" style:family="text">
      <style:text-properties officeooo:rsid="00d82ecf"/>
    </style:style>
    <style:style style:name="T86" style:family="text">
      <style:text-properties style:text-position="0% 100%"/>
    </style:style>
    <style:style style:name="T87" style:family="text">
      <style:text-properties style:text-position="0% 100%" style:text-underline-style="none" officeooo:rsid="00d82ecf"/>
    </style:style>
    <style:style style:name="T88" style:family="text">
      <style:text-properties style:text-position="0% 100%" style:text-underline-style="none" officeooo:rsid="00131ee1"/>
    </style:style>
    <style:style style:name="T89" style:family="text">
      <style:text-properties style:text-position="0% 100%" style:text-underline-style="none" officeooo:rsid="00bbf372" style:font-style-asian="normal" style:font-style-complex="normal"/>
    </style:style>
    <style:style style:name="T90" style:family="text">
      <style:text-properties style:text-position="0% 100%" style:text-underline-style="none" officeooo:rsid="0027cb70" style:font-style-asian="normal" style:font-style-complex="normal"/>
    </style:style>
    <style:style style:name="T91" style:family="text">
      <style:text-properties style:text-position="0% 100%" style:text-underline-style="none" officeooo:rsid="00476d09"/>
    </style:style>
    <style:style style:name="T92" style:family="text">
      <style:text-properties style:text-position="0% 100%" style:font-name="Times New Roman" fo:font-size="14pt" fo:font-weight="normal" style:font-size-asian="14pt" style:font-weight-asian="normal" style:font-size-complex="14pt" style:font-weight-complex="normal"/>
    </style:style>
    <style:style style:name="T93" style:family="text">
      <style:text-properties style:text-position="0% 100%" style:font-name="Times New Roman" fo:font-size="14pt" fo:font-weight="normal" officeooo:rsid="00b12e77" style:font-size-asian="14pt" style:font-weight-asian="normal" style:font-size-complex="14pt" style:font-weight-complex="normal"/>
    </style:style>
    <style:style style:name="T94" style:family="text">
      <style:text-properties style:text-position="0% 100%" style:font-name="Times New Roman" fo:font-size="14pt" fo:font-weight="normal" officeooo:rsid="00416bb9" style:font-size-asian="14pt" style:font-weight-asian="normal" style:font-size-complex="14pt" style:font-weight-complex="normal"/>
    </style:style>
    <style:style style:name="T95" style:family="text">
      <style:text-properties style:text-position="0% 100%" style:font-name="Times New Roman" fo:font-size="14pt" fo:font-weight="normal" officeooo:rsid="00af15be" style:font-size-asian="14pt" style:font-weight-asian="normal" style:font-size-complex="14pt" style:font-weight-complex="normal"/>
    </style:style>
    <style:style style:name="T96" style:family="text">
      <style:text-properties style:text-position="0% 100%" style:font-name="Times New Roman" fo:font-size="14pt" fo:font-style="italic" fo:font-weight="normal" officeooo:rsid="00af15be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text-position="0% 100%" style:font-name="Times New Roman" fo:font-size="14pt" style:font-size-asian="14pt" style:font-size-complex="14pt"/>
    </style:style>
    <style:style style:name="T98" style:family="text">
      <style:text-properties style:text-position="0% 100%" style:font-name="Times New Roman" fo:font-size="14pt" officeooo:rsid="00b12e77" style:font-size-asian="14pt" style:font-size-complex="14pt"/>
    </style:style>
    <style:style style:name="T99" style:family="text">
      <style:text-properties style:text-position="0% 100%" fo:font-size="10pt" fo:font-weight="normal" officeooo:rsid="00756610" style:font-size-asian="10pt" style:font-style-asian="italic" style:font-size-complex="10pt" style:font-style-complex="italic"/>
    </style:style>
    <style:style style:name="T100" style:family="text">
      <style:text-properties style:text-position="0% 100%" fo:font-size="10pt" fo:font-weight="normal" officeooo:rsid="00217b5f" style:font-size-asian="10pt" style:font-style-asian="italic" style:font-size-complex="10pt" style:font-style-complex="italic"/>
    </style:style>
    <style:style style:name="T101" style:family="text">
      <style:text-properties style:text-position="0% 100%" fo:font-size="10pt" fo:font-weight="normal" officeooo:rsid="008536ac" style:font-size-asian="10pt" style:font-style-asian="italic" style:font-size-complex="10pt" style:font-style-complex="italic"/>
    </style:style>
    <style:style style:name="T102" style:family="text">
      <style:text-properties style:text-position="0% 100%" fo:font-size="10pt" fo:font-weight="normal" officeooo:rsid="011fecd8" style:font-size-asian="10pt" style:font-style-asian="italic" style:font-size-complex="10pt" style:font-style-complex="italic"/>
    </style:style>
    <style:style style:name="T103" style:family="text">
      <style:text-properties style:text-position="0% 100%" fo:font-size="10pt" fo:font-weight="normal" officeooo:rsid="00217b5f" style:font-size-asian="10pt" style:font-style-asian="italic" style:font-weight-asian="bold" style:font-size-complex="10pt" style:font-style-complex="italic" style:font-weight-complex="bold"/>
    </style:style>
    <style:style style:name="T104" style:family="text">
      <style:text-properties style:text-position="0% 100%" fo:font-size="10pt" style:text-underline-style="solid" style:text-underline-width="auto" style:text-underline-color="font-color" fo:font-weight="bold" officeooo:rsid="00217b5f" style:font-size-asian="10pt" style:font-style-asian="italic" style:font-weight-asian="bold" style:font-size-complex="10pt" style:font-style-complex="italic" style:font-weight-complex="bold"/>
    </style:style>
    <style:style style:name="T105" style:family="text">
      <style:text-properties style:text-position="0% 100%" fo:font-size="10pt" style:text-underline-style="solid" style:text-underline-width="auto" style:text-underline-color="font-color" fo:font-weight="bold" officeooo:rsid="011fecd8" style:font-size-asian="10pt" style:font-style-asian="italic" style:font-weight-asian="bold" style:font-size-complex="10pt" style:font-style-complex="italic" style:font-weight-complex="bold"/>
    </style:style>
    <style:style style:name="T106" style:family="text">
      <style:text-properties style:text-position="0% 100%" fo:font-size="10pt" style:text-underline-style="solid" style:text-underline-width="auto" style:text-underline-color="font-color" style:font-size-asian="10pt" style:font-size-complex="10pt"/>
    </style:style>
    <style:style style:name="T107" style:family="text">
      <style:text-properties style:text-position="0% 100%" fo:font-size="10pt" style:text-underline-style="solid" style:text-underline-width="auto" style:text-underline-color="font-color" fo:font-weight="normal" officeooo:rsid="00217b5f" style:font-size-asian="10pt" style:font-style-asian="italic" style:font-weight-asian="bold" style:font-size-complex="10pt" style:font-style-complex="italic" style:font-weight-complex="bold"/>
    </style:style>
    <style:style style:name="T108" style:family="text">
      <style:text-properties style:text-position="0% 100%" fo:font-size="10pt" style:font-size-asian="10pt" style:font-size-complex="10pt"/>
    </style:style>
    <style:style style:name="T109" style:family="text">
      <style:text-properties style:text-position="0% 100%" fo:font-style="italic" style:text-underline-style="none" officeooo:rsid="00b98a68" style:font-style-asian="italic" style:font-style-complex="italic"/>
    </style:style>
    <style:style style:name="T110" style:family="text">
      <style:text-properties style:text-position="0% 100%" fo:font-style="italic" style:text-underline-style="none" officeooo:rsid="00ba021d" style:font-style-asian="italic" style:font-style-complex="italic"/>
    </style:style>
    <style:style style:name="T111" style:family="text">
      <style:text-properties style:text-position="0% 100%" fo:font-style="italic" style:text-underline-style="solid" style:text-underline-width="auto" style:text-underline-color="font-color" officeooo:rsid="00bbf372" style:font-style-asian="italic" style:font-style-complex="italic"/>
    </style:style>
    <style:style style:name="T112" style:family="text">
      <style:text-properties style:text-position="0% 100%" officeooo:rsid="0020fb16"/>
    </style:style>
    <style:style style:name="T113" style:family="text">
      <style:text-properties style:text-position="0% 100%" officeooo:rsid="0112ce01"/>
    </style:style>
    <style:style style:name="T114" style:family="text">
      <style:text-properties style:text-position="0% 100%" officeooo:rsid="01038d06"/>
    </style:style>
    <style:style style:name="T115" style:family="text">
      <style:text-properties style:text-position="0% 100%" style:text-underline-style="solid" style:text-underline-width="auto" style:text-underline-color="font-color"/>
    </style:style>
    <style:style style:name="T116" style:family="text">
      <style:text-properties style:text-position="0% 100%" style:text-underline-style="solid" style:text-underline-width="auto" style:text-underline-color="font-color" officeooo:rsid="00476d09"/>
    </style:style>
    <style:style style:name="T117" style:family="text">
      <style:text-properties style:text-position="0% 100%" officeooo:rsid="00476d09" style:font-weight-asian="normal" style:font-weight-complex="normal"/>
    </style:style>
    <style:style style:name="T118" style:family="text">
      <style:text-properties style:text-position="0% 100%" officeooo:rsid="011576ca" style:font-weight-asian="normal" style:font-weight-complex="normal"/>
    </style:style>
    <style:style style:name="T119" style:family="text">
      <style:text-properties style:text-position="0% 100%" officeooo:rsid="010caa78" style:font-weight-asian="normal" style:font-weight-complex="normal"/>
    </style:style>
    <style:style style:name="T120" style:family="text">
      <style:text-properties style:text-position="0% 100%" officeooo:rsid="010a11cb" style:font-weight-asian="normal" style:font-weight-complex="normal"/>
    </style:style>
    <style:style style:name="T121" style:family="text">
      <style:text-properties style:text-position="0% 100%" officeooo:rsid="00f3c5f5" style:font-weight-asian="normal" style:font-weight-complex="normal"/>
    </style:style>
    <style:style style:name="T122" style:family="text">
      <style:text-properties style:text-position="0% 100%" officeooo:rsid="00476d09"/>
    </style:style>
    <style:style style:name="T123" style:family="text">
      <style:text-properties officeooo:rsid="00da9e87"/>
    </style:style>
    <style:style style:name="T124" style:family="text">
      <style:text-properties fo:font-style="normal"/>
    </style:style>
    <style:style style:name="T125" style:family="text">
      <style:text-properties fo:font-style="normal" officeooo:rsid="0028460e" style:font-style-asian="normal" style:font-style-complex="normal"/>
    </style:style>
    <style:style style:name="T126" style:family="text">
      <style:text-properties officeooo:rsid="00d8e61c"/>
    </style:style>
    <style:style style:name="T127" style:family="text">
      <style:text-properties style:font-name="Times New Roman"/>
    </style:style>
    <style:style style:name="T128" style:family="text">
      <style:text-properties style:font-name="Times New Roman" fo:font-style="normal"/>
    </style:style>
    <style:style style:name="T129" style:family="text">
      <style:text-properties style:font-name="Times New Roman" fo:font-style="normal" officeooo:rsid="00d8e61c"/>
    </style:style>
    <style:style style:name="T130" style:family="text">
      <style:text-properties style:font-name="Times New Roman" fo:font-style="normal" officeooo:rsid="00da9e87"/>
    </style:style>
    <style:style style:name="T131" style:family="text">
      <style:text-properties style:font-name="Times New Roman" fo:font-size="10pt" fo:font-style="normal" style:font-size-asian="10pt" style:font-size-complex="10pt"/>
    </style:style>
    <style:style style:name="T132" style:family="text">
      <style:text-properties style:font-name="Times New Roman" fo:font-size="10pt" fo:font-style="normal" officeooo:rsid="00d8e61c" style:font-size-asian="10pt" style:font-size-complex="10pt"/>
    </style:style>
    <style:style style:name="T133" style:family="text">
      <style:text-properties style:font-name="Times New Roman" fo:font-size="10pt" fo:font-style="normal" officeooo:rsid="00da9e87" style:font-size-asian="10pt" style:font-size-complex="10pt"/>
    </style:style>
    <style:style style:name="T134" style:family="text">
      <style:text-properties style:font-name="Times New Roman" officeooo:rsid="01038d06"/>
    </style:style>
    <style:style style:name="T135" style:family="text">
      <style:text-properties style:font-name="Times New Roman" officeooo:rsid="0112ce01"/>
    </style:style>
    <style:style style:name="T136" style:family="text">
      <style:text-properties style:font-name="Times New Roman" officeooo:rsid="001ce639"/>
    </style:style>
    <style:style style:name="T137" style:family="text">
      <style:text-properties style:font-name="Times New Roman" fo:font-size="12pt" officeooo:rsid="0112ce01" style:font-size-asian="12pt" style:font-size-complex="12pt"/>
    </style:style>
    <style:style style:name="T138" style:family="text">
      <style:text-properties style:font-name="Times New Roman" fo:font-size="12pt" officeooo:rsid="01038d06" style:font-size-asian="12pt" style:font-size-complex="12pt"/>
    </style:style>
    <style:style style:name="T139" style:family="text">
      <style:text-properties officeooo:rsid="00e211dd"/>
    </style:style>
    <style:style style:name="T140" style:family="text">
      <style:text-properties officeooo:rsid="00def9b1"/>
    </style:style>
    <style:style style:name="T141" style:family="text">
      <style:text-properties officeooo:rsid="00f7262b"/>
    </style:style>
    <style:style style:name="T142" style:family="text">
      <style:text-properties officeooo:rsid="0013d520"/>
    </style:style>
    <style:style style:name="T143" style:family="text">
      <style:text-properties officeooo:rsid="0016db75"/>
    </style:style>
    <style:style style:name="T144" style:family="text">
      <style:text-properties officeooo:rsid="001a885d"/>
    </style:style>
    <style:style style:name="T145" style:family="text">
      <style:text-properties officeooo:rsid="001ce639"/>
    </style:style>
    <style:style style:name="T146" style:family="text">
      <style:text-properties officeooo:rsid="001d32d4"/>
    </style:style>
    <style:style style:name="T147" style:family="text">
      <style:text-properties fo:font-size="10pt" style:font-size-asian="10pt" style:font-size-complex="10pt"/>
    </style:style>
    <style:style style:name="T148" style:family="text">
      <style:text-properties fo:font-size="10pt" officeooo:rsid="00da9e87" style:font-size-asian="10pt" style:font-size-complex="10pt"/>
    </style:style>
    <style:style style:name="T149" style:family="text">
      <style:text-properties fo:font-size="10pt" fo:font-style="normal" style:font-size-asian="10pt" style:font-size-complex="10pt"/>
    </style:style>
    <style:style style:name="T150" style:family="text">
      <style:text-properties fo:font-size="10pt" fo:font-style="normal" officeooo:rsid="00d8e61c" style:font-size-asian="10pt" style:font-size-complex="10pt"/>
    </style:style>
    <style:style style:name="T151" style:family="text">
      <style:text-properties fo:font-size="10pt" fo:font-style="normal" officeooo:rsid="00da9e87" style:font-size-asian="10pt" style:font-size-complex="10pt"/>
    </style:style>
    <style:style style:name="T152" style:family="text">
      <style:text-properties officeooo:rsid="001d6a7d"/>
    </style:style>
    <style:style style:name="T153" style:family="text">
      <style:text-properties officeooo:rsid="001f9325"/>
    </style:style>
    <style:style style:name="T154" style:family="text">
      <style:text-properties officeooo:rsid="0020fb16"/>
    </style:style>
    <style:style style:name="T155" style:family="text">
      <style:text-properties officeooo:rsid="002320e2"/>
    </style:style>
    <style:style style:name="T156" style:family="text">
      <style:text-properties officeooo:rsid="00243cde"/>
    </style:style>
    <style:style style:name="T157" style:family="text">
      <style:text-properties officeooo:rsid="0027cb70"/>
    </style:style>
    <style:style style:name="T158" style:family="text">
      <style:text-properties officeooo:rsid="007dc076"/>
    </style:style>
    <style:style style:name="T159" style:family="text">
      <style:text-properties officeooo:rsid="011576ca"/>
    </style:style>
    <style:style style:name="T160" style:family="text">
      <style:text-properties officeooo:rsid="00fa1b41"/>
    </style:style>
    <style:style style:name="T161" style:family="text">
      <style:text-properties officeooo:rsid="0112ce01"/>
    </style:style>
    <style:style style:name="T162" style:family="text">
      <style:text-properties officeooo:rsid="00af15be"/>
    </style:style>
    <style:style style:name="T163" style:family="text">
      <style:text-properties officeooo:rsid="0114b06d"/>
    </style:style>
    <style:style style:name="T164" style:family="text">
      <style:text-properties officeooo:rsid="010caa78"/>
    </style:style>
    <style:style style:name="T165" style:family="text">
      <style:text-properties officeooo:rsid="0054ec58"/>
    </style:style>
    <style:style style:name="T166" style:family="text">
      <style:text-properties officeooo:rsid="010d332d"/>
    </style:style>
    <style:style style:name="T167" style:family="text">
      <style:text-properties officeooo:rsid="010a11cb"/>
    </style:style>
    <style:style style:name="T168" style:family="text">
      <style:text-properties officeooo:rsid="011736cd"/>
    </style:style>
    <style:style style:name="T169" style:family="text">
      <style:text-properties officeooo:rsid="0028460e"/>
    </style:style>
    <style:style style:name="T170" style:family="text">
      <style:text-properties officeooo:rsid="0028ccce"/>
    </style:style>
    <style:style style:name="T171" style:family="text">
      <style:text-properties officeooo:rsid="011fec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1. <text:tab/>The <text:span text:style-name="T1">purpose</text:span> of the problem is ______________________________________________.</text:p>
      <text:p text:style-name="P45"><text:s/><text:tab/><text:span text:style-name="T6">(State as accurately as possible, the purpose for solving the problem. What exactly are we <text:tab/>trying to do? What purpose will our solution achieve? W</text:span><text:span text:style-name="T7">hy is the </text:span><text:span text:style-name="T2">problem important</text:span><text:span text:style-name="T7">?</text:span><text:span text:style-name="T6">) </text:span></text:p>
      <text:p text:style-name="P45">2.<text:tab/>The key <text:span text:style-name="T1">question</text:span> or <text:span text:style-name="T1">problem</text:span> is _______________________________________________.</text:p>
      <text:p text:style-name="P45"><text:tab/><text:span text:style-name="T6">(</text:span><text:span text:style-name="T8">What exactly are we trying to determine? What is the pro</text:span><text:span text:style-name="T9">b</text:span><text:span text:style-name="T8">lem or goal? </text:span><text:span text:style-name="T9">Can I break the <text:tab/>problem down into sub-problems? </text:span><text:span text:style-name="T10">Can I categorize the problem into a particular type?</text:span><text:span text:style-name="T8">)</text:span></text:p>
      <text:p text:style-name="P45">3.<text:tab/>The most important<text:span text:style-name="T6"> information</text:span> for addressing and solving the problem is ___________<text:tab/>________________________________________________________________________.</text:p>
      <text:p text:style-name="P23"><text:span text:style-name="T13">(Identify key information needed, or presupposed for addressing the problem. Here we are looking for facts or data relevant</text:span><text:span text:style-name="T14"> to </text:span><text:span text:style-name="T13">the problem, </text:span><text:span text:style-name="T15">What information such as data, and facts </text:span><text:span text:style-name="T16">d</text:span><text:span text:style-name="T15">o I have? What </text:span><text:span text:style-name="T5">information</text:span><text:span text:style-name="T15"> do I need to answer the question? Does it seem that some </text:span><text:span text:style-name="T5">information</text:span><text:span text:style-name="T15"> is still missing? </text:span><text:span text:style-name="T17">H</text:span><text:span text:style-name="T18">ow is information </text:span><text:span text:style-name="T17">to be </text:span><text:span text:style-name="T18">accessed and used?</text:span><text:span text:style-name="T14">)</text:span></text:p>
      <text:p text:style-name="P18"><text:span text:style-name="T31">4.<text:tab/>The key </text:span><text:span text:style-name="T32">concepts</text:span><text:span text:style-name="T31"> we need to understand in this problem are <text:s/>____________________</text:span></text:p>
      <text:p text:style-name="P4"><text:tab/>_____________________________________________________________________.</text:p>
      <text:p text:style-name="P9"><text:span text:style-name="T72"><text:tab/></text:span><text:span text:style-name="T73">(</text:span><text:span text:style-name="T20">What concepts or content (theorems, definitions, formulas, etc.) do we need to <text:tab/>understand for reaching a solution?</text:span><text:span text:style-name="T21">)</text:span><text:span text:style-name="T20"> </text:span></text:p>
      <text:p text:style-name="P5"/>
      <text:p text:style-name="P10"><text:span text:style-name="T72">5.<text:tab/></text:span><text:span text:style-name="T74">The main assumption(s) underlying our understanding of the problem is (are) __________</text:span></text:p>
      <text:p text:style-name="P6"><text:tab/>________________________________________________________________________.</text:p>
      <text:p text:style-name="P10"><text:span text:style-name="T74"><text:tab/></text:span><text:span text:style-name="T22">(What is the author or problem as stated taking for granted? </text:span><text:span text:style-name="T23">What assumptions are we <text:tab/>making? Are our assumptions justifiable? </text:span><text:span text:style-name="T22">Assumptions are </text:span><text:span text:style-name="T23">generalizations that might <text:tab/>be questioned and are most often unstated.)</text:span></text:p>
      <text:p text:style-name="P16"/>
      <text:p text:style-name="P12"><text:span text:style-name="T19">6.<text:tab/></text:span><text:span text:style-name="T75">The basis for our </text:span><text:span text:style-name="T82">inferences </text:span><text:span text:style-name="T75">and </text:span><text:span text:style-name="T82">interpretations</text:span><text:span text:style-name="T75"> at this point are</text:span><text:span text:style-name="T76"> __________________</text:span></text:p>
      <text:p text:style-name="P6"><text:tab/>_______________________________________________________________________.</text:p>
      <text:p text:style-name="P10"><text:span text:style-name="T22"><text:tab/></text:span><text:span text:style-name="T23">(Is there another way to interpret the information? Can I justify my interpretation of the <text:tab/>information or problem to be solved? Have</text:span><text:span text:style-name="T24"> I made any inferences beyond what the <text:tab/>evide</text:span><text:span text:style-name="T29">nce</text:span><text:span text:style-name="T24"> implies? Are my inference consistent?</text:span><text:span text:style-name="T23">)</text:span></text:p>
      <text:p text:style-name="P16"/>
      <text:p text:style-name="P13"><text:span text:style-name="T71">7.<text:tab/></text:span><text:span text:style-name="T77">The most important </text:span><text:span text:style-name="T3">conclusion(s)</text:span><text:span text:style-name="T77"> or Implication(s) in solving this problem is (are)?______</text:span></text:p>
      <text:p text:style-name="P1"><text:tab/>________________________________________________________________________.</text:p>
      <text:p text:style-name="P22"><text:span text:style-name="T24">(</text:span><text:span text:style-name="T25">Does my answer(s) make sense within the context of the problem? What did I learn from solving this problem? Can my strategies be extended to other types of problems? What would I do differently next time? </text:span><text:span text:style-name="T21">Can I present my analysis and solution using a clear <text:s/>coherent argument reflecting the sophistication appropriate to the problem at hand</text:span></text:p>
      <text:p text:style-name="P17"/>
      <text:p text:style-name="P2">8.<text:tab/>The main point(s) of view or perspective(s) represented in this problem is (are)?________</text:p>
      <text:p text:style-name="P2"><text:tab/>________________________________________________________________________.</text:p>
      <text:p text:style-name="P14"><text:span text:style-name="T71"><text:tab/></text:span><text:span text:style-name="T19">(Could I work the problem using a different approach or technique? How can we check our <text:tab/>results? ) </text:span></text:p>
      <text:p text:style-name="P2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Universal Intellectual Standards</text:p>
          </table:table-cell>
          <table:table-cell table:style-name="Table7.B1" office:value-type="string">
            <text:p text:style-name="P77">Questions for Applying Standards</text:p>
          </table:table-cell>
        </table:table-row>
        <table:table-row>
          <table:table-cell table:style-name="Table7.A2" office:value-type="string">
            <text:p text:style-name="P45"><text:span text:style-name="T84">1. </text:span>Clarity – understandable, the meaning can be understood</text:p>
          </table:table-cell>
          <table:table-cell table:style-name="Table7.B2" office:value-type="string">
            <text:list xml:id="list2052332808685693781" text:style-name="L1">
              <text:list-item>
                <text:p text:style-name="P138">Could you state it in other words?</text:p>
              </text:list-item>
              <text:list-item>
                <text:p text:style-name="P139">Could you draw a picture of the problem <text:soft-page-break/>situation?</text:p>
              </text:list-item>
              <text:list-item>
                <text:p text:style-name="P138"><text:span text:style-name="T42">Could you explain w</text:span><text:span text:style-name="T43">hat </text:span><text:span text:style-name="T42">you </text:span><text:span text:style-name="T43">do not understand about the </text:span><text:span text:style-name="T49">problem or question</text:span><text:span text:style-name="T43">?</text:span></text:p>
              </text:list-item>
            </text:list>
          </table:table-cell>
        </table:table-row>
        <table:table-row>
          <table:table-cell table:style-name="Table7.A2" office:value-type="string">
            <text:p text:style-name="P45"><text:span text:style-name="T84">2. <text:s/></text:span>Accurate – free of errors -</text:p>
            <text:p text:style-name="P19">facts, definitions, and algorithmic procedures the individual brings to the problem situation may or may not be correct; <text:s/>inventory students knowledge about terms they are using:</text:p>
            <text:p text:style-name="P19"/>
            <text:p text:style-name="P19">a.k now nothing about</text:p>
            <text:p text:style-name="P19">b. know about the </text:p>
            <text:p text:style-name="P19"><text:s/>existence of, but</text:p>
            <text:p text:style-name="P19"><text:s/>nothing about the</text:p>
            <text:p text:style-name="P19"><text:s/>details of</text:p>
            <text:p text:style-name="P19">c. partially recall or</text:p>
            <text:p text:style-name="P19"><text:s/>suspect the details, </text:p>
            <text:p text:style-name="P19"><text:s/>but with little certainty</text:p>
            <text:p text:style-name="P19">d. confidently believe</text:p>
          </table:table-cell>
          <table:table-cell table:style-name="Table7.B2" office:value-type="string">
            <text:list xml:id="list4904101286361951266" text:style-name="L2">
              <text:list-item>
                <text:p text:style-name="P140">How can we check to see if the information you are using is accurate? (accuracy)</text:p>
              </text:list-item>
            </text:list>
            <text:list xml:id="list1373017454473733928" text:style-name="L3">
              <text:list-item>
                <text:p text:style-name="P141">How can I check to see if I am interpreting the information accurately? </text:p>
              </text:list-item>
              <text:list-item>
                <text:p text:style-name="P141"><text:span text:style-name="T85">Do </text:span>my assumptions make sense?</text:p>
              </text:list-item>
              <text:list-item>
                <text:p text:style-name="P141"><text:span text:style-name="T87">Am I assuming </text:span><text:span text:style-name="T88">information is accurate rather than simply accept it as true?</text:span></text:p>
              </text:list-item>
            </text:list>
          </table:table-cell>
        </table:table-row>
        <table:table-row>
          <table:table-cell table:style-name="Table7.A2" office:value-type="string">
            <text:p text:style-name="P45"><text:span text:style-name="T123">3. </text:span>Precise- exact to necessary detail – <text:span text:style-name="Emphasis"><text:span text:style-name="T124">degree of precision appropriate for the problem context. </text:span></text:span></text:p>
            <text:p text:style-name="P45"><text:span text:style-name="T85">a</text:span>ppropriate attention to details through explicit and accurate use of language <text:span text:style-name="T126">including mathematical terms, definitions, labels, analogies, concepts, </text:span>and <text:span text:style-name="T126">symbols.</text:span> <text:s text:c="2"/></text:p>
            <text:p text:style-name="P45"/>
            <text:list xml:id="list225811275149002" text:continue-numbering="true" text:style-name="L3">
              <text:list-header>
                <text:p text:style-name="P114"/>
              </text:list-header>
            </text:list>
          </table:table-cell>
          <table:table-cell table:style-name="Table7.B2" office:value-type="string">
            <text:list xml:id="list225811275160407" text:continue-numbering="true" text:style-name="L3">
              <text:list-item>
                <text:p text:style-name="P141">Could you be more precise? </text:p>
              </text:list-item>
              <text:list-item>
                <text:p text:style-name="P141">Am I being specific?</text:p>
              </text:list-item>
              <text:list-item>
                <text:p text:style-name="P141">Am I providing details?</text:p>
              </text:list-item>
              <text:list-item>
                <text:p text:style-name="P141">Do I need more details?</text:p>
              </text:list-item>
              <text:list-item>
                <text:p text:style-name="P141">Could you provide more details?</text:p>
              </text:list-item>
              <text:list-item>
                <text:p text:style-name="P141">Could be more exact or specific?</text:p>
              </text:list-item>
              <text:list-item>
                <text:p text:style-name="P141"><text:span text:style-name="Emphasis"><text:span text:style-name="T129">Could </text:span></text:span><text:span text:style-name="Emphasis"><text:span text:style-name="T130">stat</text:span></text:span><text:span text:style-name="Emphasis"><text:span text:style-name="T129">e </text:span></text:span><text:span text:style-name="Emphasis"><text:span text:style-name="T130">your understanding</text:span></text:span><text:span text:style-name="Emphasis"><text:span text:style-name="T129"> of the math term </text:span></text:span><text:span text:style-name="Emphasis"><text:span text:style-name="T130">you are</text:span></text:span><text:span text:style-name="Emphasis"><text:span text:style-name="T129"> using i</text:span></text:span><text:span text:style-name="Emphasis"><text:span text:style-name="T128">n </text:span></text:span><text:span text:style-name="Emphasis"><text:span text:style-name="T130">your </text:span></text:span><text:span text:style-name="Emphasis"><text:span text:style-name="T128">reasoning? </text:span></text:span></text:p>
              </text:list-item>
              <text:list-item>
                <text:p text:style-name="P141"><text:span text:style-name="Emphasis"><text:span text:style-name="T129">Could you </text:span></text:span><text:span text:style-name="Emphasis"><text:span text:style-name="T128">state </text:span></text:span><text:span text:style-name="Emphasis"><text:span text:style-name="T130">more explicitly </text:span></text:span><text:span text:style-name="Emphasis"><text:span text:style-name="T128">the meaning of, </text:span></text:span><text:span text:style-name="Emphasis"><text:span text:style-name="T130">or elaborate on, (choose) the math term, definition, skill, procedure, </text:span></text:span><text:span text:style-name="Emphasis"><text:span text:style-name="T128">symbol</text:span></text:span><text:span text:style-name="Emphasis"><text:span text:style-name="T130">(</text:span></text:span><text:span text:style-name="Emphasis"><text:span text:style-name="T128">s</text:span></text:span><text:span text:style-name="Emphasis"><text:span text:style-name="T130">)</text:span></text:span><text:span text:style-name="Emphasis"><text:span text:style-name="T128">, units of measure, labeling </text:span></text:span><text:span text:style-name="Emphasis"><text:span text:style-name="T130">of </text:span></text:span><text:span text:style-name="Emphasis"><text:span text:style-name="T128">axes, </text:span></text:span><text:span text:style-name="Emphasis"><text:span text:style-name="T130">etc. that you are using?</text:span></text:span><text:span text:style-name="T127"> </text:span></text:p>
                <text:p text:style-name="P114"/>
              </text:list-item>
            </text:list>
          </table:table-cell>
        </table:table-row>
        <table:table-row>
          <table:table-cell table:style-name="Table7.A2" office:value-type="string">
            <text:p text:style-name="P45"><text:span text:style-name="T45">4. R</text:span><text:span text:style-name="T46">elevance – relating to the problem o</text:span><text:span text:style-name="T47">r</text:span><text:span text:style-name="T46"> issue at hand – </text:span><text:span text:style-name="T48">I want to make sure I use information relevant to the problem. </text:span></text:p>
            <text:p text:style-name="P55"/>
          </table:table-cell>
          <table:table-cell table:style-name="Table7.B2" office:value-type="string">
            <text:list xml:id="list225811282144191" text:continue-numbering="true" text:style-name="L3">
              <text:list-item>
                <text:p text:style-name="P141">How is <text:span text:style-name="T123">what</text:span> you are doing is relevant to the question? <text:span text:style-name="T139">What information relevant to the mathematical situation or problem at hand do I possess, and how is that information accessed and used?</text:span></text:p>
                <text:p text:style-name="P142"/>
              </text:list-item>
            </text:list>
          </table:table-cell>
        </table:table-row>
        <table:table-row>
          <table:table-cell table:style-name="Table7.A2" office:value-type="string">
            <text:p text:style-name="P45"><text:span text:style-name="T78">5. </text:span><text:span text:style-name="T71">Depth - <text:s/></text:span><text:span text:style-name="T79">relates to the complexities </text:span><text:span text:style-name="T78">and rigor involved in</text:span><text:span text:style-name="T79"> the issue or problem, in contrast to superficial</text:span><text:span text:style-name="T78"> understandings or treatment</text:span></text:p>
            <text:p text:style-name="P59"><text:s/></text:p>
          </table:table-cell>
          <table:table-cell table:style-name="Table7.B2" office:value-type="string">
            <text:list xml:id="list940859300795972989" text:style-name="L4">
              <text:list-item>
                <text:p text:style-name="P143">What makes this a difficult problem?</text:p>
              </text:list-item>
            </text:list>
            <text:list xml:id="list2396914682726400441" text:style-name="L5">
              <text:list-item>
                <text:p text:style-name="P144"><text:span text:style-name="T69">What concepts are involved in solving this problem?How are the concepts </text:span><text:span text:style-name="T68">connect</text:span><text:span text:style-name="T69">ed?</text:span></text:p>
              </text:list-item>
              <text:list-item>
                <text:p text:style-name="P144"><text:span text:style-name="T69">What resources will we need in order to </text:span><text:soft-page-break/><text:span text:style-name="T69">solve this problem?</text:span> </text:p>
              </text:list-item>
            </text:list>
          </table:table-cell>
        </table:table-row>
        <table:table-row>
          <table:table-cell table:style-name="Table7.A2" office:value-type="string">
            <text:p text:style-name="P45"><text:span text:style-name="T140">6. </text:span>Breadth- encompasses multiple view points or representations. Most math concepts, problems and solutions can be represented using symbols, numbers, graphs, or descriptively using one's language.</text:p>
          </table:table-cell>
          <table:table-cell table:style-name="Table7.B2" office:value-type="string">
            <text:p text:style-name="P45">Can you articulate another reasonable ways of looking at the issue(breadth</text:p>
          </table:table-cell>
        </table:table-row>
        <table:table-row>
          <table:table-cell table:style-name="Table7.A2" office:value-type="string">
            <text:p text:style-name="P45">Logic – thinking makes sense, no contradictions, able to follow reasoning</text:p>
            <text:p text:style-name="P45"/>
          </table:table-cell>
          <table:table-cell table:style-name="Table7.B2" office:value-type="string">
            <text:list xml:id="list225811286160527" text:continue-list="list225811282144191" text:style-name="L3">
              <text:list-item>
                <text:p text:style-name="P160">Can you express the logic that you used (logic</text:p>
              </text:list-item>
              <text:list-item>
                <text:p text:style-name="P141"><text:span text:style-name="T60">Planning results in an outline of the logical steps required to obtain a solution. In many cases the logical steps are conveniently expressed as mathematic</text:span><text:span text:style-name="T70">s.</text:span> </text:p>
              </text:list-item>
              <text:list-item>
                <text:p text:style-name="P141">Can you provide a flow-chart of your thinking?</text:p>
              </text:list-item>
              <text:list-item>
                <text:p text:style-name="P141">Am I clearly making connections between parts of the problem?</text:p>
              </text:list-item>
            </text:list>
          </table:table-cell>
        </table:table-row>
        <table:table-row>
          <table:table-cell table:style-name="Table7.A2" office:value-type="string">
            <text:p text:style-name="P45">Significance – focuses on most important, not trivial</text:p>
            <text:p text:style-name="P45">What is the most central idea to solving the problem?</text:p>
            <text:p text:style-name="P45">Which of the facts are most important?</text:p>
            <text:p text:style-name="P45"/>
          </table:table-cell>
          <table:table-cell table:style-name="Table7.B2" office:value-type="string">
            <text:list xml:id="list225811288159800" text:continue-numbering="true" text:style-name="L3">
              <text:list-item>
                <text:p text:style-name="P141">Have you focused on the most significant issue in in dealing with this problem(significant)</text:p>
              </text:list-item>
              <text:list-item>
                <text:p text:style-name="P142">What math concepts are basic in the problem?</text:p>
              </text:list-item>
              <text:list-item>
                <text:p text:style-name="P170"><text:span text:style-name="T141">W</text:span>hat information is important, what information can be ignored, and what additional information may be needed? </text:p>
              </text:list-item>
            </text:list>
          </table:table-cell>
        </table:table-row>
        <table:table-row table:style-name="Table7.10">
          <table:table-cell table:style-name="Table7.A10" office:value-type="string">
            <text:p text:style-name="P45">Fairness – justifiable, multiple viewpoints or representations</text:p>
          </table:table-cell>
          <table:table-cell table:style-name="Table7.B10" office:value-type="string">
            <text:p text:style-name="P45">drawing a clear line between the results, on the one hand, and your judgment calls about how those results support a hypothesis. </text:p>
            <text:list xml:id="list225811289146722" text:continue-numbering="true" text:style-name="L3">
              <text:list-item>
                <text:p text:style-name="P119">students in multiple ways using different solution strategies</text:p>
              </text:list-item>
              <text:list-item>
                <text:p text:style-name="P118">the problem can be approached by a different solutions or decision or positions stat can be taken or defended)</text:p>
              </text:list-item>
            </text:list>
            <text:p text:style-name="P78"/>
          </table:table-cell>
        </table:table-row>
      </table:table>
      <text:p text:style-name="P7"/>
      <text:p text:style-name="P47"/>
      <text:p text:style-name="P47"/>
      <text:p text:style-name="P47"/>
      <text:p text:style-name="P47"/>
      <text:p text:style-name="P46"/>
      <text:p text:style-name="P95"><text:span text:style-name="T98">I</text:span><text:span text:style-name="T97">n each step go from general to more specific heuristic</text:span></text:p>
      <text:p text:style-name="P171"/>
      <text:p text:style-name="P58"><text:span text:style-name="T93">I. U</text:span><text:span text:style-name="T92">nderstand the Problem (Polya </text:span><text:span text:style-name="T94">step 1) </text:span><text:span text:style-name="T92">– Do students clearly understand the problem? </text:span><text:span text:style-name="T95">This is the most important step: </text:span><text:span text:style-name="T96">“A problem well stated is a problem half solved!”</text:span></text:p>
      <text:p text:style-name="P94"><text:span text:style-name="T99">According to Paul and Elder, a</text:span><text:span text:style-name="T100">ll thinking can be divided into </text:span><text:span text:style-name="Strong_20_Emphasis"><text:span text:style-name="T104">elements</text:span></text:span><text:span text:style-name="Strong_20_Emphasis"><text:span text:style-name="T100"> </text:span></text:span><text:span text:style-name="Strong_20_Emphasis"><text:span text:style-name="T101">of reasoning</text:span></text:span><text:span text:style-name="T100">: purpose, point of view, assumptions, implications and consequences, data and information, inferences and interpretations, concepts, and question at issue.</text:span></text:p>
      <text:p text:style-name="P25"><text:span text:style-name="T100">All thinking can be measured against intellectual </text:span><text:span text:style-name="Strong_20_Emphasis"><text:span text:style-name="T100">standards</text:span></text:span><text:span text:style-name="T100"> such as clarity, accuracy, precision, relevance, depth, breadth, logic, significance, and fairness.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80"><text:span text:style-name="T144">S</text:span>trategies and Tasks</text:p>
            </table:table-cell>
            <table:table-cell table:style-name="Table5.B1" office:value-type="string">
              <text:p text:style-name="P80">Results</text:p>
            </table:table-cell>
            <table:table-cell table:style-name="Table5.A1" office:value-type="string">
              <text:p text:style-name="P81">Elements and Standards of Critical Thinking</text:p>
            </table:table-cell>
          </table:table-row>
        </table:table-header-rows>
        <table:table-row>
          <table:table-cell table:style-name="Table5.A2" table:number-columns-spanned="3" office:value-type="string">
            <text:p text:style-name="P82">Element of Reasoning: Question</text:p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164">Read/Re Read</text:p>
            <text:p text:style-name="P70"/>
            <text:p text:style-name="P70">Underline Key Terms</text:p>
            <text:p text:style-name="P70"/>
            <text:p text:style-name="P70">SQR (<text:span text:style-name="T81">S</text:span>urvey, <text:span text:style-name="T81">Q</text:span>uestion, <text:span text:style-name="T81">R</text:span>ead)*</text:p>
            <text:p text:style-name="P70"/>
            <text:p text:style-name="P73">Have you worked a similar problem before <text:span text:style-name="T154">i</text:span><text:span text:style-name="T134">n a slightly different form </text:span><text:span text:style-name="T135">wit</text:span><text:span text:style-name="T50">h the same or <text:s/>similar unknown</text:span><text:span text:style-name="T51">s?</text:span><text:span text:style-name="T50"> </text:span></text:p>
            <text:p text:style-name="P73"/>
            <text:p text:style-name="P72">What seems different about this problem?</text:p>
            <text:p text:style-name="P70"/>
            <text:p text:style-name="P70">Identify goal<text:span text:style-name="T152">(s)</text:span> or unknown<text:span text:style-name="T152">(</text:span>s<text:span text:style-name="T152">)</text:span></text:p>
            <text:p text:style-name="P70"/>
            <text:p text:style-name="P198">Can the problem be restated differently?</text:p>
            <text:p text:style-name="P70"/>
            <text:p text:style-name="P163">Draw a picture, graph, or diagram if needed for understanding the problem.</text:p>
            <text:p text:style-name="P70"/>
            <text:p text:style-name="P169">Can I break the problem down into sub-problems?</text:p>
            <text:p text:style-name="P199"/>
            <text:p text:style-name="P70"><text:span text:style-name="T42">Could you explain w</text:span><text:span text:style-name="T43">hat </text:span><text:span text:style-name="T42">you </text:span><text:span text:style-name="T43">do not understand about the problem or question</text:span></text:p>
            <text:p text:style-name="P197"/>
            <text:p text:style-name="P197">How can I check to see if I am interpreting the information accurately? </text:p>
            <text:p text:style-name="P197"/>
            <text:p text:style-name="P70"><text:span text:style-name="T43">*SEE</text:span><text:span text:style-name="T44">I </text:span><text:span text:style-name="T43">the problem</text:span></text:p>
          </table:table-cell>
          <table:table-cell table:style-name="Table5.B3" office:value-type="string">
            <text:list xml:id="list8234641424404614151" text:style-name="L6">
              <text:list-item>
                <text:p text:style-name="P173">Clar<text:span text:style-name="T144">i</text:span>ty – the meaning can be understood</text:p>
              </text:list-item>
              <text:list-item>
                <text:p text:style-name="P174">Accurate – free of errors </text:p>
              </text:list-item>
              <text:list-item>
                <text:p text:style-name="P120">Precise- exact to necessary detail</text:p>
              </text:list-item>
            </text:list>
            <text:list xml:id="list9074475390979070648" text:style-name="L7">
              <text:list-item>
                <text:p text:style-name="P134"><text:span text:style-name="Emphasis"><text:span text:style-name="T149">precision appropriate for the problem context.</text:span></text:span></text:p>
              </text:list-item>
              <text:list-item>
                <text:p text:style-name="P134"><text:span text:style-name="T55">a</text:span><text:span text:style-name="T56">ppropriate attention to details through explicit and accurate use of language </text:span><text:span text:style-name="T57">including mathematical terms, definitions, labels, analogies, concepts, </text:span><text:span text:style-name="T56">and </text:span><text:span text:style-name="T57">symbols.</text:span></text:p>
              </text:list-item>
            </text:list>
            <text:list xml:id="list225811306154276" text:continue-list="list8234641424404614151" text:style-name="L6">
              <text:list-item>
                <text:p text:style-name="P181">Fairness – <text:span text:style-name="T146">respect for other </text:span>viewpoints or <text:s/><text:span text:style-name="T146">interpretations</text:span></text:p>
              </text:list-item>
            </text:list>
          </table:table-cell>
          <table:table-cell table:style-name="Table5.C3" office:value-type="string">
            <text:p text:style-name="P70"><text:span text:style-name="T142">1. </text:span>The key <text:span text:style-name="T1">question</text:span><text:span text:style-name="T4">(s)</text:span> or <text:span text:style-name="T1">problem</text:span><text:span text:style-name="T4">(s)</text:span> is/<text:span text:style-name="T145">are</text:span>______________________________.</text:p>
            <text:p text:style-name="P52"><text:span text:style-name="T6">(</text:span><text:span text:style-name="T8">What exactly are we trying to determine? What is the pro</text:span><text:span text:style-name="T9">b</text:span><text:span text:style-name="T8">lem or goal? </text:span><text:span text:style-name="T9">Can I break the problem down into sub-problems? </text:span><text:span text:style-name="T10">Can I categorize the problem into a particular type?</text:span><text:span text:style-name="T6">What is the problem asking or what question am I trying to answer?</text:span><text:span text:style-name="T11">)</text:span></text:p>
          </table:table-cell>
        </table:table-row>
        <table:table-row>
          <table:table-cell table:style-name="Table5.A4" table:number-columns-spanned="3" office:value-type="string">
            <text:p text:style-name="P91">Element of Reasoning: <text:span text:style-name="T145">Purpose</text:span></text:p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68">Why is the <text:span text:style-name="T71">problem important?</text:span></text:p>
            <text:p text:style-name="P68"/>
            <text:p text:style-name="P65">Am I being clear in stating the purpose?</text:p>
            <text:p text:style-name="P65"/>
            <text:p text:style-name="P66"><text:soft-page-break/>Do I understand why solving this problem will help me understand mathematics?</text:p>
            <text:p text:style-name="P66"/>
            <text:p text:style-name="P66">What is the practical importance in obtaining the solution?</text:p>
          </table:table-cell>
          <table:table-cell table:style-name="Table5.B5" office:value-type="string">
            <text:list xml:id="list3924878645678934751" text:style-name="L8">
              <text:list-item>
                <text:p text:style-name="P175">Clar<text:span text:style-name="T144">i</text:span>ty – understandable, the meaning can be understood</text:p>
              </text:list-item>
              <text:list-item>
                <text:p text:style-name="P175">Accurate – free of errors -</text:p>
              </text:list-item>
              <text:list-item>
                <text:p text:style-name="P182">Fairness – justifiable, multiple viewpoints or representations</text:p>
              </text:list-item>
            </text:list>
          </table:table-cell>
          <table:table-cell table:style-name="Table5.C5" office:value-type="string">
            <text:p text:style-name="P20"><text:span text:style-name="T142">2. </text:span>The <text:span text:style-name="T1">purpose</text:span> of the problem is_________________________________________.</text:p>
            <text:p text:style-name="P48"><text:span text:style-name="T6">(State as accurately as possible, the purpose for solving the problem. What exactly are we <text:s/>trying to do? What purpose will our solution achieve? W</text:span><text:span text:style-name="T7">hy is the </text:span><text:span text:style-name="T2">problem important</text:span><text:span text:style-name="T7">?</text:span><text:span text:style-name="T6">) </text:span></text:p>
          </table:table-cell>
        </table:table-row>
        <table:table-row>
          <table:table-cell table:style-name="Table5.A6" table:number-columns-spanned="3" office:value-type="string">
            <text:p text:style-name="P86">Element of Reasoning: <text:span text:style-name="T146">Information</text:span></text:p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64">What information is relevant?</text:p>
            <text:p text:style-name="P64"/>
            <text:p text:style-name="P62">Is some information extraneous?</text:p>
            <text:p text:style-name="P62"/>
            <text:p text:style-name="P84">Identify knowns </text:p>
            <text:p text:style-name="P84"/>
            <text:p text:style-name="P63"><text:span text:style-name="T87">Am I assuming </text:span><text:span text:style-name="T88">information is accurate rather than simply accept it as true?</text:span></text:p>
            <text:p text:style-name="P217"/>
            <text:p text:style-name="P49">How is <text:span text:style-name="T155">the information </text:span><text:s/>connected to the question?</text:p>
            <text:p text:style-name="P50"/>
            <text:p text:style-name="P42">Identify missing information</text:p>
            <text:p text:style-name="P42"/>
            <text:p text:style-name="P43">Translate information into symbols</text:p>
            <text:p text:style-name="P43"/>
            <text:list xml:id="list225811317147729" text:continue-list="list225811289146722" text:style-name="L3">
              <text:list-header>
                <text:p text:style-name="P226">Write a mathematical sentence using the information provided.</text:p>
                <text:p text:style-name="P225"/>
              </text:list-header>
            </text:list>
            <text:p text:style-name="P227">What information relevant to the mathematical situation or problem at hand do I possess, and how is that information accessed and used?</text:p>
            <text:p text:style-name="P43"/>
            <text:p text:style-name="P33">Can you relate new information to previous learning?</text:p>
            <text:p text:style-name="P34"/>
            <text:p text:style-name="P34">How can the information be used?</text:p>
            <text:p text:style-name="P28"/>
            <text:p text:style-name="P34"><text:soft-page-break/>How are concepts/content relevant to the problem and how will information be related to content?</text:p>
            <text:p text:style-name="P34"/>
            <text:p text:style-name="P34">Do I need to seek new information and data.?</text:p>
            <text:p text:style-name="P44">mathematical sentence</text:p>
          </table:table-cell>
          <table:table-cell table:style-name="Table5.B7" office:value-type="string">
            <text:list xml:id="list6338894692054211349" text:style-name="L9">
              <text:list-item>
                <text:p text:style-name="P121">Clar<text:span text:style-name="T144">i</text:span>ty – understandable, the meaning can be understood</text:p>
              </text:list-item>
              <text:list-item>
                <text:p text:style-name="P176">Accurate – free of errors -</text:p>
              </text:list-item>
              <text:list-item>
                <text:p text:style-name="P221"><text:span text:style-name="T147">Precise- exact to necessary detail – </text:span><text:span text:style-name="Emphasis"><text:span text:style-name="T149">degree of precision appropriate for the problem context. </text:span></text:span><text:span text:style-name="T55">a</text:span><text:span text:style-name="T56">ppropriate attention to details through explicit and accurate use of language </text:span><text:span text:style-name="T57">including mathematical terms, definitions, labels, analogies, concepts, </text:span><text:span text:style-name="T56">and </text:span><text:span text:style-name="T57">symbols.</text:span></text:p>
              </text:list-item>
              <text:list-item>
                <text:p text:style-name="P183">Fairness – justifiable, multiple viewpoints or representations</text:p>
              </text:list-item>
              <text:list-item>
                <text:p text:style-name="P165">Significance – focuses on most important, not trivial <text:span text:style-name="T156">concepts and information</text:span> to solving the problem?</text:p>
                <text:p text:style-name="P184"/>
              </text:list-item>
            </text:list>
          </table:table-cell>
          <table:table-cell table:style-name="Table5.C7" office:value-type="string">
            <text:p text:style-name="P20"><text:span text:style-name="T142">3. </text:span>The most important<text:span text:style-name="T6"> information</text:span> for addressing and solving the problem is _____________________________________________________________________________<text:span text:style-name="T54">.</text:span></text:p>
            <text:p text:style-name="P41"><text:span text:style-name="T19">(Identify key information needed, or presupposed for addressing the problem. Here we are looking for facts or data relevant</text:span><text:span text:style-name="T20"> to </text:span><text:span text:style-name="T19">the problem, </text:span><text:span text:style-name="T26">What information such as data, and facts </text:span><text:span text:style-name="T21">d</text:span><text:span text:style-name="T26">o I have? What </text:span><text:span text:style-name="T2">information</text:span><text:span text:style-name="T26"> do I need to answer the question? Does it seem that some </text:span><text:span text:style-name="T2">information</text:span><text:span text:style-name="T26"> is still missing? </text:span><text:span text:style-name="T27">H</text:span><text:span text:style-name="T28">ow is information </text:span><text:span text:style-name="T27">to be </text:span><text:span text:style-name="T28">accessed and used?</text:span><text:span text:style-name="T20">)</text:span></text:p>
          </table:table-cell>
        </table:table-row>
        <table:table-row>
          <table:table-cell table:style-name="Table5.A8" table:number-columns-spanned="3" office:value-type="string">
            <text:p text:style-name="P87">Element of Reasoning: <text:span text:style-name="T145">Concepts</text:span></text:p>
          </table:table-cell>
          <table:covered-table-cell/>
          <table:covered-table-cell/>
        </table:table-row>
        <table:table-row>
          <table:table-cell table:style-name="Table5.A9" office:value-type="string">
            <text:p text:style-name="P85">What concepts or content is related to the problem?</text:p>
            <text:p text:style-name="P85"/>
            <text:p text:style-name="P36">Can you explain the main concept behind the problem in your own words?</text:p>
            <text:p text:style-name="P36"/>
            <text:p text:style-name="P37">Can you articulate another reasonable ways of <text:s/>looking at the issue?</text:p>
            <text:p text:style-name="P37"/>
            <text:p text:style-name="P38">Can you explain the main concept behind the problem in your own words?</text:p>
            <text:p text:style-name="P40"/>
            <text:p text:style-name="P40">Am I using the concepts accurately</text:p>
            <text:p text:style-name="P30"/>
            <text:p text:style-name="P35">How are concepts/content relevant to the problem and how will information be related to content?</text:p>
            <text:p text:style-name="P35"/>
            <text:p text:style-name="P34">Can you relate new <text:span text:style-name="T153">concept or content needed to solve this problem </text:span><text:s/>to previous learning?</text:p>
            <text:p text:style-name="P34"/>
            <text:p text:style-name="P34">How are concepts/content relevant to the problem and how will information be related to content?</text:p>
            <text:p text:style-name="P34"><text:soft-page-break/>Do I need to seek new information and data.?</text:p>
            <text:p text:style-name="P39"/>
            <text:p text:style-name="P39">Make sure that all data used is clear, accurate, and relevant to the problem at hand</text:p>
            <text:p text:style-name="P39"/>
            <text:p text:style-name="P39">Make sure you have gathered sufficient data</text:p>
            <text:p text:style-name="P38">Can you explain the main concept behind the problem in your own words?</text:p>
          </table:table-cell>
          <table:table-cell table:style-name="Table5.B9" office:value-type="string">
            <text:list xml:id="list167905209752563953" text:style-name="L10">
              <text:list-item>
                <text:p text:style-name="P122">Clar<text:span text:style-name="T144">i</text:span>ty – understandable, the meaning can be understood</text:p>
              </text:list-item>
              <text:list-item>
                <text:p text:style-name="P177">Accurate – free of errors -</text:p>
              </text:list-item>
              <text:list-item>
                <text:p text:style-name="P129"><text:span text:style-name="T147">Precise- exact to necessary detail – </text:span><text:span text:style-name="Emphasis"><text:span text:style-name="T149">degree of precision appropriate for the problem context. </text:span></text:span><text:span text:style-name="T55">a</text:span><text:span text:style-name="T56">ppropriate attention to details through explicit and accurate use of language </text:span><text:span text:style-name="T57">including mathematical terms, definitions, labels, analogies, concepts, </text:span><text:span text:style-name="T56">and </text:span><text:span text:style-name="T57">symbols.</text:span></text:p>
              </text:list-item>
              <text:list-item>
                <text:p text:style-name="P185">Fairness – justifiable, multiple viewpoints or representations</text:p>
              </text:list-item>
              <text:list-item>
                <text:p text:style-name="P185">Breadth- encompasses multiple view points or representations. Most math concepts, problems and solutions can be represented using symbols, numbers, graphs, or descriptively using one's language.</text:p>
              </text:list-item>
              <text:list-item>
                <text:p text:style-name="P166">Significance – focuses on most important, not trivial <text:span text:style-name="T156">concepts and information</text:span> to solving the problem?</text:p>
                <text:p text:style-name="P186"/>
              </text:list-item>
            </text:list>
          </table:table-cell>
          <table:table-cell table:style-name="Table5.C9" office:value-type="string">
            <text:p text:style-name="P90">4. <text:span text:style-name="T35">The key </text:span><text:span text:style-name="T38">concepts</text:span><text:span text:style-name="T35"> we need to understand in this problem are <text:s/>____________________________________________________.</text:span></text:p>
            <text:p text:style-name="P79"><text:span text:style-name="T73">(</text:span><text:span text:style-name="T20">What concepts or content (theorems, definitions, formulas, etc.) do we need to understand for reaching a solution?</text:span><text:span text:style-name="T21">)</text:span></text:p>
          </table:table-cell>
        </table:table-row>
        <table:table-row>
          <table:table-cell table:style-name="Table5.A10" table:number-columns-spanned="3" office:value-type="string">
            <text:p text:style-name="P93">Element of Reasoning: <text:span text:style-name="T145">Assumptions</text:span></text:p>
          </table:table-cell>
          <table:covered-table-cell/>
          <table:covered-table-cell/>
        </table:table-row>
        <table:table-row>
          <table:table-cell table:style-name="Table5.A11" office:value-type="string">
            <text:p text:style-name="P92">Identify assumptions</text:p>
            <text:p text:style-name="P92"/>
            <text:p text:style-name="P229">Am I assuming information is accurate rather than simply accept it as true?</text:p>
            <text:p text:style-name="P32"/>
            <text:p text:style-name="P51"><text:span text:style-name="T85">Do </text:span>my assumptions make sense?</text:p>
            <text:p text:style-name="P51"/>
            <text:p text:style-name="P54">Consider the impact of alternative or unexpressed assumption</text:p>
            <text:p text:style-name="P54">s</text:p>
            <text:p text:style-name="P53">Consider the impact of removing assumptions</text:p>
          </table:table-cell>
          <table:table-cell table:style-name="Table5.B11" office:value-type="string">
            <text:list xml:id="list5273863151044516973" text:style-name="L12">
              <text:list-item>
                <text:p text:style-name="P178">Clar<text:span text:style-name="T144">i</text:span>ty – the meaning can be understood</text:p>
              </text:list-item>
              <text:list-item>
                <text:p text:style-name="P178">Accurate – free of errors </text:p>
              </text:list-item>
            </text:list>
          </table:table-cell>
          <table:table-cell table:style-name="Table5.C11" office:value-type="string">
            <text:p text:style-name="P11"><text:span text:style-name="T80">5. </text:span><text:span text:style-name="T74">The main assumption(s) underlying our understanding of the problem is (are) __________________________________________________________.</text:span></text:p>
            <text:p text:style-name="P24"><text:span text:style-name="T109">(What is the author or problem as stated taking for granted? </text:span><text:span text:style-name="T110">What assumptions are we making? Are our assumptions justifiable? </text:span><text:span text:style-name="T109">Assumptions are </text:span><text:span text:style-name="T110">generalizations that might <text:tab/>be questioned and are most often unstated.)</text:span></text:p>
          </table:table-cell>
        </table:table-row>
        <table:table-row>
          <table:table-cell table:style-name="Table5.A12" table:number-columns-spanned="3" office:value-type="string">
            <text:p text:style-name="P93">Element of Reasoning: <text:span text:style-name="T145">Inferences and Interpretations</text:span></text:p>
          </table:table-cell>
          <table:covered-table-cell/>
          <table:covered-table-cell/>
        </table:table-row>
        <table:table-row>
          <table:table-cell table:style-name="Table5.A15" office:value-type="string">
            <text:p text:style-name="P69">Are my inferences reasonable?</text:p>
            <text:p text:style-name="P69"/>
            <text:p text:style-name="P162">Have I thought through other inormation that can be reasonably infered from the information provided?</text:p>
            <text:p text:style-name="P69"/>
            <text:p text:style-name="P69">Am I interpreting representations correctly (graphs, charts, etc.)?</text:p>
            <text:p text:style-name="P69"/>
            <text:p text:style-name="P69">Is there another way to interpret the information?</text:p>
          </table:table-cell>
          <table:table-cell table:style-name="Table5.B15" office:value-type="string">
            <text:list xml:id="list655961184765360333" text:style-name="L13">
              <text:list-item>
                <text:p text:style-name="P123">Clar<text:span text:style-name="T144">i</text:span>ty – understandable, the meaning can be understood</text:p>
              </text:list-item>
              <text:list-item>
                <text:p text:style-name="P179">Accurate – free of errors -</text:p>
              </text:list-item>
              <text:list-item>
                <text:p text:style-name="P130"><text:span text:style-name="T147">Precise- exact to necessary detail – </text:span><text:span text:style-name="Emphasis"><text:span text:style-name="T149">degree of precision appropriate for the problem context. </text:span></text:span><text:span text:style-name="T55">a</text:span><text:span text:style-name="T56">ppropriate attention to details through explicit and accurate use of language </text:span><text:span text:style-name="T57">including mathematical terms, definitions, labels, analogies, concepts, </text:span><text:span text:style-name="T56">and </text:span><text:span text:style-name="T57">symbols.</text:span></text:p>
              </text:list-item>
              <text:list-item>
                <text:p text:style-name="P188">Fairness – justifiable, multiple viewpoints or representations</text:p>
              </text:list-item>
              <text:list-item>
                <text:p text:style-name="P188">Breadth- encompasses multiple view points or representations. Most math concepts, problems and solutions can be represented using symbols, numbers, graphs, or descriptively using one's language.</text:p>
              </text:list-item>
              <text:list-item>
                <text:p text:style-name="P167"><text:soft-page-break/>Significance – focuses on most important, not trivial <text:span text:style-name="T156">concepts and information</text:span> to solving the problem?</text:p>
              </text:list-item>
            </text:list>
            <text:p text:style-name="P187"/>
          </table:table-cell>
          <table:table-cell table:style-name="Table5.C15" office:value-type="string">
            <text:p text:style-name="P75">6. <text:span text:style-name="T33">The basis for our </text:span><text:span text:style-name="T37">inferences </text:span><text:span text:style-name="T33">and </text:span><text:span text:style-name="T37">interpretations</text:span><text:span text:style-name="T33"> at this point are</text:span><text:span text:style-name="T34"> ___________</text:span><text:span text:style-name="T36">_____________________________________________.</text:span></text:p>
            <text:p text:style-name="P21"><text:span text:style-name="T40">(Is there another way to interpret the information? Can I justify my interpretation of the <text:tab/>information or problem to be solved? Have</text:span><text:span text:style-name="T39"> I made any inferences beyond what the evidence implies? Are my inference</text:span><text:span text:style-name="T41">s</text:span><text:span text:style-name="T39"> consistent?</text:span><text:span text:style-name="T40">)</text:span></text:p>
          </table:table-cell>
        </table:table-row>
        <table:table-row>
          <table:table-cell table:style-name="Table5.A14" table:number-columns-spanned="3" office:value-type="string">
            <text:list xml:id="list225811351142818" text:continue-list="list225811317147729" text:style-name="L3">
              <text:list-header>
                <text:p text:style-name="P111">Element of Reasoning: <text:span text:style-name="T145">Conclusions</text:span></text:p>
              </text:list-header>
            </text:list>
          </table:table-cell>
          <table:covered-table-cell/>
          <table:covered-table-cell/>
        </table:table-row>
        <table:table-row>
          <table:table-cell table:style-name="Table5.A15" office:value-type="string">
            <text:p text:style-name="P74">Could you be more precise? </text:p>
            <text:p text:style-name="P74">Am I being specific?</text:p>
            <text:p text:style-name="P74">Am I providing details?</text:p>
            <text:p text:style-name="P74">Do I need more details?</text:p>
            <text:p text:style-name="P74">Could you provide more details?</text:p>
            <text:p text:style-name="P74">Could be more exact or specific?</text:p>
            <text:p text:style-name="P76"><text:span text:style-name="Emphasis"><text:span text:style-name="T132">Could </text:span></text:span><text:span text:style-name="Emphasis"><text:span text:style-name="T133">stat</text:span></text:span><text:span text:style-name="Emphasis"><text:span text:style-name="T132">e </text:span></text:span><text:span text:style-name="Emphasis"><text:span text:style-name="T133">your understanding</text:span></text:span><text:span text:style-name="Emphasis"><text:span text:style-name="T132"> of the math term </text:span></text:span><text:span text:style-name="Emphasis"><text:span text:style-name="T133">you are</text:span></text:span><text:span text:style-name="Emphasis"><text:span text:style-name="T132"> using i</text:span></text:span><text:span text:style-name="Emphasis"><text:span text:style-name="T131">n </text:span></text:span><text:span text:style-name="Emphasis"><text:span text:style-name="T133">your </text:span></text:span><text:span text:style-name="Emphasis"><text:span text:style-name="T131">reasoning? </text:span></text:span></text:p>
            <text:p text:style-name="P60"><text:span text:style-name="Emphasis"><text:span text:style-name="T150">Could you </text:span></text:span><text:span text:style-name="Emphasis"><text:span text:style-name="T149">state </text:span></text:span><text:span text:style-name="Emphasis"><text:span text:style-name="T151">more explicitly </text:span></text:span><text:span text:style-name="Emphasis"><text:span text:style-name="T149">the meaning of, </text:span></text:span><text:span text:style-name="Emphasis"><text:span text:style-name="T151">or elaborate on, (choose) the math term, definition, skill, procedure, </text:span></text:span><text:span text:style-name="Emphasis"><text:span text:style-name="T149">symbol</text:span></text:span><text:span text:style-name="Emphasis"><text:span text:style-name="T151">(</text:span></text:span><text:span text:style-name="Emphasis"><text:span text:style-name="T149">s</text:span></text:span><text:span text:style-name="Emphasis"><text:span text:style-name="T151">)</text:span></text:span><text:span text:style-name="Emphasis"><text:span text:style-name="T149">, units of measure, labeling </text:span></text:span><text:span text:style-name="Emphasis"><text:span text:style-name="T151">of </text:span></text:span><text:span text:style-name="Emphasis"><text:span text:style-name="T149">axes, </text:span></text:span><text:span text:style-name="Emphasis"><text:span text:style-name="T151">etc. that you are using?</text:span></text:span><text:span text:style-name="T147"> </text:span></text:p>
            <text:p text:style-name="P159"/>
            <text:p text:style-name="P26"><text:span text:style-name="T108">What </text:span><text:span text:style-name="T106">questions</text:span><text:span text:style-name="T108"> to I have before I can begin to devise a solution plan? </text:span></text:p>
            <text:p text:style-name="P230"/>
            <text:p text:style-name="P27"><text:span text:style-name="T112">Can you </text:span><text:span text:style-name="T113">apply a </text:span><text:span text:style-name="T114">method <text:s/>that was successful earlier?</text:span></text:p>
          </table:table-cell>
          <table:table-cell table:style-name="Table5.B15" office:value-type="string">
            <text:list xml:id="list5804215366125411786" text:style-name="L14">
              <text:list-item>
                <text:p text:style-name="P124">Clar<text:span text:style-name="T144">i</text:span>ty – understandable, the meaning can be understood</text:p>
              </text:list-item>
              <text:list-item>
                <text:p text:style-name="P180">Accurate – free of errors -</text:p>
              </text:list-item>
              <text:list-item>
                <text:p text:style-name="P131"><text:span text:style-name="T147">Precise- exact to necessary detail – </text:span><text:span text:style-name="Emphasis"><text:span text:style-name="T149">degree of precision appropriate for the problem context. </text:span></text:span><text:span text:style-name="T55">a</text:span><text:span text:style-name="T56">ppropriate attention to details through explicit and accurate use of language </text:span><text:span text:style-name="T57">including mathematical terms, definitions, labels, analogies, concepts, </text:span><text:span text:style-name="T56">and </text:span><text:span text:style-name="T57">symbols.</text:span></text:p>
              </text:list-item>
              <text:list-item>
                <text:p text:style-name="P189">Fairness – justifiable, multiple viewpoints or representations</text:p>
              </text:list-item>
              <text:list-item>
                <text:p text:style-name="P189">Breadth- encompasses multiple view points or representations. Most math concepts, problems and solutions can be represented using symbols, numbers, graphs, or descriptively using one's language.</text:p>
              </text:list-item>
              <text:list-item>
                <text:p text:style-name="P168">Significance – focuses on most important, not trivial <text:span text:style-name="T156">concepts and information</text:span> to solving the problem?</text:p>
                <text:p text:style-name="P189"/>
              </text:list-item>
            </text:list>
          </table:table-cell>
          <table:table-cell table:style-name="Table5.C15" office:value-type="string">
            <text:p text:style-name="P57"><text:span text:style-name="T90">7. </text:span><text:span text:style-name="T89">The most important </text:span><text:span text:style-name="T111">conclusion(s)</text:span><text:span text:style-name="T89"> or Implication(s) in solving this problem is (are)____________________________________________________________________.</text:span></text:p>
            <text:p text:style-name="P135"><text:span text:style-name="T24">(</text:span><text:span text:style-name="T25">Does my answer(s) make sense within the context of the problem? What did I learn from solving this problem? Can my strategies be extended to other types of problems? What would I do differently next time? </text:span><text:span text:style-name="T21">Can I present my analysis and solution using a clear <text:s/>coherent argument reflecting the sophistication appropriate to the problem at hand.</text:span><text:span text:style-name="T30">)</text:span></text:p>
            <text:p text:style-name="P56"/>
          </table:table-cell>
        </table:table-row>
        <table:table-row>
          <table:table-cell table:style-name="Table5.A16" table:number-columns-spanned="3" office:value-type="string">
            <text:p text:style-name="P87">Element of Reasoning: <text:s/><text:span text:style-name="T136">P</text:span><text:span text:style-name="T52">oint(s) of V</text:span><text:span text:style-name="T53">i</text:span><text:span text:style-name="T52">ew</text:span></text:p>
          </table:table-cell>
          <table:covered-table-cell/>
          <table:covered-table-cell/>
        </table:table-row>
        <table:table-row>
          <table:table-cell table:style-name="Table5.A17" office:value-type="string">
            <text:p text:style-name="P83"/>
          </table:table-cell>
          <table:table-cell table:style-name="Table5.B17" office:value-type="string">
            <text:p text:style-name="P83">Please list</text:p>
          </table:table-cell>
          <table:table-cell table:style-name="Table5.C17" office:value-type="string">
            <text:p text:style-name="P3"><text:span text:style-name="T143">8. </text:span>The main point(s) of view or perspective(s) represented in this problem is (are)?________</text:p>
            <text:p text:style-name="P3"><text:tab/>________________________________________________________________________.</text:p>
            <text:p text:style-name="P15"><text:span text:style-name="T71"><text:tab/></text:span><text:span text:style-name="T19">(Could I work the problem using a different approach or technique? How can we check our <text:tab/>results? ) </text:span></text:p>
          </table:table-cell>
        </table:table-row>
        <table:table-row>
          <table:table-cell table:style-name="Table5.A18" office:value-type="string">
            <text:p text:style-name="P88"/>
          </table:table-cell>
          <table:table-cell table:style-name="Table5.B18" office:value-type="string">
            <text:p text:style-name="P88">Complete template </text:p>
          </table:table-cell>
          <table:table-cell table:style-name="Table5.C18" office:value-type="string">
            <text:p text:style-name="P71"/>
            <text:p text:style-name="P61">Can I check if my understanding is accurate?</text:p>
          </table:table-cell>
        </table:table-row>
        <table:table-row>
          <table:table-cell table:style-name="Table5.A21" office:value-type="string">
            <text:p text:style-name="P31"/>
          </table:table-cell>
          <table:table-cell table:style-name="Table5.B20" office:value-type="string">
            <text:p text:style-name="P88"/>
          </table:table-cell>
          <table:table-cell table:style-name="Table5.C20" office:value-type="string">
            <text:p text:style-name="P71"/>
          </table:table-cell>
        </table:table-row>
        <text:soft-page-break/>
        <table:table-row>
          <table:table-cell table:style-name="Table5.A21" office:value-type="string">
            <text:p text:style-name="P29"/>
          </table:table-cell>
          <table:table-cell table:style-name="Table5.B20" office:value-type="string">
            <text:p text:style-name="P88"/>
          </table:table-cell>
          <table:table-cell table:style-name="Table5.C20" office:value-type="string">
            <text:p text:style-name="P71"/>
          </table:table-cell>
        </table:table-row>
        <table:table-row>
          <table:table-cell table:style-name="Table5.A21" office:value-type="string">
            <text:p text:style-name="P89">Apply the *Elements of Reasoning</text:p>
          </table:table-cell>
          <table:table-cell table:style-name="Table5.B21" office:value-type="string">
            <text:p text:style-name="P89">Complete template</text:p>
          </table:table-cell>
          <table:table-cell table:style-name="Table5.C21" office:value-type="string">
            <text:p text:style-name="P89"/>
          </table:table-cell>
        </table:table-row>
        <table:table-row>
          <table:table-cell table:style-name="Table5.A22" office:value-type="string">
            <text:p text:style-name="P89">Apply the *Intellectual Standards to Elements of Reasoning</text:p>
          </table:table-cell>
          <table:table-cell table:style-name="Table5.B22" office:value-type="string">
            <text:p text:style-name="P89">Complete checklist</text:p>
          </table:table-cell>
          <table:table-cell table:style-name="Table5.C22" office:value-type="string">
            <text:p text:style-name="P89"/>
          </table:table-cell>
        </table:table-row>
      </table:table>
      <text:p text:style-name="P67"/>
      <text:p text:style-name="P46"/>
      <text:p text:style-name="P251">II. <text:tab/>Devise a plan (Polya step 2):</text:p>
      <text:p text:style-name="P115"><text:span text:style-name="Strong_20_Emphasis"><text:span text:style-name="T105">E</text:span></text:span><text:span text:style-name="Strong_20_Emphasis"><text:span text:style-name="T104">lements</text:span></text:span><text:span text:style-name="Strong_20_Emphasis"><text:span text:style-name="T100"> </text:span></text:span><text:span text:style-name="Strong_20_Emphasis"><text:span text:style-name="T101">of reasoning</text:span></text:span><text:span text:style-name="T100">: purpose, point of view, assumptions, implications and consequences, data and information, inferences and interpretations, concepts, and question at issue.</text:span></text:p>
      <text:p text:style-name="P246"><text:span text:style-name="T102">I</text:span><text:span text:style-name="T100">ntellectual </text:span><text:span text:style-name="T102">S</text:span><text:span text:style-name="Strong_20_Emphasis"><text:span text:style-name="T100">tandards</text:span></text:span><text:span text:style-name="T100"> such as clarity, accuracy, precision, relevance, depth, breadth, logic, significance, and fairness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P105">Strategies and Tasks</text:p>
            </table:table-cell>
            <table:table-cell table:style-name="Table10.B1" office:value-type="string">
              <text:p text:style-name="P105">Results</text:p>
            </table:table-cell>
            <table:table-cell table:style-name="Table10.A1" office:value-type="string">
              <text:p text:style-name="P106">Elements and Standards of Critical Thinking</text:p>
            </table:table-cell>
          </table:table-row>
        </table:table-header-rows>
        <table:table-row>
          <table:table-cell table:style-name="Table10.A2" table:number-columns-spanned="3" office:value-type="string">
            <text:p text:style-name="P112">Element of Reasoning: Question</text:p>
          </table:table-cell>
          <table:covered-table-cell/>
          <table:covered-table-cell/>
        </table:table-row>
        <table:table-row>
          <table:table-cell table:style-name="Table10.A25" office:value-type="string">
            <text:p text:style-name="P237"><text:span text:style-name="T86">What </text:span><text:span text:style-name="T115">questions</text:span><text:span text:style-name="T86"> to I have before I can begin to devise a solution plan? </text:span></text:p>
          </table:table-cell>
          <table:table-cell table:style-name="Table10.B3" office:value-type="string">
            <text:p text:style-name="P145">Response:</text:p>
          </table:table-cell>
          <table:table-cell table:style-name="Table10.C3" office:value-type="string">
            <text:p text:style-name="P222">Question or Problem at hand?<text:span text:style-name="T158">'</text:span></text:p>
            <text:p text:style-name="P238">What is the problem asking or what question am I trying to answer?</text:p>
            <text:p text:style-name="P239">What questions are emerging as we think our way through the plan?</text:p>
            <text:p text:style-name="P240">How can the information be used?</text:p>
            <text:p text:style-name="P240">How are concepts/content relevant to the problem and how will information be related to content?</text:p>
            <text:p text:style-name="P240">Do I need to seek new information and data.?</text:p>
            <text:p text:style-name="P241">Make sure that all data used is clear, accurate, and relevant to the problem at hand</text:p>
            <text:p text:style-name="P241">Make sure you have gathered sufficient data</text:p>
            <text:p text:style-name="P243">Can you explain the main concept behind the problem in your own words?</text:p>
          </table:table-cell>
        </table:table-row>
        <table:table-row>
          <table:table-cell table:style-name="Table10.A25" office:value-type="string">
            <text:p text:style-name="P224"><text:span text:style-name="T137">H</text:span><text:span text:style-name="T138">ave </text:span><text:span text:style-name="T137">I</text:span><text:span text:style-name="T138"> seen the same type of problem in a slightly different form </text:span><text:span text:style-name="T137">wit</text:span><text:span text:style-name="T58">h the same or a similar </text:span><text:soft-page-break/><text:span text:style-name="T58">unknown</text:span><text:span text:style-name="T59">s</text:span><text:span text:style-name="T58"> </text:span><text:span text:style-name="T59">or apply a </text:span><text:span text:style-name="T58">method <text:s/>that was successful earlier?</text:span></text:p>
          </table:table-cell>
          <table:table-cell table:style-name="Table10.B4" office:value-type="string">
            <text:p text:style-name="P145"><text:span text:style-name="T159">R</text:span>esponse:</text:p>
          </table:table-cell>
          <table:table-cell table:style-name="Table10.C4" office:value-type="string">
            <text:p text:style-name="P145"/>
          </table:table-cell>
        </table:table-row>
        <table:table-row>
          <table:table-cell table:style-name="Table10.A5" office:value-type="string">
            <text:p text:style-name="P223">What makes this problem different or more difficult from previous problems that I've solved successfully?</text:p>
          </table:table-cell>
          <table:table-cell table:style-name="Table10.B5" office:value-type="string">
            <text:p text:style-name="P145">Response:</text:p>
          </table:table-cell>
          <table:table-cell table:style-name="Table10.C5" office:value-type="string">
            <text:p text:style-name="P145"/>
          </table:table-cell>
        </table:table-row>
        <table:table-row>
          <table:table-cell table:style-name="Table10.A25" office:value-type="string">
            <text:p text:style-name="P223">Are there <text:span text:style-name="T159">relevant concepts or content</text:span> that I need to review <text:span text:style-name="T159">and internalize</text:span> before proceeding with my solution plan?</text:p>
          </table:table-cell>
          <table:table-cell table:style-name="Table10.B6" office:value-type="string">
            <text:p text:style-name="P146">SEER related concepts if necessary</text:p>
          </table:table-cell>
          <table:table-cell table:style-name="Table10.C6" office:value-type="string">
            <text:p text:style-name="P146"/>
          </table:table-cell>
        </table:table-row>
        <table:table-row>
          <table:table-cell table:style-name="Table10.A25" office:value-type="string">
            <text:p text:style-name="P154"><text:span text:style-name="T159">Discuss how </text:span>related content or <text:span text:style-name="T81">concepts</text:span>, related problems, <text:span text:style-name="T160">will be used in the solution</text:span></text:p>
          </table:table-cell>
          <table:table-cell table:style-name="Table10.B7" office:value-type="string">
            <text:p text:style-name="P147">Response:</text:p>
          </table:table-cell>
          <table:table-cell table:style-name="Table10.C7" office:value-type="string">
            <text:p text:style-name="P209">Make sure you are using concepts with care and precision</text:p>
          </table:table-cell>
        </table:table-row>
        <table:table-row>
          <table:table-cell table:style-name="Table10.A25" office:value-type="string">
            <text:p text:style-name="P231">Have students write what they do or do not understand </text:p>
          </table:table-cell>
          <table:table-cell table:style-name="Table10.B8" office:value-type="string">
            <text:p text:style-name="P145">Response:</text:p>
          </table:table-cell>
          <table:table-cell table:style-name="Table10.C8" office:value-type="string">
            <text:p text:style-name="P145"/>
          </table:table-cell>
        </table:table-row>
        <table:table-row>
          <table:table-cell table:style-name="Table10.A9" table:number-columns-spanned="3" office:value-type="string">
            <text:p text:style-name="P112">Element of Reasoning: <text:span text:style-name="T169">Purpose</text:span></text:p>
          </table:table-cell>
          <table:covered-table-cell/>
          <table:covered-table-cell/>
        </table:table-row>
        <table:table-row>
          <table:table-cell table:style-name="Table10.A25" office:value-type="string">
            <text:p text:style-name="P137"><text:span text:style-name="T86">What is the </text:span><text:span text:style-name="T115">purpose</text:span><text:span text:style-name="T86"> in solving the problem? </text:span><text:span text:style-name="T113">Why is this problem important?</text:span></text:p>
          </table:table-cell>
          <table:table-cell table:style-name="Table10.B10" office:value-type="string">
            <text:p text:style-name="P96">Completed <text:span text:style-name="T161">in Elements template</text:span>? <text:span text:style-name="T162">Yes/No (circle if completed)</text:span></text:p>
            <text:p text:style-name="P96"/>
          </table:table-cell>
          <table:table-cell table:style-name="Table10.C10" office:value-type="string">
            <text:p text:style-name="P96"/>
          </table:table-cell>
        </table:table-row>
        <table:table-row>
          <table:table-cell table:style-name="Table10.A11" table:number-columns-spanned="3" office:value-type="string">
            <text:p text:style-name="P110">Element of Reasoning: <text:span text:style-name="T125">Information</text:span></text:p>
          </table:table-cell>
          <table:covered-table-cell/>
          <table:covered-table-cell/>
        </table:table-row>
        <table:table-row>
          <table:table-cell table:style-name="Table10.A25" office:value-type="string">
            <text:p text:style-name="P148"><text:span text:style-name="T62">Am I considering all of the information or data provided in the problem</text:span><text:span text:style-name="T61">?</text:span></text:p>
            <text:p text:style-name="P213">What information is extraneous?</text:p>
          </table:table-cell>
          <table:table-cell table:style-name="Table10.B12" office:value-type="string">
            <text:p text:style-name="P97">Yes/No (circle if completed)</text:p>
            <text:p text:style-name="P96"/>
            <text:p text:style-name="P96"/>
            <text:p text:style-name="P96"/>
            <text:p text:style-name="P98">List:</text:p>
          </table:table-cell>
          <table:table-cell table:style-name="Table10.C12" office:value-type="string">
            <text:p text:style-name="P240">How can the information be used?</text:p>
          </table:table-cell>
        </table:table-row>
        <text:soft-page-break/>
        <table:table-row>
          <table:table-cell table:style-name="Table10.A25" office:value-type="string">
            <text:p text:style-name="P214"><text:span text:style-name="T163">Draw a visual representation of the problem – </text:span><text:span text:style-name="T117">picture of what I am thinking. </text:span><text:span text:style-name="T118">Consider using </text:span><text:span text:style-name="T119">a picture </text:span><text:span text:style-name="T117"><text:s/>chart </text:span><text:span text:style-name="T120">or concept map </text:span><text:span text:style-name="T118">for </text:span><text:span text:style-name="T117">develop</text:span><text:span text:style-name="T118">ing</text:span><text:span text:style-name="T117"> a mental model.</text:span></text:p>
          </table:table-cell>
          <table:table-cell table:style-name="Table10.B13" office:value-type="string">
            <text:p text:style-name="P107">Please show work on separate sheet.</text:p>
          </table:table-cell>
          <table:table-cell table:style-name="Table10.C13" office:value-type="string">
            <text:p text:style-name="P107"/>
          </table:table-cell>
        </table:table-row>
        <table:table-row>
          <table:table-cell table:style-name="Table10.A25" office:value-type="string">
            <text:p text:style-name="P214"><text:span text:style-name="T71">T</text:span>ranslate <text:span text:style-name="T164">information (knowns and unknowns) </text:span>into <text:span text:style-name="T164">appropriate representation -</text:span>symbols, <text:span text:style-name="T164">graphs, tables (see appendix on representations) -</text:span></text:p>
          </table:table-cell>
          <table:table-cell table:style-name="Table10.B14" office:value-type="string">
            <text:p text:style-name="P107">Please show work on separate sheet.</text:p>
          </table:table-cell>
          <table:table-cell table:style-name="Table10.C14" office:value-type="string">
            <text:p text:style-name="P107"/>
          </table:table-cell>
        </table:table-row>
        <table:table-row>
          <table:table-cell table:style-name="Table10.A15" table:number-columns-spanned="3" office:value-type="string">
            <text:p text:style-name="P110">Element of Reasoning: <text:span text:style-name="T169">assumptions</text:span></text:p>
          </table:table-cell>
          <table:covered-table-cell/>
          <table:covered-table-cell/>
        </table:table-row>
        <table:table-row>
          <table:table-cell table:style-name="Table10.A25" office:value-type="string">
            <text:p text:style-name="P149"/>
            <text:p text:style-name="P149"/>
            <text:p text:style-name="P149">Are my assumptions explicit and clear?</text:p>
          </table:table-cell>
          <table:table-cell table:style-name="Table10.B16" office:value-type="string">
            <text:p text:style-name="P149">Response:</text:p>
          </table:table-cell>
          <table:table-cell table:style-name="Table10.C16" office:value-type="string">
            <text:p text:style-name="P149"/>
          </table:table-cell>
        </table:table-row>
        <table:table-row>
          <table:table-cell table:style-name="Table10.A17" office:value-type="string">
            <text:p text:style-name="P231">Connect and analyze data – <text:span text:style-name="T165">connect between data and information provided and <text:s/>unknowns </text:span></text:p>
          </table:table-cell>
          <table:table-cell table:style-name="Table10.B17" office:value-type="string">
            <text:p text:style-name="P150"/>
          </table:table-cell>
          <table:table-cell table:style-name="Table10.C17" office:value-type="string">
            <text:p text:style-name="P240">How are concepts/content relevant to the problem and how will information be related to content?</text:p>
          </table:table-cell>
        </table:table-row>
        <table:table-row>
          <table:table-cell table:style-name="Table10.A18" office:value-type="string">
            <text:p text:style-name="P157"><text:span text:style-name="T160">Find </text:span>missing <text:span text:style-name="T81">information</text:span>, </text:p>
          </table:table-cell>
          <table:table-cell table:style-name="Table10.B18" office:value-type="string">
            <text:p text:style-name="P146"/>
          </table:table-cell>
          <table:table-cell table:style-name="Table10.C18" office:value-type="string">
            <text:p text:style-name="P241">Make sure you have gathered sufficient data</text:p>
            <text:p text:style-name="P243"/>
          </table:table-cell>
        </table:table-row>
        <table:table-row>
          <table:table-cell table:style-name="Table10.A25" office:value-type="string">
            <text:p text:style-name="P216">use a formula and substitute data in the correct places of the formula – </text:p>
          </table:table-cell>
          <table:table-cell table:style-name="Table10.B19" office:value-type="string">
            <text:p text:style-name="P150"/>
          </table:table-cell>
          <table:table-cell table:style-name="Table10.C19" office:value-type="string">
            <text:p text:style-name="P150"/>
          </table:table-cell>
        </table:table-row>
        <table:table-row>
          <table:table-cell table:style-name="Table10.A20" table:number-columns-spanned="3" office:value-type="string">
            <text:p text:style-name="P93">Element of Reasoning: <text:span text:style-name="T145">Inferences and Interpretations</text:span></text:p>
          </table:table-cell>
          <table:covered-table-cell/>
          <table:covered-table-cell/>
        </table:table-row>
        <text:soft-page-break/>
        <table:table-row>
          <table:table-cell table:style-name="Table10.A25" office:value-type="string">
            <text:p text:style-name="P245"><text:span text:style-name="T121">Reflect on possible strategies - <text:s/></text:span><text:span text:style-name="T119">a</text:span><text:span text:style-name="T121">llow for the fact that more than one strategy may be needed to solve a given problem and that problems may</text:span></text:p>
          </table:table-cell>
          <table:table-cell table:style-name="Table10.B21" office:value-type="string">
            <text:p text:style-name="P150"/>
          </table:table-cell>
          <table:table-cell table:style-name="Table10.C21" office:value-type="string">
            <text:p text:style-name="P150"/>
          </table:table-cell>
        </table:table-row>
        <table:table-row>
          <table:table-cell table:style-name="Table10.A25" office:value-type="string">
            <text:p text:style-name="P234">Work backward</text:p>
          </table:table-cell>
          <table:table-cell table:style-name="Table10.B22" office:value-type="string">
            <text:p text:style-name="P150"/>
          </table:table-cell>
          <table:table-cell table:style-name="Table10.C22" office:value-type="string">
            <text:p text:style-name="P150"/>
          </table:table-cell>
        </table:table-row>
        <table:table-row>
          <table:table-cell table:style-name="Table10.A23" table:number-columns-spanned="3" office:value-type="string">
            <text:p text:style-name="P93">Element of Reasoning: <text:span text:style-name="T170">Conclusions</text:span></text:p>
          </table:table-cell>
          <table:covered-table-cell/>
          <table:covered-table-cell/>
        </table:table-row>
        <table:table-row>
          <table:table-cell table:style-name="Table10.A25" office:value-type="string">
            <text:p text:style-name="P218"><text:span text:style-name="T164">D</text:span>evelop a line of reasoning – Map and explain the plan – <text:span text:style-name="T166">prepare to </text:span><text:span text:style-name="T83">bring in the solution</text:span></text:p>
            <text:p text:style-name="P153"><text:span text:style-name="T122">Breakdown problem <text:s/>- </text:span><text:span text:style-name="T116">simplification</text:span><text:span text:style-name="T91"> – </text:span><text:span text:style-name="T86">Identify goals and sub-goals- </text:span><text:span text:style-name="T122">actions and strategies</text:span></text:p>
          </table:table-cell>
          <table:table-cell table:style-name="Table10.B24" office:value-type="string">
            <text:p text:style-name="P150"/>
          </table:table-cell>
          <table:table-cell table:style-name="Table10.C24" office:value-type="string">
            <text:p text:style-name="P210">How does this step follow from what we said earlier</text:p>
          </table:table-cell>
        </table:table-row>
        <table:table-row>
          <table:table-cell table:style-name="Table10.A25" office:value-type="string">
            <text:p text:style-name="P215">write the plan <text:span text:style-name="T167">and explain why the plan might work</text:span></text:p>
            <text:p text:style-name="P190">consider auxiliary problem solution plan if not accessible, then rewrite plan</text:p>
          </table:table-cell>
          <table:table-cell table:style-name="Table10.B25" office:value-type="string">
            <text:p text:style-name="P150"/>
          </table:table-cell>
          <table:table-cell table:style-name="Table10.C25" office:value-type="string">
            <text:p text:style-name="P150"/>
          </table:table-cell>
        </table:table-row>
        <table:table-row>
          <table:table-cell table:style-name="Table10.A26" office:value-type="string">
            <text:p text:style-name="P151">Can you solve par<text:span text:style-name="T167">t</text:span> of the problem?</text:p>
          </table:table-cell>
          <table:table-cell table:style-name="Table10.B26" office:value-type="string">
            <text:p text:style-name="P152">Show work</text:p>
          </table:table-cell>
          <table:table-cell table:style-name="Table10.C26" office:value-type="string">
            <text:p text:style-name="P152"/>
          </table:table-cell>
        </table:table-row>
        <table:table-row>
          <table:table-cell table:style-name="Table10.A27" office:value-type="string">
            <text:p text:style-name="P155">Strategies:</text:p>
            <text:p text:style-name="P156">Eliminate possibilities <text:span text:style-name="T168">in</text:span> situations where there is a set of possible answers and a set of criteria the answer <text:soft-page-break/>must meet. <text:span text:style-name="T168">(see appendix)</text:span> </text:p>
          </table:table-cell>
          <table:table-cell table:style-name="Table10.B27" office:value-type="string">
            <text:p text:style-name="P152">Show work</text:p>
          </table:table-cell>
          <table:table-cell table:style-name="Table10.C27" office:value-type="string">
            <text:p text:style-name="P152"/>
          </table:table-cell>
        </table:table-row>
        <table:table-row>
          <table:table-cell table:style-name="Table10.A28" table:number-columns-spanned="3" office:value-type="string">
            <text:p text:style-name="P93">Element of Reasoning: <text:span text:style-name="T170">Point of View</text:span></text:p>
          </table:table-cell>
          <table:covered-table-cell/>
          <table:covered-table-cell/>
        </table:table-row>
        <table:table-row>
          <table:table-cell table:style-name="Table10.A29" office:value-type="string">
            <text:p text:style-name="P156"><text:span text:style-name="T63">E</text:span><text:span text:style-name="T64">stimate <text:s/>- round up or down to determine a possible solution</text:span></text:p>
            <text:p text:style-name="P156"><text:span text:style-name="T63">G</text:span><text:span text:style-name="T64">uess and check – does the guess fit the conditions in the problem – </text:span><text:span text:style-name="T65">revise 1</text:span><text:span text:style-name="T67">st</text:span><text:span text:style-name="T65"> estimate, 2</text:span><text:span text:style-name="T67">nd </text:span><text:span text:style-name="T65">estimate and so o</text:span><text:span text:style-name="T66">n.</text:span></text:p>
          </table:table-cell>
          <table:table-cell table:style-name="Table10.B29" office:value-type="string">
            <text:p text:style-name="P150"/>
          </table:table-cell>
          <table:table-cell table:style-name="Table10.C29" office:value-type="string">
            <text:p text:style-name="P150"/>
          </table:table-cell>
        </table:table-row>
        <table:table-row>
          <table:table-cell table:style-name="Table10.A30" office:value-type="string">
            <text:p text:style-name="P191">Revise first estimate</text:p>
          </table:table-cell>
          <table:table-cell table:style-name="Table10.B30" office:value-type="string">
            <text:p text:style-name="P108"/>
          </table:table-cell>
          <table:table-cell table:style-name="Table10.C30" office:value-type="string">
            <text:p text:style-name="P108"/>
          </table:table-cell>
        </table:table-row>
        <table:table-row>
          <table:table-cell table:style-name="Table10.A31" office:value-type="string">
            <text:p text:style-name="P109">Apply the *Elements of Reasoning</text:p>
          </table:table-cell>
          <table:table-cell table:style-name="Table10.B31" office:value-type="string">
            <text:p text:style-name="P109">Complete template</text:p>
          </table:table-cell>
          <table:table-cell table:style-name="Table10.C31" office:value-type="string">
            <text:p text:style-name="P109"/>
          </table:table-cell>
        </table:table-row>
        <table:table-row>
          <table:table-cell table:style-name="Table10.A32" office:value-type="string">
            <text:p text:style-name="P109">Apply the *Intellectual Standards to Elements of Reasoning</text:p>
          </table:table-cell>
          <table:table-cell table:style-name="Table10.B32" office:value-type="string">
            <text:p text:style-name="P109">Complete checklist</text:p>
          </table:table-cell>
          <table:table-cell table:style-name="Table10.C32" office:value-type="string">
            <text:p text:style-name="P109"/>
          </table:table-cell>
        </table:table-row>
      </table:table>
      <text:p text:style-name="P219"/>
      <text:p text:style-name="P132"/>
      <text:p text:style-name="P252">II<text:span text:style-name="T171">I</text:span>. <text:tab/><text:span text:style-name="T171">Carry out the Plan</text:span> (Polya step <text:span text:style-name="T171">3</text:span>):</text:p>
      <text:p text:style-name="P116"><text:span text:style-name="Strong_20_Emphasis"><text:span text:style-name="T105">E</text:span></text:span><text:span text:style-name="Strong_20_Emphasis"><text:span text:style-name="T104">lements</text:span></text:span><text:span text:style-name="Strong_20_Emphasis"><text:span text:style-name="T100"> </text:span></text:span><text:span text:style-name="Strong_20_Emphasis"><text:span text:style-name="T101">of reasoning</text:span></text:span><text:span text:style-name="T100">: purpose, point of view, assumptions, implications and consequences, data and information, inferences and interpretations, concepts, and question at issue.</text:span></text:p>
      <text:p text:style-name="P247"><text:span text:style-name="T102">I</text:span><text:span text:style-name="T100">ntellectual </text:span><text:span text:style-name="T102">S</text:span><text:span text:style-name="Strong_20_Emphasis"><text:span text:style-name="T100">tandards</text:span></text:span><text:span text:style-name="T100"> such as clarity, accuracy, precision, relevance, depth, breadth, logic, significance, and fairness.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9">Strategies and Tasks</text:p>
          </table:table-cell>
          <table:table-cell table:style-name="Table2.A1" office:value-type="string">
            <text:p text:style-name="P99">Results</text:p>
          </table:table-cell>
        </table:table-row>
        <table:table-row>
          <table:table-cell table:style-name="Table2.A23" office:value-type="string">
            <text:p text:style-name="P232">Implement the soluition Plan</text:p>
          </table:table-cell>
          <table:table-cell table:style-name="Table2.B23" office:value-type="string">
            <text:p text:style-name="P195"/>
          </table:table-cell>
        </table:table-row>
        <table:table-row>
          <table:table-cell table:style-name="Table2.A23" office:value-type="string">
            <text:p text:style-name="P196">What questions are emerging for you as we think our way through this</text:p>
          </table:table-cell>
          <table:table-cell table:style-name="Table2.B23" office:value-type="string">
            <text:p text:style-name="P195"/>
          </table:table-cell>
        </table:table-row>
        <table:table-row>
          <table:table-cell table:style-name="Table2.A4" office:value-type="string">
            <text:p text:style-name="P192">Am I accurate at each step?</text:p>
            <text:p text:style-name="P192">How can I prove that my step is correct?</text:p>
            <text:p text:style-name="P192"/>
          </table:table-cell>
          <table:table-cell table:style-name="Table2.B4" office:value-type="string">
            <text:p text:style-name="P211">Make sure you are using concepts with care and precision</text:p>
          </table:table-cell>
        </table:table-row>
        <table:table-row>
          <table:table-cell table:style-name="Table2.A23" office:value-type="string">
            <text:p text:style-name="P192">Connect and analyze data – connect between data and unknowns consider </text:p>
          </table:table-cell>
          <table:table-cell table:style-name="Table2.B23" office:value-type="string">
            <text:p text:style-name="P195"/>
          </table:table-cell>
        </table:table-row>
        <table:table-row>
          <table:table-cell table:style-name="Table2.A23" office:value-type="string">
            <text:p text:style-name="P195">Am I hitting a “road block” in solving this problem?</text:p>
            <text:p text:style-name="P195"/>
          </table:table-cell>
          <table:table-cell table:style-name="Table2.B23" office:value-type="string">
            <text:p text:style-name="P242">Make sure you have gathered sufficient data</text:p>
            <text:p text:style-name="P244"/>
          </table:table-cell>
        </table:table-row>
        <table:table-row>
          <table:table-cell table:style-name="Table2.A23" office:value-type="string">
            <text:p text:style-name="P195">Do I need additional resources?</text:p>
          </table:table-cell>
          <table:table-cell table:style-name="Table2.B23" office:value-type="string">
            <text:p text:style-name="P195"/>
          </table:table-cell>
        </table:table-row>
        <table:table-row>
          <table:table-cell table:style-name="Table2.A23" office:value-type="string">
            <text:p text:style-name="P195">Should I change to a differetn represeantation to solve a step? Would a calcultor or technology be helpful?</text:p>
          </table:table-cell>
          <table:table-cell table:style-name="Table2.B23" office:value-type="string">
            <text:p text:style-name="P195"/>
          </table:table-cell>
        </table:table-row>
        <table:table-row>
          <table:table-cell table:style-name="Table2.A23" office:value-type="string">
            <text:p text:style-name="P195">Check periodiacally to make sure you are still on trarget question.</text:p>
          </table:table-cell>
          <table:table-cell table:style-name="Table2.B23" office:value-type="string">
            <text:p text:style-name="P242">Make sure that all data used is clear, accurate, and relevant to the problem at hand</text:p>
          </table:table-cell>
        </table:table-row>
        <table:table-row>
          <table:table-cell table:style-name="Table2.A23" office:value-type="string">
            <text:p text:style-name="P232">Breadth – Do we need to look at this in other ways/</text:p>
          </table:table-cell>
          <table:table-cell table:style-name="Table2.B23" office:value-type="string">
            <text:p text:style-name="P242">Make sure you have gathered sufficient data</text:p>
            <text:p text:style-name="P244"/>
          </table:table-cell>
        </table:table-row>
        <table:table-row>
          <table:table-cell table:style-name="Table2.A23" office:value-type="string">
            <text:p text:style-name="P113">Are we making additional assumptions?</text:p>
            <text:p text:style-name="P136"/>
            <text:p text:style-name="P136">assumptions – what have you taken for granted <text:s/>in thinking through the problems?<text:line-break/>should we accccept these assumotion or question them/</text:p>
          </table:table-cell>
          <table:table-cell table:style-name="Table2.B23" office:value-type="string">
            <text:p text:style-name="P126">Check you thing using intellectual standards – am I being clear? Accurate? Relevant? Logical?</text:p>
            <text:p text:style-name="P192">Have you seen it before?</text:p>
            <text:p text:style-name="P192">Do you know a related problem/</text:p>
            <text:p text:style-name="P192">Are you using all of the data?</text:p>
            <text:p text:style-name="P192">Relevance -does that help us with the problem?</text:p>
            <text:p text:style-name="P192">Do we need to look at this in to other ways?</text:p>
            <text:p text:style-name="P192">Does some of the information seem irrelevant? Or not needed</text:p>
            <text:p text:style-name="P192">SEER again</text:p>
            <text:p text:style-name="P192"><text:soft-page-break/></text:p>
            <text:p text:style-name="P192">Can you articulate another reasonable way of looking at the issue (breadth)</text:p>
            <text:p text:style-name="P192">Can you express the loci that you used (logic)</text:p>
            <text:p text:style-name="P192">Have you focused on the most significant issue in dealing with this problem? (significance)</text:p>
            <text:p text:style-name="P192">Ask students to explain what they are doing as they work through a problem</text:p>
            <text:p text:style-name="P128"/>
          </table:table-cell>
        </table:table-row>
        <table:table-row>
          <table:table-cell table:style-name="Table2.A23" office:value-type="string">
            <text:p text:style-name="P254">Provide scaffolding for difficult problems (e.g., break them into smaller and simpler problems, give hints about possible strategies, or provide partial solutions).</text:p>
            <text:p text:style-name="P253"/>
            <text:p text:style-name="P253">Information – at each step or intermediate step – ask – How can we check o see if the information is accurate?</text:p>
          </table:table-cell>
          <table:table-cell table:style-name="Table2.B23" office:value-type="string">
            <text:p text:style-name="P99"/>
          </table:table-cell>
        </table:table-row>
        <table:table-row>
          <table:table-cell table:style-name="Table2.A23" office:value-type="string">
            <text:p text:style-name="P192">Revise first estimate</text:p>
          </table:table-cell>
          <table:table-cell table:style-name="Table2.B23" office:value-type="string">
            <text:p text:style-name="P99"/>
          </table:table-cell>
        </table:table-row>
        <table:table-row>
          <table:table-cell table:style-name="Table2.A23" office:value-type="string">
            <text:p text:style-name="P192">Work backwards</text:p>
          </table:table-cell>
          <table:table-cell table:style-name="Table2.B23" office:value-type="string">
            <text:p text:style-name="P99"/>
          </table:table-cell>
        </table:table-row>
        <table:table-row>
          <table:table-cell table:style-name="Table2.A23" office:value-type="string">
            <text:p text:style-name="P192">Make a table and look for patterns</text:p>
          </table:table-cell>
          <table:table-cell table:style-name="Table2.B23" office:value-type="string">
            <text:p text:style-name="P195"/>
          </table:table-cell>
        </table:table-row>
        <table:table-row>
          <table:table-cell table:style-name="Table2.A16" office:value-type="string">
            <text:p text:style-name="P249"/>
            <text:p text:style-name="P249">Information – at each step or intermediate step – ask – How can we check o see if the information is accurate?</text:p>
          </table:table-cell>
          <table:table-cell table:style-name="Table2.B16" office:value-type="string">
            <text:p text:style-name="P99">Accuracy – How could we check on that?</text:p>
            <text:p text:style-name="P99">How could we find out if that is true?</text:p>
            <text:p text:style-name="P99">How can we verify or test that?</text:p>
            <text:p text:style-name="P99">Have all assumptions been challenged for legitimacy?</text:p>
          </table:table-cell>
        </table:table-row>
        <table:table-row>
          <table:table-cell table:style-name="Table2.A18" office:value-type="string">
            <text:p text:style-name="P192">show all of my work include partial solutions</text:p>
          </table:table-cell>
          <table:table-cell table:style-name="Table2.B18" office:value-type="string">
            <text:p text:style-name="P195"/>
          </table:table-cell>
        </table:table-row>
        <table:table-row>
          <table:table-cell table:style-name="Table2.A18" office:value-type="string">
            <text:p text:style-name="P192">keep track and save all results/data</text:p>
          </table:table-cell>
          <table:table-cell table:style-name="Table2.B18" office:value-type="string">
            <text:p text:style-name="P195"/>
          </table:table-cell>
        </table:table-row>
        <table:table-row>
          <table:table-cell table:style-name="Table2.A23" office:value-type="string">
            <text:p text:style-name="P192">compare attempts to solve similar problems</text:p>
          </table:table-cell>
          <table:table-cell table:style-name="Table2.B23" office:value-type="string">
            <text:p text:style-name="P195"/>
          </table:table-cell>
        </table:table-row>
        <table:table-row>
          <table:table-cell table:style-name="Table2.A23" office:value-type="string">
            <text:p text:style-name="P235">check answers for accuracy</text:p>
          </table:table-cell>
          <table:table-cell table:style-name="Table2.B23" office:value-type="string">
            <text:p text:style-name="P195"/>
          </table:table-cell>
        </table:table-row>
        <table:table-row>
          <table:table-cell table:style-name="Table2.A23" office:value-type="string">
            <text:p text:style-name="P235">revise plan</text:p>
          </table:table-cell>
          <table:table-cell table:style-name="Table2.B23" office:value-type="string">
            <text:p text:style-name="P195"/>
          </table:table-cell>
        </table:table-row>
        <table:table-row>
          <table:table-cell table:style-name="Table2.A23" office:value-type="string">
            <text:p text:style-name="P232">Consider the impact of alternative or unexpressed assumptions</text:p>
            <text:p text:style-name="P232">Consider the impact of removing assumptions</text:p>
          </table:table-cell>
          <table:table-cell table:style-name="Table2.B23" office:value-type="string">
            <text:p text:style-name="P195"/>
          </table:table-cell>
        </table:table-row>
        <table:table-row>
          <table:table-cell table:style-name="Table2.A23" office:value-type="string">
            <text:p text:style-name="P192">Does the answer make sense?</text:p>
            <text:p text:style-name="P192"><text:soft-page-break/>Am I being logical? Can I express the logic that I used?</text:p>
          </table:table-cell>
          <table:table-cell table:style-name="Table2.B23" office:value-type="string">
            <text:p text:style-name="P195"/>
          </table:table-cell>
        </table:table-row>
        <table:table-row>
          <table:table-cell table:style-name="Table2.A24" office:value-type="string">
            <text:p text:style-name="P201"/>
          </table:table-cell>
          <table:table-cell table:style-name="Table2.B24" office:value-type="string">
            <text:p text:style-name="P201"/>
          </table:table-cell>
        </table:table-row>
        <table:table-row>
          <table:table-cell table:style-name="Table2.A25" office:value-type="string">
            <text:p text:style-name="P201"/>
          </table:table-cell>
          <table:table-cell table:style-name="Table2.B25" office:value-type="string">
            <text:p text:style-name="P201"/>
          </table:table-cell>
        </table:table-row>
        <table:table-row>
          <table:table-cell table:style-name="Table2.A26" office:value-type="string">
            <text:p text:style-name="P201"/>
          </table:table-cell>
          <table:table-cell table:style-name="Table2.B26" office:value-type="string">
            <text:p text:style-name="P201"/>
          </table:table-cell>
        </table:table-row>
        <table:table-row>
          <table:table-cell table:style-name="Table2.A27" office:value-type="string">
            <text:p text:style-name="P200"/>
          </table:table-cell>
          <table:table-cell table:style-name="Table2.B27" office:value-type="string">
            <text:p text:style-name="P102"/>
          </table:table-cell>
        </table:table-row>
        <table:table-row>
          <table:table-cell table:style-name="Table2.A28" office:value-type="string">
            <text:p text:style-name="P102"/>
          </table:table-cell>
          <table:table-cell table:style-name="Table2.B28" office:value-type="string">
            <text:p text:style-name="P102"/>
          </table:table-cell>
        </table:table-row>
        <table:table-row>
          <table:table-cell table:style-name="Table2.A29" office:value-type="string">
            <text:p text:style-name="P102"/>
          </table:table-cell>
          <table:table-cell table:style-name="Table2.B29" office:value-type="string">
            <text:p text:style-name="P102"/>
          </table:table-cell>
        </table:table-row>
      </table:table>
      <text:p text:style-name="P200"/>
      <text:p text:style-name="P200"/>
      <text:p text:style-name="P20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2">Element</text:p>
          </table:table-cell>
          <table:table-cell table:style-name="Table4.A1" office:value-type="string">
            <text:p text:style-name="P102">Standard</text:p>
          </table:table-cell>
          <table:table-cell table:style-name="Table4.C1" office:value-type="string">
            <text:p text:style-name="P102">Methods</text:p>
          </table:table-cell>
        </table:table-row>
        <table:table-row>
          <table:table-cell table:style-name="Table4.A7" office:value-type="string">
            <text:p text:style-name="P203"/>
            <text:p text:style-name="P203"/>
          </table:table-cell>
          <table:table-cell table:style-name="Table4.B7" office:value-type="string">
            <text:p text:style-name="P204"/>
          </table:table-cell>
          <table:table-cell table:style-name="Table4.C7" office:value-type="string">
            <text:p text:style-name="P200">monitor how well he or she is arriving at conclusion?</text:p>
            <text:p text:style-name="P200">Allow for mistakes/errors</text:p>
            <text:p text:style-name="P200">Allow student to ask and pursue “what – if” questions</text:p>
            <text:p text:style-name="P200">How can we check to see if the information you are using is accurate? (accuracy)</text:p>
            <text:p text:style-name="P200">How to you know that what you are doing is relevant to the</text:p>
            <text:p text:style-name="P200">Check periodically to make sure you are still on target question? (relevance)</text:p>
            <text:p text:style-name="P200"/>
            <text:p text:style-name="P200">Can you seed clearly that the step is correct/</text:p>
            <text:p text:style-name="P200">Can you prove that it is correct?</text:p>
            <text:p text:style-name="P200">keep track and save all results/data</text:p>
            <text:p text:style-name="P200">show all of my work include partial solutions</text:p>
            <text:p text:style-name="P200">compare attempts to solve similar problems</text:p>
            <text:p text:style-name="P200">check answers for accuracy</text:p>
            <text:p text:style-name="P200">revise plan</text:p>
            <text:p text:style-name="P200">How can I check my answer?</text:p>
            <text:p text:style-name="P200">Can I work the problem using a different method?</text:p>
            <text:p text:style-name="P200">Does the answer make sense?</text:p>
            <text:p text:style-name="P200">Am I being logical?</text:p>
          </table:table-cell>
        </table:table-row>
        <table:table-row>
          <table:table-cell table:style-name="Table4.A7" office:value-type="string">
            <text:p text:style-name="P102"/>
            <text:p text:style-name="P102"/>
          </table:table-cell>
          <table:table-cell table:style-name="Table4.B7" office:value-type="string">
            <text:p text:style-name="P102"/>
          </table:table-cell>
          <table:table-cell table:style-name="Table4.C7" office:value-type="string">
            <text:p text:style-name="P102"/>
          </table:table-cell>
        </table:table-row>
        <table:table-row>
          <table:table-cell table:style-name="Table4.A7" office:value-type="string">
            <text:p text:style-name="P236"/>
          </table:table-cell>
          <table:table-cell table:style-name="Table4.B7" office:value-type="string">
            <text:p text:style-name="P102"/>
          </table:table-cell>
          <table:table-cell table:style-name="Table4.C7" office:value-type="string">
            <text:p text:style-name="P102"/>
          </table:table-cell>
        </table:table-row>
        <text:soft-page-break/>
        <table:table-row>
          <table:table-cell table:style-name="Table4.A7" office:value-type="string">
            <text:p text:style-name="P102"/>
          </table:table-cell>
          <table:table-cell table:style-name="Table4.B7" office:value-type="string">
            <text:p text:style-name="P102"/>
          </table:table-cell>
          <table:table-cell table:style-name="Table4.C7" office:value-type="string">
            <text:p text:style-name="P102"/>
          </table:table-cell>
        </table:table-row>
        <table:table-row>
          <table:table-cell table:style-name="Table4.A7" office:value-type="string">
            <text:p text:style-name="P102"/>
          </table:table-cell>
          <table:table-cell table:style-name="Table4.B7" office:value-type="string">
            <text:p text:style-name="P102"/>
          </table:table-cell>
          <table:table-cell table:style-name="Table4.C7" office:value-type="string">
            <text:p text:style-name="P102"/>
          </table:table-cell>
        </table:table-row>
        <table:table-row>
          <table:table-cell table:style-name="Table4.A7" office:value-type="string">
            <text:p text:style-name="P102"/>
          </table:table-cell>
          <table:table-cell table:style-name="Table4.B7" office:value-type="string">
            <text:p text:style-name="P102"/>
          </table:table-cell>
          <table:table-cell table:style-name="Table4.C7" office:value-type="string">
            <text:p text:style-name="P102"/>
          </table:table-cell>
        </table:table-row>
      </table:table>
      <text:p text:style-name="P200"/>
      <text:p text:style-name="P200"/>
      <text:p text:style-name="P200"/>
      <text:p text:style-name="P133"/>
      <text:p text:style-name="P133"/>
      <text:p text:style-name="P125"/>
      <text:p text:style-name="P250">IV.<text:tab/>Reflecting on the Problem</text:p>
      <text:p text:style-name="P117"><text:span text:style-name="Strong_20_Emphasis"><text:span text:style-name="T107">Elements</text:span></text:span><text:span text:style-name="Strong_20_Emphasis"><text:span text:style-name="T103"> of reasoning</text:span></text:span><text:span text:style-name="T100">: purpose, point of view, assumptions, implications and consequences, data and information, inferences and interpretations, concepts, and question at issue.</text:span></text:p>
      <text:p text:style-name="P248"><text:span text:style-name="T100">Intellectual S</text:span><text:span text:style-name="Strong_20_Emphasis"><text:span text:style-name="T103">tandards</text:span></text:span><text:span text:style-name="T100"> such as clarity, accuracy, precision, relevance, depth, breadth, logic, significance, and fairness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3">Strategies and Tasks</text:p>
          </table:table-cell>
          <table:table-cell table:style-name="Table11.A1" office:value-type="string">
            <text:p text:style-name="P103">Results</text:p>
          </table:table-cell>
        </table:table-row>
        <table:table-row>
          <table:table-cell table:style-name="Table11.A23" office:value-type="string">
            <text:p text:style-name="P193">Did the plan work </text:p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logic – Does our conclusion follow from the evidence?</text:p>
            <text:p text:style-name="P193"/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Show and discuss solutions Show and name different strategies </text:p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Relate to previously solved problems Demonstrate general applicability of or have students solve extensions problem solving strategies </text:p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Discuss special features, e.g. pictures Show how features may influence approach </text:p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Verify conclusion in different ways – different <text:span text:style-name="T81">pathway</text:span></text:p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Can I make well-reasoned conclusions and solutions – testing them against relevant criteria and standards</text:p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Identify assumptions they led you to your conclusions</text:p>
            <text:p text:style-name="P193"/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Search for negative as well as positive implications within the context of Implications:</text:p>
            <text:p text:style-name="P193"/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What would I have done differently in attempting to solve this problem?</text:p>
            <text:p text:style-name="P193">the problem (technical, social, environments, ethical)</text:p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Practical consequ3nd3w of the solution within the context of <text:soft-page-break/>the problem solving Does the answer make sense? -</text:p>
            <text:p text:style-name="P193">Does it seem reasonable?</text:p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233">Consider the impact of alternative or unexpressed assumptions</text:p>
            <text:p text:style-name="P233">Consider the impact of removing assumptions</text:p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What did I learn? Can I connect it to a different problem?</text:p>
            <text:p text:style-name="P193"/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Can I remember what I did?</text:p>
            <text:p text:style-name="P193"/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What new connections between content did you learn from solving the problem?</text:p>
            <text:p text:style-name="P193"/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Can you interpret your work in a practical or meaningful way?</text:p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Was the solution a surprise? Does it seem reasonable? Why/why not?</text:p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Analyze the process to understand important contributors</text:p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00">Accuracy – How could we check on that?</text:p>
            <text:p text:style-name="P100">How could we find out if that is true?</text:p>
            <text:p text:style-name="P101">How can we verify or test that?</text:p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Evaluate the effects – standardize the process correct assumptions made?</text:p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Work backward up the model one step at a time if it was not effective</text:p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3" office:value-type="string">
            <text:p text:style-name="P193">Can you check the result?</text:p>
          </table:table-cell>
          <table:table-cell table:style-name="Table11.B23" office:value-type="string">
            <text:p text:style-name="P103"/>
          </table:table-cell>
        </table:table-row>
        <table:table-row>
          <table:table-cell table:style-name="Table11.A28" office:value-type="string">
            <text:p text:style-name="P193">Does the argument make sense?</text:p>
            <text:p text:style-name="P193"/>
            <text:p text:style-name="P193">Did you answer all parts of the problem? </text:p>
          </table:table-cell>
          <table:table-cell table:style-name="Table11.B28" office:value-type="string">
            <text:p text:style-name="P103"/>
          </table:table-cell>
        </table:table-row>
        <text:soft-page-break/>
        <table:table-row>
          <table:table-cell table:style-name="Table11.A28" office:value-type="string">
            <text:p text:style-name="P193">Does your answer make sense?</text:p>
          </table:table-cell>
          <table:table-cell table:style-name="Table11.B28" office:value-type="string">
            <text:p text:style-name="P103"/>
          </table:table-cell>
        </table:table-row>
        <table:table-row>
          <table:table-cell table:style-name="Table11.A28" office:value-type="string">
            <text:p text:style-name="P193">What did you learn from completing the problem?</text:p>
          </table:table-cell>
          <table:table-cell table:style-name="Table11.B28" office:value-type="string">
            <text:p text:style-name="P103"/>
          </table:table-cell>
        </table:table-row>
        <table:table-row>
          <table:table-cell table:style-name="Table11.A28" office:value-type="string">
            <text:p text:style-name="P127">Extend the problem</text:p>
            <text:p text:style-name="P193">Can you use the results of or the method, for some other problem</text:p>
          </table:table-cell>
          <table:table-cell table:style-name="Table11.B28" office:value-type="string">
            <text:p text:style-name="P103"/>
          </table:table-cell>
        </table:table-row>
        <table:table-row>
          <table:table-cell table:style-name="Table11.A28" office:value-type="string">
            <text:p text:style-name="P193">If I encountered a similar problem in the future, how could I better solve it?</text:p>
          </table:table-cell>
          <table:table-cell table:style-name="Table11.B28" office:value-type="string">
            <text:p text:style-name="P103"/>
          </table:table-cell>
        </table:table-row>
        <table:table-row>
          <table:table-cell table:style-name="Table11.A29" office:value-type="string">
            <text:p text:style-name="P193"><text:s/>Is the answer unique or are there others? Can I explain my answer in the context of the problem?</text:p>
          </table:table-cell>
          <table:table-cell table:style-name="Table11.B29" office:value-type="string">
            <text:p text:style-name="P103"/>
          </table:table-cell>
        </table:table-row>
        <table:table-row>
          <table:table-cell table:style-name="Table11.A30" office:value-type="string">
            <text:p text:style-name="P193">How can I check my work for accuracy? - check against standards – accuracy clarity, depth</text:p>
          </table:table-cell>
          <table:table-cell table:style-name="Table11.B30" office:value-type="string">
            <text:p text:style-name="P103"/>
          </table:table-cell>
        </table:table-row>
        <table:table-row>
          <table:table-cell table:style-name="Table11.A31" office:value-type="string">
            <text:p text:style-name="P194">Add new ideas to the list and underline those ideas you are confident you can explain. </text:p>
            <text:p text:style-name="P194">Do you see interconnected relationships?</text:p>
            <text:p text:style-name="P193"/>
          </table:table-cell>
          <table:table-cell table:style-name="Table11.B31" office:value-type="string">
            <text:p text:style-name="P103"/>
          </table:table-cell>
        </table:table-row>
      </table:table>
      <text:p text:style-name="P202"/>
      <text:p text:style-name="P220"/>
      <text:p text:style-name="P205">Table 2 (Adapted from Lester, Garofalo, &amp; Kroll, 1989, P. 26)</text:p>
      <text:p text:style-name="P206"/>
      <text:p text:style-name="P207"/>
      <text:p text:style-name="P207"/>
      <text:p text:style-name="P208">V. </text:p>
      <text:p text:style-name="P207"/>
      <text:p text:style-name="P207">Notes:</text:p>
      <text:p text:style-name="P207">See Elder and Paul checklist for reasoning</text:p>
      <text:p text:style-name="P207">standards: clarity accuracy, relevance, significance, logic, completeness</text:p>
      <text:p text:style-name="P207">Coach for rewarding perseverance, effort, develop confidence in reasoning, autonomy</text:p>
      <text:p text:style-name="P2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style:contextual-spacing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5:10:53.715000000</meta:creation-date>
    <dc:date>2014-01-08T22:57:48.077000000</dc:date>
    <meta:editing-duration>PT15H9M9S</meta:editing-duration>
    <meta:editing-cycles>13</meta:editing-cycles>
    <meta:generator>LibreOffice/4.1.4.2$Windows_x86 LibreOffice_project/0a0440ccc0227ad9829de5f46be37cfb6edcf72</meta:generator>
    <meta:document-statistic meta:table-count="6" meta:image-count="0" meta:object-count="0" meta:page-count="23" meta:paragraph-count="409" meta:word-count="4221" meta:character-count="27425" meta:non-whitespace-character-count="23507"/>
  </office:meta>
</office:document-meta>
</file>